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Pictures/10000201000000C80000002DA259C03A3A84793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Calibri" svg:font-family="Calibri" style:font-family-generic="swiss"/>
    <style:font-face style:name="Calibri1"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7mm"/>
    </style:style>
    <style:style style:name="co2" style:family="table-column">
      <style:table-column-properties fo:break-before="auto" style:column-width="87.77mm"/>
    </style:style>
    <style:style style:name="co3" style:family="table-column">
      <style:table-column-properties fo:break-before="auto" style:column-width="67.73mm"/>
    </style:style>
    <style:style style:name="co4" style:family="table-column">
      <style:table-column-properties fo:break-before="auto" style:column-width="32.1mm"/>
    </style:style>
    <style:style style:name="co5" style:family="table-column">
      <style:table-column-properties fo:break-before="auto" style:column-width="25.75mm"/>
    </style:style>
    <style:style style:name="co6" style:family="table-column">
      <style:table-column-properties fo:break-before="auto" style:column-width="23.64mm"/>
    </style:style>
    <style:style style:name="co7" style:family="table-column">
      <style:table-column-properties fo:break-before="auto" style:column-width="22.58mm"/>
    </style:style>
    <style:style style:name="co8" style:family="table-column">
      <style:table-column-properties fo:break-before="auto" style:column-width="215.25mm"/>
    </style:style>
    <style:style style:name="ro1" style:family="table-row">
      <style:table-row-properties style:row-height="10.58mm" fo:break-before="auto" style:use-optimal-row-height="false"/>
    </style:style>
    <style:style style:name="ro2" style:family="table-row">
      <style:table-row-properties style:row-height="5.29mm" fo:break-before="auto" style:use-optimal-row-height="false"/>
    </style:style>
    <style:style style:name="ro3" style:family="table-row">
      <style:table-row-properties style:row-height="16.4mm" fo:break-before="auto" style:use-optimal-row-height="false"/>
    </style:style>
    <style:style style:name="ro4" style:family="table-row">
      <style:table-row-properties style:row-height="5.56mm" fo:break-before="auto" style:use-optimal-row-height="true"/>
    </style:style>
    <style:style style:name="ro5" style:family="table-row">
      <style:table-row-properties style:row-height="9.53mm" fo:break-before="auto" style:use-optimal-row-height="false"/>
    </style:style>
    <style:style style:name="ro6" style:family="table-row">
      <style:table-row-properties style:row-height="9.26mm" fo:break-before="auto" style:use-optimal-row-height="true"/>
    </style:style>
    <style:style style:name="ro7" style:family="table-row">
      <style:table-row-properties style:row-height="31.49mm" fo:break-before="auto" style:use-optimal-row-height="false"/>
    </style:style>
    <style:style style:name="ro8" style:family="table-row">
      <style:table-row-properties style:row-height="9.26mm" fo:break-before="auto" style:use-optimal-row-height="false"/>
    </style:style>
    <style:style style:name="ro9" style:family="table-row">
      <style:table-row-properties style:row-height="77.52mm" fo:break-before="auto" style:use-optimal-row-height="false"/>
    </style:style>
    <style:style style:name="ro10" style:family="table-row">
      <style:table-row-properties style:row-height="26.46mm" fo:break-before="auto" style:use-optimal-row-height="true"/>
    </style:style>
    <style:style style:name="ro11" style:family="table-row">
      <style:table-row-properties style:row-height="9.86mm" fo:break-before="auto" style:use-optimal-row-height="false"/>
    </style:style>
    <style:style style:name="ro12" style:family="table-row">
      <style:table-row-properties style:row-height="10.58mm" fo:break-before="auto" style:use-optimal-row-height="true"/>
    </style:style>
    <style:style style:name="ro13" style:family="table-row">
      <style:table-row-properties style:row-height="31.75mm" fo:break-before="auto" style:use-optimal-row-height="false"/>
    </style:style>
    <style:style style:name="ro14" style:family="table-row">
      <style:table-row-properties style:row-height="32.28mm" fo:break-before="auto" style:use-optimal-row-height="false"/>
    </style:style>
    <style:style style:name="ro15" style:family="table-row">
      <style:table-row-properties style:row-height="4.5mm" fo:break-before="auto" style:use-optimal-row-height="true"/>
    </style:style>
    <style:style style:name="ta1" style:family="table" style:master-page-name="PageStyle_5f_PlanningProjet">
      <style:table-properties table:display="true" style:writing-mode="lr-tb"/>
    </style:style>
    <style:style style:name="ta2" style:family="table" style:master-page-name="PageStyle_5f_À_20_propos_20_de">
      <style:table-properties table:display="true" style:writing-mode="lr-tb"/>
    </style:style>
    <number:date-style style:name="N75" number:automatic-order="true">
      <number:day/>
      <number:text> </number:text>
      <number:month number:textual="true"/>
      <number:text> </number:text>
      <number:year number:style="long"/>
    </number:date-style>
    <style:style style:name="ce1" style:family="table-cell" style:parent-style-name="zTexteMasqué">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style>
    <style:style style:name="ce2" style:family="table-cell" style:parent-style-name="zTexteMasqué">
      <style:table-cell-properties style:rotation-align="none"/>
    </style:style>
    <style:style style:name="ce3" style:family="table-cell" style:parent-style-name="Excel_20_Built-in_20_Title"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mm" style:writing-mode="page"/>
    </style:style>
    <style:style style:name="ce4" style:family="table-cell" style:parent-style-name="Excel_20_Built-in_20_Heading_20_1" style:data-style-name="N0">
      <style:table-cell-properties style:cell-protect="protected" style:print-content="true"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style>
    <style:style style:name="ce5" style:family="table-cell" style:parent-style-name="Excel_20_Built-in_20_Heading_20_2" style:data-style-name="N0">
      <style:table-cell-properties style:cell-protect="protected" style:print-content="true" fo:background-color="transparent" style:rotation-align="none"/>
    </style:style>
    <style:style style:name="ce6" style:family="table-cell" style:parent-style-name="Default">
      <style:table-cell-properties fo:border-bottom="0.74pt solid #a6a6a6" style:diagonal-bl-tr="none" style:diagonal-tl-br="none" fo:border-left="none" fo:border-right="none" style:rotation-align="none" fo:border-top="none"/>
    </style:style>
    <style:style style:name="ce7" style:family="table-cell" style:parent-style-name="Default">
      <style:table-cell-properties fo:border-bottom="none" fo:background-color="#595959" style:diagonal-bl-tr="none" style:diagonal-tl-br="none" style:text-align-source="fix" style:repeat-content="false" fo:wrap-option="no-wrap" fo:border-left="none" style:direction="ltr" fo:border-right="none" style:rotation-angle="0" style:rotation-align="none" style:shrink-to-fit="false" fo:border-top="0.74pt solid #a6a6a6" style:vertical-align="middle" loext:vertical-justify="auto"/>
      <style:paragraph-properties fo:text-align="start" css3t:text-justify="auto" fo:margin-left="6.51mm" style:writing-mode="page"/>
      <style:text-properties fo:color="#ffffff" style:text-outline="false" style:text-line-through-style="none" style:text-line-through-type="none" style:font-name="Calibri" fo:font-size="9pt" fo:font-style="normal" fo:text-shadow="none" style:text-underline-style="none" fo:font-weight="bold" style:font-size-asian="9pt" style:font-style-asian="normal" style:font-weight-asian="bold" style:font-name-complex="Calibri" style:font-size-complex="9pt" style:font-style-complex="normal" style:font-weight-complex="bold"/>
    </style:style>
    <style:style style:name="ce8" style:family="table-cell" style:parent-style-name="Default">
      <style:table-cell-properties fo:border-bottom="1.76pt solid #d9d9d9" fo:background-color="#b9cde5"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6.51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 style:family="table-cell" style:parent-style-name="Tâche">
      <style:table-cell-properties fo:background-color="#dce6f2" style:rotation-align="none"/>
    </style:style>
    <style:style style:name="ce10" style:family="table-cell" style:parent-style-name="Default">
      <style:table-cell-properties fo:border-bottom="1.76pt solid #d9d9d9" fo:background-color="#e6b9b8"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6.51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 style:family="table-cell" style:parent-style-name="Tâche">
      <style:table-cell-properties fo:background-color="#f2dcdb" style:rotation-align="none"/>
    </style:style>
    <style:style style:name="ce12" style:family="table-cell" style:parent-style-name="Default">
      <style:table-cell-properties fo:border-bottom="1.76pt solid #d9d9d9" fo:background-color="#d7e4bd"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6.51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 style:family="table-cell" style:parent-style-name="Tâche">
      <style:table-cell-properties fo:background-color="#ebf1de" style:rotation-align="none"/>
    </style:style>
    <style:style style:name="ce14" style:family="table-cell" style:parent-style-name="Default">
      <style:table-cell-properties fo:border-bottom="1.76pt solid #d9d9d9" fo:background-color="#ccc1da"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6.51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 style:family="table-cell" style:parent-style-name="Tâche">
      <style:table-cell-properties fo:background-color="#e6e0ec" style:rotation-align="none"/>
    </style:style>
    <style:style style:name="ce16" style:family="table-cell" style:parent-style-name="Tâche">
      <style:table-cell-properties fo:background-color="transparent" style:rotation-align="none"/>
    </style:style>
    <style:style style:name="ce17" style:family="table-cell" style:parent-style-name="Default">
      <style:table-cell-properties fo:border-bottom="1.76pt solid #d9d9d9" fo:background-color="#f2f2f2"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6.51mm" style:writing-mode="page"/>
      <style:text-properties fo:color="#000000" style:text-outline="false" style:text-line-through-style="none" style:text-line-through-type="none" style:font-name="Calibri" fo:font-size="9pt" fo:font-style="italic" fo:text-shadow="none" style:text-underline-style="none" fo:font-weight="normal" style:font-size-asian="9pt" style:font-style-asian="italic" style:font-weight-asian="normal" style:font-name-complex="Calibri" style:font-size-complex="9pt" style:font-style-complex="italic" style:font-weight-complex="normal"/>
    </style:style>
    <style:style style:name="ce1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376092"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name-complex="Calibri" style:font-size-complex="20pt" style:font-style-complex="normal" style:font-weight-complex="bold"/>
    </style:style>
    <style:style style:name="ce19" style:family="table-cell" style:parent-style-name="Excel_20_Built-in_20_Heading_20_3" style:data-style-name="N0">
      <style:table-cell-properties fo:border-bottom="none" style:cell-protect="protected" style:print-content="true" fo:background-color="transparent" fo:border-left="none" fo:border-right="0.74pt solid #a6a6a6" style:rotation-align="none" fo:border-top="none"/>
    </style:style>
    <style:style style:name="ce20" style:family="table-cell" style:parent-style-name="Default">
      <style:table-cell-properties fo:border-bottom="none" fo:background-color="#595959" style:diagonal-bl-tr="none" style:diagonal-tl-br="none" style:text-align-source="fix" style:repeat-content="false" fo:wrap-option="wrap" fo:border-left="none" style:direction="ltr" fo:border-right="none" style:rotation-angle="0" style:rotation-align="none" style:shrink-to-fit="false" fo:border-top="0.74pt solid #a6a6a6"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Calibri" fo:font-size="9pt" fo:font-style="normal" fo:text-shadow="none" style:text-underline-style="none" fo:font-weight="bold" style:font-size-asian="9pt" style:font-style-asian="normal" style:font-weight-asian="bold" style:font-name-complex="Calibri" style:font-size-complex="9pt" style:font-style-complex="normal" style:font-weight-complex="bold"/>
    </style:style>
    <style:style style:name="ce2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style>
    <style:style style:name="ce22" style:family="table-cell" style:parent-style-name="Nom">
      <style:table-cell-properties fo:background-color="#b9cde5" style:rotation-align="none"/>
    </style:style>
    <style:style style:name="ce23" style:family="table-cell" style:parent-style-name="Nom">
      <style:table-cell-properties fo:background-color="#dce6f2" style:rotation-align="none"/>
    </style:style>
    <style:style style:name="ce24" style:family="table-cell" style:parent-style-name="Nom">
      <style:table-cell-properties fo:background-color="#e6b9b8" style:rotation-align="none"/>
    </style:style>
    <style:style style:name="ce25" style:family="table-cell" style:parent-style-name="Nom">
      <style:table-cell-properties fo:background-color="#f2dcdb" style:rotation-align="none"/>
    </style:style>
    <style:style style:name="ce26" style:family="table-cell" style:parent-style-name="Nom">
      <style:table-cell-properties fo:background-color="#d7e4bd" style:rotation-align="none"/>
    </style:style>
    <style:style style:name="ce27" style:family="table-cell" style:parent-style-name="Nom">
      <style:table-cell-properties fo:background-color="#ebf1de" style:rotation-align="none"/>
    </style:style>
    <style:style style:name="ce28" style:family="table-cell" style:parent-style-name="Nom">
      <style:table-cell-properties fo:background-color="#ccc1da" style:rotation-align="none"/>
    </style:style>
    <style:style style:name="ce29" style:family="table-cell" style:parent-style-name="Nom">
      <style:table-cell-properties fo:background-color="#e6e0ec" style:rotation-align="none"/>
    </style:style>
    <style:style style:name="ce30" style:family="table-cell" style:parent-style-name="Nom">
      <style:table-cell-properties fo:background-color="transparent" style:rotation-align="none"/>
    </style:style>
    <style:style style:name="ce31" style:family="table-cell" style:parent-style-name="Default">
      <style:table-cell-properties fo:border-bottom="1.76pt solid #d9d9d9" fo:background-color="#f2f2f2"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style>
    <style:style style:name="ce32" style:family="table-cell" style:parent-style-name="Default">
      <style:table-cell-properties style:rotation-align="none"/>
      <style:text-properties fo:color="#7f7f7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3"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7f7f7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 style:family="table-cell" style:parent-style-name="Default">
      <style:table-cell-properties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35" style:family="table-cell" style:parent-style-name="Excel_20_Built-in_20_Heading_20_3" style:data-style-name="N0">
      <style:table-cell-properties fo:border-bottom="none" style:cell-protect="protected" style:print-content="true" style:diagonal-bl-tr="none" style:diagonal-tl-br="none" fo:background-color="transparent" fo:border-left="none" fo:border-right="0.74pt solid #a6a6a6" style:rotation-align="none" fo:border-top="none"/>
    </style:style>
    <style:style style:name="ce36" style:family="table-cell" style:parent-style-name="Default"/>
    <style:style style:name="ce37" style:family="table-cell" style:parent-style-name="Excel_20_Built-in_20_Percent">
      <style:table-cell-properties fo:border-bottom="1.76pt solid #d9d9d9" fo:background-color="#b9cde5"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8" style:family="table-cell" style:parent-style-name="Excel_20_Built-in_20_Percent">
      <style:table-cell-properties fo:border-bottom="1.76pt solid #d9d9d9" fo:background-color="#dce6f2"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9" style:family="table-cell" style:parent-style-name="Excel_20_Built-in_20_Percent">
      <style:table-cell-properties fo:border-bottom="1.76pt solid #d9d9d9" fo:background-color="#e6b9b8"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0" style:family="table-cell" style:parent-style-name="Excel_20_Built-in_20_Percent">
      <style:table-cell-properties fo:border-bottom="1.76pt solid #d9d9d9" fo:background-color="#f2dcdb"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1" style:family="table-cell" style:parent-style-name="Excel_20_Built-in_20_Percent">
      <style:table-cell-properties fo:border-bottom="1.76pt solid #d9d9d9" fo:background-color="#d7e4bd"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2" style:family="table-cell" style:parent-style-name="Excel_20_Built-in_20_Percent">
      <style:table-cell-properties fo:border-bottom="1.76pt solid #d9d9d9" fo:background-color="#ebf1de"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3" style:family="table-cell" style:parent-style-name="Excel_20_Built-in_20_Percent">
      <style:table-cell-properties fo:border-bottom="1.76pt solid #d9d9d9" fo:background-color="#ccc1da"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4" style:family="table-cell" style:parent-style-name="Excel_20_Built-in_20_Percent">
      <style:table-cell-properties fo:border-bottom="1.76pt solid #d9d9d9" fo:background-color="#e6e0ec"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5" style:family="table-cell" style:parent-style-name="Excel_20_Built-in_20_Percent">
      <style:table-cell-properties fo:border-bottom="1.76pt solid #d9d9d9"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6" style:family="table-cell" style:parent-style-name="Excel_20_Built-in_20_Percent">
      <style:table-cell-properties fo:border-bottom="1.76pt solid #d9d9d9" fo:background-color="#f2f2f2"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4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49" style:family="table-cell" style:parent-style-name="Début_20_du_20_projet">
      <style:table-cell-properties fo:border="0.74pt solid #a6a6a6" style:rotation-align="none"/>
    </style:style>
    <style:style style:name="ce50" style:family="table-cell" style:parent-style-name="Default">
      <style:table-cell-properties style:diagonal-bl-tr="none" style:diagonal-tl-br="none" style:text-align-source="fix" style:repeat-content="false" fo:wrap-option="no-wrap" fo:border="0.74pt solid #a6a6a6" style:direction="ltr" style:rotation-angle="0" style:rotation-align="none" style:shrink-to-fit="false" style:vertical-align="middle" loext:vertical-justify="auto"/>
      <style:paragraph-properties fo:text-align="center" css3t:text-justify="auto" fo:margin-left="0mm" style:writing-mode="page"/>
    </style:style>
    <style:style style:name="ce51" style:family="table-cell" style:parent-style-name="Default" style:data-style-name="N115">
      <style:table-cell-properties fo:border-bottom="1.76pt solid #d9d9d9" fo:background-color="#b9cde5"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style>
    <style:style style:name="ce52" style:family="table-cell" style:parent-style-name="Date" style:data-style-name="N115">
      <style:table-cell-properties fo:background-color="#dce6f2" style:rotation-align="none"/>
    </style:style>
    <style:style style:name="ce53" style:family="table-cell" style:parent-style-name="Default" style:data-style-name="N115">
      <style:table-cell-properties fo:border-bottom="1.76pt solid #d9d9d9" fo:background-color="#e6b9b8"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style>
    <style:style style:name="ce54" style:family="table-cell" style:parent-style-name="Date" style:data-style-name="N115">
      <style:table-cell-properties fo:background-color="#f2dcdb" style:rotation-align="none"/>
    </style:style>
    <style:style style:name="ce55" style:family="table-cell" style:parent-style-name="Default" style:data-style-name="N115">
      <style:table-cell-properties fo:border-bottom="1.76pt solid #d9d9d9" fo:background-color="#d7e4bd"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style>
    <style:style style:name="ce56" style:family="table-cell" style:parent-style-name="Date" style:data-style-name="N115">
      <style:table-cell-properties fo:background-color="#ebf1de" style:rotation-align="none"/>
    </style:style>
    <style:style style:name="ce57" style:family="table-cell" style:parent-style-name="Default" style:data-style-name="N115">
      <style:table-cell-properties fo:border-bottom="1.76pt solid #d9d9d9" fo:background-color="#ccc1da"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style>
    <style:style style:name="ce58" style:family="table-cell" style:parent-style-name="Date" style:data-style-name="N115">
      <style:table-cell-properties fo:background-color="#e6e0ec" style:rotation-align="none"/>
    </style:style>
    <style:style style:name="ce59" style:family="table-cell" style:parent-style-name="Date" style:data-style-name="N115">
      <style:table-cell-properties fo:background-color="transparent" style:rotation-align="none"/>
    </style:style>
    <style:style style:name="ce60" style:family="table-cell" style:parent-style-name="Default" style:data-style-name="N115">
      <style:table-cell-properties fo:border-bottom="1.76pt solid #d9d9d9" fo:background-color="#f2f2f2"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style>
    <style:style style:name="ce6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62" style:family="table-cell" style:parent-style-name="Début_20_du_20_projet">
      <style:table-cell-properties style:rotation-align="none"/>
    </style:style>
    <style:style style:name="ce63" style:family="table-cell" style:parent-style-name="Default" style:data-style-name="N115">
      <style:table-cell-properties fo:border-bottom="1.76pt solid #d9d9d9" fo:background-color="#b9cde5"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4" style:family="table-cell" style:parent-style-name="Default" style:data-style-name="N115">
      <style:table-cell-properties fo:border-bottom="1.76pt solid #d9d9d9" fo:background-color="#e6b9b8"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5" style:family="table-cell" style:parent-style-name="Default" style:data-style-name="N115">
      <style:table-cell-properties fo:border-bottom="1.76pt solid #d9d9d9" fo:background-color="#d7e4bd"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6" style:family="table-cell" style:parent-style-name="Default" style:data-style-name="N115">
      <style:table-cell-properties fo:border-bottom="1.76pt solid #d9d9d9" fo:background-color="#ccc1da"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8" style:family="table-cell" style:parent-style-name="Default">
      <style:table-cell-properties fo:border-bottom="1.76pt solid #d9d9d9"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9" style:family="table-cell" style:parent-style-name="Default">
      <style:table-cell-properties fo:border-bottom="1.76pt solid #d9d9d9" fo:background-color="#f2f2f2"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mm" style:writing-mode="page"/>
    </style:style>
    <style:style style:name="ce71"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mm" style:writing-mode="page"/>
      <style:text-properties fo:color="#7f7f7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2" style:family="table-cell" style:parent-style-name="Default" style:data-style-name="N75">
      <style:table-cell-properties fo:border-bottom="none" fo:background-color="#d9d9d9" style:diagonal-bl-tr="none" style:diagonal-tl-br="none" style:text-align-source="fix" style:repeat-content="false" fo:wrap-option="wrap" fo:border-left="0.74pt solid #a6a6a6" style:direction="ltr" fo:border-right="0.74pt solid #a6a6a6" style:rotation-angle="0" style:rotation-align="none" style:shrink-to-fit="false" fo:border-top="0.74pt solid #a6a6a6" style:vertical-align="middle" loext:vertical-justify="auto"/>
      <style:paragraph-properties fo:text-align="start" css3t:text-justify="auto" fo:margin-left="6.51mm" style:writing-mode="page"/>
    </style:style>
    <style:style style:name="ce73" style:family="table-cell" style:parent-style-name="Default" style:data-style-name="N117">
      <style:table-cell-properties fo:border-bottom="none" fo:background-color="#d9d9d9" style:diagonal-bl-tr="none" style:diagonal-tl-br="none" style:text-align-source="fix" style:repeat-content="false" fo:wrap-option="no-wrap" fo:border-left="0.74pt solid #a6a6a6"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map style:condition="is-true-formula(AND(TODAY()&gt;=[.I$5];TODAY()&lt;[.J$5]))" style:apply-style-name="ConditionalStyle_5f_6" style:base-cell-address="PlanningProjet.I5"/>
    </style:style>
    <style:style style:name="ce74" style:family="table-cell" style:parent-style-name="Default">
      <style:table-cell-properties fo:border-bottom="1.76pt solid #d9d9d9" fo:background-color="#595959" style:diagonal-bl-tr="none" style:diagonal-tl-br="none" style:text-align-source="fix" style:repeat-content="false" fo:wrap-option="no-wrap" fo:border-left="0.74pt solid #a6a6a6" style:direction="ltr" fo:border-right="0.74pt solid #a6a6a6" style:rotation-angle="0" style:rotation-align="none" style:shrink-to-fit="true" fo:border-top="non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map style:condition="is-true-formula(AND(TODAY()&gt;=[.I$5];TODAY()&lt;[.J$5]))" style:apply-style-name="ConditionalStyle_5f_6" style:base-cell-address="PlanningProjet.I5"/>
    </style:style>
    <style:style style:name="ce75" style:family="table-cell" style:parent-style-name="Default">
      <style:table-cell-properties fo:border-bottom="1.76pt solid #d9d9d9"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I$5];TODAY()&lt;[.J$5]))" style:apply-style-name="ConditionalStyle_5f_6" style:base-cell-address="PlanningProjet.I5"/>
    </style:style>
    <style:style style:name="ce76" style:family="table-cell" style:parent-style-name="Default">
      <style:table-cell-properties fo:border-bottom="1.76pt solid #d9d9d9" fo:background-color="#f2f2f2"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I$5];TODAY()&lt;[.J$5]))" style:apply-style-name="ConditionalStyle_5f_6" style:base-cell-address="PlanningProjet.I5"/>
    </style:style>
    <style:style style:name="ce77" style:family="table-cell" style:parent-style-name="Default" style:data-style-name="N75">
      <style:table-cell-properties fo:border-bottom="none" fo:background-color="#d9d9d9" style:diagonal-bl-tr="none" style:diagonal-tl-br="none" style:text-align-source="fix" style:repeat-content="false" fo:wrap-option="wrap" fo:border-left="none" style:direction="ltr" fo:border-right="none" style:rotation-angle="0" style:rotation-align="none" style:shrink-to-fit="false" fo:border-top="0.74pt solid #a6a6a6" style:vertical-align="middle" loext:vertical-justify="auto"/>
      <style:paragraph-properties fo:text-align="start" css3t:text-justify="auto" fo:margin-left="6.51mm" style:writing-mode="page"/>
    </style:style>
    <style:style style:name="ce78" style:family="table-cell" style:parent-style-name="Default" style:data-style-name="N117">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map style:condition="is-true-formula(AND(TODAY()&gt;=[.I$5];TODAY()&lt;[.J$5]))" style:apply-style-name="ConditionalStyle_5f_6" style:base-cell-address="PlanningProjet.I5"/>
    </style:style>
    <style:style style:name="ce79"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I$5];TODAY()&lt;[.J$5]))" style:apply-style-name="ConditionalStyle_5f_6" style:base-cell-address="PlanningProjet.I5"/>
    </style:style>
    <style:style style:name="ce80" style:family="table-cell" style:parent-style-name="Default" style:data-style-name="N75">
      <style:table-cell-properties fo:border-bottom="none" fo:background-color="#d9d9d9" style:diagonal-bl-tr="none" style:diagonal-tl-br="none" style:text-align-source="fix" style:repeat-content="false" fo:wrap-option="wrap" fo:border-left="none" style:direction="ltr" fo:border-right="0.74pt solid #a6a6a6" style:rotation-angle="0" style:rotation-align="none" style:shrink-to-fit="false" fo:border-top="0.74pt solid #a6a6a6" style:vertical-align="middle" loext:vertical-justify="auto"/>
      <style:paragraph-properties fo:text-align="start" css3t:text-justify="auto" fo:margin-left="6.51mm" style:writing-mode="page"/>
    </style:style>
    <style:style style:name="ce81" style:family="table-cell" style:parent-style-name="Default" style:data-style-name="N117">
      <style:table-cell-properties fo:border-bottom="none" fo:background-color="#d9d9d9" style:diagonal-bl-tr="none" style:diagonal-tl-br="none" style:text-align-source="fix" style:repeat-content="false" fo:wrap-option="no-wrap" fo:border-left="none" style:direction="ltr" fo:border-right="0.74pt solid #a6a6a6"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map style:condition="is-true-formula(AND(TODAY()&gt;=[.I$5];TODAY()&lt;[.J$5]))" style:apply-style-name="ConditionalStyle_5f_6" style:base-cell-address="PlanningProjet.I5"/>
    </style:style>
    <style:style style:name="ce82"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P$5];TODAY()&lt;[.Q$5]))" style:apply-style-name="ConditionalStyle_5f_6" style:base-cell-address="PlanningProjet.P8"/>
    </style:style>
    <style:style style:name="ce83"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U$5];TODAY()&lt;[.V$5]))" style:apply-style-name="ConditionalStyle_5f_6" style:base-cell-address="PlanningProjet.U8"/>
    </style:style>
    <style:style style:name="ce84" style:family="table-cell" style:parent-style-name="Default">
      <style:table-cell-properties fo:border-bottom="1.76pt solid #d9d9d9" style:diagonal-bl-tr="none" style:diagonal-tl-br="none" style:text-align-source="fix"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fo:text-align="end" css3t:text-justify="auto" fo:margin-left="0mm" style:writing-mode="page"/>
      <style:map style:condition="is-true-formula(AND(TODAY()&gt;=[.I$5];TODAY()&lt;[.J$5]))" style:apply-style-name="ConditionalStyle_5f_6" style:base-cell-address="PlanningProjet.I5"/>
    </style:style>
    <style:style style:name="ce85"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AB$5];TODAY()&lt;[.AC$5]))" style:apply-style-name="ConditionalStyle_5f_6" style:base-cell-address="PlanningProjet.AB8"/>
    </style:style>
    <style:style style:name="ce86"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AI$5];TODAY()&lt;[.AJ$5]))" style:apply-style-name="ConditionalStyle_5f_6" style:base-cell-address="PlanningProjet.AI8"/>
    </style:style>
    <style:style style:name="ce87"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AP$5];TODAY()&lt;[.AQ$5]))" style:apply-style-name="ConditionalStyle_5f_6" style:base-cell-address="PlanningProjet.AP8"/>
    </style:style>
    <style:style style:name="ce88"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AW$5];TODAY()&lt;[.AX$5]))" style:apply-style-name="ConditionalStyle_5f_6" style:base-cell-address="PlanningProjet.AW8"/>
    </style:style>
    <style:style style:name="ce89"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BD$5];TODAY()&lt;[.BE$5]))" style:apply-style-name="ConditionalStyle_5f_6" style:base-cell-address="PlanningProjet.BD8"/>
    </style:style>
    <style:style style:name="ce90"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BK$5];TODAY()&lt;[.BL$5]))" style:apply-style-name="ConditionalStyle_5f_6" style:base-cell-address="PlanningProjet.BK8"/>
    </style:style>
    <style:style style:name="ce91"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BR$5];TODAY()&lt;[.BS$5]))" style:apply-style-name="ConditionalStyle_5f_6" style:base-cell-address="PlanningProjet.BR8"/>
    </style:style>
    <style:style style:name="ce92"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BY$5];TODAY()&lt;[.BZ$5]))" style:apply-style-name="ConditionalStyle_5f_6" style:base-cell-address="PlanningProjet.BY8"/>
    </style:style>
    <style:style style:name="ce93"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CF$5];TODAY()&lt;[.CG$5]))" style:apply-style-name="ConditionalStyle_5f_6" style:base-cell-address="PlanningProjet.CF8"/>
    </style:style>
    <style:style style:name="ce94"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CM$5];TODAY()&lt;[.CN$5]))" style:apply-style-name="ConditionalStyle_5f_6" style:base-cell-address="PlanningProjet.CM8"/>
    </style:style>
    <style:style style:name="ce95"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CT$5];TODAY()&lt;[.CU$5]))" style:apply-style-name="ConditionalStyle_5f_6" style:base-cell-address="PlanningProjet.CT8"/>
    </style:style>
    <style:style style:name="ce96"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DA$5];TODAY()&lt;[.DB$5]))" style:apply-style-name="ConditionalStyle_5f_6" style:base-cell-address="PlanningProjet.DA8"/>
    </style:style>
    <style:style style:name="ce97"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DH$5];TODAY()&lt;[.DI$5]))" style:apply-style-name="ConditionalStyle_5f_6" style:base-cell-address="PlanningProjet.DH8"/>
    </style:style>
    <style:style style:name="ce98" style:family="table-cell" style:parent-style-name="Default" style:data-style-name="N117">
      <style:table-cell-properties fo:border-bottom="none" fo:background-color="#d9d9d9" style:diagonal-bl-tr="none" style:diagonal-tl-br="none" style:text-align-source="fix" style:repeat-content="false" fo:wrap-option="no-wrap" fo:border-left="none" style:direction="ltr" fo:border-right="0.74pt solid #a6a6a6"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map style:condition="is-true-formula(AND(TODAY()&gt;=[.DI$5];TODAY(&lt;#ref!))" style:apply-style-name="ConditionalStyle_5f_3" style:base-cell-address="PlanningProjet.DI5"/>
    </style:style>
    <style:style style:name="ce99" style:family="table-cell" style:parent-style-name="Default">
      <style:table-cell-properties fo:border-bottom="1.76pt solid #d9d9d9" fo:background-color="#595959" style:diagonal-bl-tr="none" style:diagonal-tl-br="none" style:text-align-source="fix" style:repeat-content="false" fo:wrap-option="no-wrap" fo:border-left="0.74pt solid #a6a6a6" style:direction="ltr" fo:border-right="0.74pt solid #a6a6a6" style:rotation-angle="0" style:rotation-align="none" style:shrink-to-fit="true" fo:border-top="non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map style:condition="is-true-formula(AND(TODAY()&gt;=[.DI$5];TODAY(&lt;#ref!))" style:apply-style-name="ConditionalStyle_5f_3" style:base-cell-address="PlanningProjet.DI5"/>
    </style:style>
    <style:style style:name="ce100" style:family="table-cell" style:parent-style-name="Default">
      <style:table-cell-properties fo:border-bottom="1.76pt solid #d9d9d9"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DI$5];TODAY(&lt;#ref!))" style:apply-style-name="ConditionalStyle_5f_3" style:base-cell-address="PlanningProjet.DI5"/>
    </style:style>
    <style:style style:name="ce101" style:family="table-cell" style:parent-style-name="Default">
      <style:table-cell-properties fo:border-bottom="1.76pt solid #d9d9d9" fo:background-color="#f2f2f2"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DI$5];TODAY(&lt;#ref!))" style:apply-style-name="ConditionalStyle_5f_3" style:base-cell-address="PlanningProjet.DI5"/>
    </style:style>
    <style:style style:name="ce10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style>
    <style:style style:name="ce10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0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0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7f7f7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6"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fo:color="#376092"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10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6.51mm" style:writing-mode="page"/>
      <style:text-properties fo:color="#1d2129"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6.51mm" style:writing-mode="page"/>
    </style:style>
    <style:style style:name="ce109" style:family="table-cell" style:parent-style-name="Excel_20_Built-in_20_Hyperlink"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top" loext:vertical-justify="auto"/>
      <style:paragraph-properties fo:text-align="start" css3t:text-justify="auto" fo:margin-left="6.51mm" style:writing-mode="page"/>
    </style:style>
    <style:style style:name="ce110" style:family="table-cell" style:parent-style-name="Default">
      <style:table-cell-properties style:rotation-align="none"/>
      <style:text-properties style:use-window-font-color="true"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ce11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112"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gr1" style:family="graphic">
      <style:graphic-properties draw:stroke="none" svg:stroke-width="0mm" draw:fill="none" draw:textarea-horizontal-align="center" draw:textarea-vertical-align="top" draw:auto-grow-height="false" fo:padding-top="1.25mm" fo:padding-bottom="1.25mm" fo:padding-left="2.5mm" fo:padding-right="2.5mm" fo:wrap-option="wrap"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start"/>
      <style:text-properties fo:font-size="18pt"/>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whole-number() and cell-content()&gt;=1" table:allow-empty-cell="true" table:base-cell-address="'À propos de'.E4">
          <table:help-message table:title="Semaine d’affichage" table:display="true">
            <text:p>La modification de ce nombre entraînera la défilement du diagramme de Gantt.</text:p>
          </table:help-message>
        </table:content-validation>
      </table:content-validations>
      <table:table table:name="PlanningProjet" table:style-name="ta1">
        <office:forms form:automatic-focus="false" form:apply-design-mode="false"/>
        <table:table-column table:style-name="co1" table:default-cell-style-name="ce2"/>
        <table:table-column table:style-name="co2" table:default-cell-style-name="Default"/>
        <table:table-column table:style-name="co3" table:default-cell-style-name="Default"/>
        <table:table-column table:style-name="co4" table:default-cell-style-name="Default"/>
        <table:table-column table:style-name="co5" table:default-cell-style-name="ce48"/>
        <table:table-column table:style-name="co5" table:default-cell-style-name="Default"/>
        <table:table-column table:style-name="co1" table:default-cell-style-name="Default"/>
        <table:table-column table:style-name="co6" table:visibility="collapse" table:default-cell-style-name="Default"/>
        <table:table-column table:style-name="co1" table:number-columns-repeated="105" table:default-cell-style-name="Default"/>
        <table:table-column table:style-name="co7" table:number-columns-repeated="911" table:default-cell-style-name="Default"/>
        <table:table-row table:style-name="ro1">
          <table:table-cell table:style-name="ce1" office:value-type="string" calcext:value-type="string">
            <text:p>Créez un planning projet dans cette feuille de calcul.</text:p>
            <text:p>Entrez le titre de ce projet dans la cellule B1. </text:p>
            <text:p>Des informations sur l’utilisation de cette feuille de calcul, notamment des instructions pour les lecteurs d’écran et l’auteur de ce classeur, figurent dans la feuille de calcul À propos de.</text:p>
            <text:p>Continuez à parcourir la colonne A pour entendre des instructions supplémentaires.</text:p>
          </table:table-cell>
          <table:table-cell table:style-name="ce3" office:value-type="string" calcext:value-type="string">
            <text:p>Travail de diplôme</text:p>
          </table:table-cell>
          <table:table-cell table:style-name="ce18"/>
          <table:table-cell table:style-name="ce34"/>
          <table:table-cell table:style-name="ce47"/>
          <table:table-cell table:style-name="ce61"/>
          <table:table-cell/>
          <table:table-cell table:style-name="ce34"/>
          <table:table-cell table:style-name="ce32"/>
          <table:table-cell table:number-columns-repeated="1015"/>
        </table:table-row>
        <table:table-row table:style-name="ro1">
          <table:table-cell office:value-type="string" calcext:value-type="string">
            <text:p>Entrez le nom de la société dans la cellule B2.</text:p>
          </table:table-cell>
          <table:table-cell table:style-name="ce4" office:value-type="string" calcext:value-type="string">
            <text:p>HES-SO Valais/Wallis</text:p>
          </table:table-cell>
          <table:table-cell table:number-columns-repeated="6"/>
          <table:table-cell table:style-name="ce71"/>
          <table:table-cell table:number-columns-repeated="1015"/>
        </table:table-row>
        <table:table-row table:style-name="ro1">
          <table:table-cell office:value-type="string" calcext:value-type="string">
            <text:p>Entrez le nom du chef de projet dans la cellule B3. Entrez la date de début du projet dans la cellule E3. Début du projet : l’étiquette figure dans la cellule C3.</text:p>
          </table:table-cell>
          <table:table-cell table:style-name="ce5" office:value-type="string" calcext:value-type="string">
            <text:p>Favre Philippine</text:p>
          </table:table-cell>
          <table:table-cell table:style-name="ce19" office:value-type="string" calcext:value-type="string" table:number-columns-spanned="2" table:number-rows-spanned="1">
            <text:p>Début du projet :</text:p>
          </table:table-cell>
          <table:covered-table-cell table:style-name="ce35"/>
          <table:table-cell table:style-name="ce49" table:formula="of:=DATE(2020;5;25)" office:value-type="date" office:date-value="2020-05-25" calcext:value-type="date" table:number-columns-spanned="2" table:number-rows-spanned="1">
            <text:p>lun., 25/5/2020</text:p>
          </table:table-cell>
          <table:covered-table-cell table:style-name="ce62"/>
          <table:table-cell table:number-columns-repeated="1018"/>
        </table:table-row>
        <table:table-header-rows>
          <table:table-row table:style-name="ro1">
            <table:table-cell table:style-name="ce1" office:value-type="string" calcext:value-type="string">
              <text:p>La semaine d’affichage dans la cellule E4 représente la semaine de début à afficher dans le planning de projet dans la cellule I4. La date de début du projet est considérée comme étant la semaine 1. Pour modifier la semaine d’affichage, entrez simplement un nouveau numéro de semaine dans la cellule E4.</text:p>
              <text:p>La date de début pour chaque semaine, à commencer par la semaine d’affichage dans la cellule E4, figure dans la cellule I4 et est calculée automatiquement. Cet affichage représente 8 semaines, de cellule I4 à la cellule BF4.</text:p>
              <text:p>Vous ne devez pas modifier ces cellules.</text:p>
              <text:p>Semaine d’affichage : l’étiquette figure dans la cellule C4.</text:p>
            </table:table-cell>
            <table:table-cell/>
            <table:table-cell table:style-name="ce19" office:value-type="string" calcext:value-type="string" table:number-columns-spanned="2" table:number-rows-spanned="1">
              <text:p>Semaine d’affichage :</text:p>
            </table:table-cell>
            <table:covered-table-cell table:style-name="ce35"/>
            <table:table-cell table:style-name="ce50" table:content-validation-name="val1" office:value-type="float" office:value="1" calcext:value-type="float">
              <text:p>1</text:p>
            </table:table-cell>
            <table:table-cell table:number-columns-repeated="3"/>
            <table:table-cell table:style-name="ce72" table:formula="of:=[.I5]" office:value-type="date" office:date-value="2020-05-25" calcext:value-type="date" table:number-columns-spanned="7" table:number-rows-spanned="1">
              <text:p>25 mai 2020</text:p>
            </table:table-cell>
            <table:covered-table-cell table:number-columns-repeated="5" table:style-name="ce77"/>
            <table:covered-table-cell table:style-name="ce80"/>
            <table:table-cell table:style-name="ce72" table:formula="of:=[.P5]" office:value-type="date" office:date-value="2020-06-01" calcext:value-type="date" table:number-columns-spanned="7" table:number-rows-spanned="1">
              <text:p>1 juin 2020</text:p>
            </table:table-cell>
            <table:covered-table-cell table:number-columns-repeated="5" table:style-name="ce77"/>
            <table:covered-table-cell table:style-name="ce80"/>
            <table:table-cell table:style-name="ce72" table:formula="of:=[.W5]" office:value-type="date" office:date-value="2020-06-08" calcext:value-type="date" table:number-columns-spanned="7" table:number-rows-spanned="1">
              <text:p>8 juin 2020</text:p>
            </table:table-cell>
            <table:covered-table-cell table:number-columns-repeated="5" table:style-name="ce77"/>
            <table:covered-table-cell table:style-name="ce80"/>
            <table:table-cell table:style-name="ce72" table:formula="of:=[.AD5]" office:value-type="date" office:date-value="2020-06-15" calcext:value-type="date" table:number-columns-spanned="7" table:number-rows-spanned="1">
              <text:p>15 juin 2020</text:p>
            </table:table-cell>
            <table:covered-table-cell table:number-columns-repeated="5" table:style-name="ce77"/>
            <table:covered-table-cell table:style-name="ce80"/>
            <table:table-cell table:style-name="ce72" table:formula="of:=[.AK5]" office:value-type="date" office:date-value="2020-06-22" calcext:value-type="date" table:number-columns-spanned="7" table:number-rows-spanned="1">
              <text:p>22 juin 2020</text:p>
            </table:table-cell>
            <table:covered-table-cell table:number-columns-repeated="5" table:style-name="ce77"/>
            <table:covered-table-cell table:style-name="ce80"/>
            <table:table-cell table:style-name="ce72" table:formula="of:=[.AR5]" office:value-type="date" office:date-value="2020-06-29" calcext:value-type="date" table:number-columns-spanned="7" table:number-rows-spanned="1">
              <text:p>29 juin 2020</text:p>
            </table:table-cell>
            <table:covered-table-cell table:number-columns-repeated="5" table:style-name="ce77"/>
            <table:covered-table-cell table:style-name="ce80"/>
            <table:table-cell table:style-name="ce72" table:formula="of:=[.AY5]" office:value-type="date" office:date-value="2020-07-06" calcext:value-type="date" table:number-columns-spanned="7" table:number-rows-spanned="1">
              <text:p>6 juil. 2020</text:p>
            </table:table-cell>
            <table:covered-table-cell table:number-columns-repeated="5" table:style-name="ce77"/>
            <table:covered-table-cell table:style-name="ce80"/>
            <table:table-cell table:style-name="ce72" table:formula="of:=[.BF5]" office:value-type="date" office:date-value="2020-07-13" calcext:value-type="date" table:number-columns-spanned="7" table:number-rows-spanned="1">
              <text:p>13 juil. 2020</text:p>
            </table:table-cell>
            <table:covered-table-cell table:number-columns-repeated="5" table:style-name="ce77"/>
            <table:covered-table-cell table:style-name="ce80"/>
            <table:table-cell table:style-name="ce72" table:formula="of:=[.BM5]" office:value-type="date" office:date-value="2020-07-20" calcext:value-type="date" table:number-columns-spanned="7" table:number-rows-spanned="1">
              <text:p>20 juil. 2020</text:p>
            </table:table-cell>
            <table:covered-table-cell table:number-columns-repeated="5" table:style-name="ce77"/>
            <table:covered-table-cell table:style-name="ce80"/>
            <table:table-cell table:style-name="ce72" table:formula="of:=[.BT5]" office:value-type="date" office:date-value="2020-07-27" calcext:value-type="date" table:number-columns-spanned="7" table:number-rows-spanned="1">
              <text:p>27 juil. 2020</text:p>
            </table:table-cell>
            <table:covered-table-cell table:number-columns-repeated="5" table:style-name="ce77"/>
            <table:covered-table-cell table:style-name="ce80"/>
            <table:table-cell table:style-name="ce72" table:formula="of:=[.CA5]" office:value-type="date" office:date-value="2020-08-03" calcext:value-type="date" table:number-columns-spanned="7" table:number-rows-spanned="1">
              <text:p>3 août 2020</text:p>
            </table:table-cell>
            <table:covered-table-cell table:number-columns-repeated="5" table:style-name="ce77"/>
            <table:covered-table-cell table:style-name="ce80"/>
            <table:table-cell table:style-name="ce72" table:formula="of:=[.CH5]" office:value-type="date" office:date-value="2020-08-10" calcext:value-type="date" table:number-columns-spanned="7" table:number-rows-spanned="1">
              <text:p>10 août 2020</text:p>
            </table:table-cell>
            <table:covered-table-cell table:number-columns-repeated="5" table:style-name="ce77"/>
            <table:covered-table-cell table:style-name="ce80"/>
            <table:table-cell table:style-name="ce72" table:formula="of:=[.CO5]" office:value-type="date" office:date-value="2020-08-17" calcext:value-type="date" table:number-columns-spanned="7" table:number-rows-spanned="1">
              <text:p>17 août 2020</text:p>
            </table:table-cell>
            <table:covered-table-cell table:number-columns-repeated="5" table:style-name="ce77"/>
            <table:covered-table-cell table:style-name="ce80"/>
            <table:table-cell table:style-name="ce72" table:formula="of:=[.CV5]" office:value-type="date" office:date-value="2020-08-24" calcext:value-type="date" table:number-columns-spanned="7" table:number-rows-spanned="1">
              <text:p>24 août 2020</text:p>
            </table:table-cell>
            <table:covered-table-cell table:number-columns-repeated="5" table:style-name="ce77"/>
            <table:covered-table-cell table:style-name="ce80"/>
            <table:table-cell table:style-name="ce72" table:formula="of:=[.DC5]" office:value-type="date" office:date-value="2020-08-31" calcext:value-type="date" table:number-columns-spanned="7" table:number-rows-spanned="1">
              <text:p>31 août 2020</text:p>
            </table:table-cell>
            <table:covered-table-cell table:number-columns-repeated="5" table:style-name="ce77"/>
            <table:covered-table-cell table:style-name="ce80"/>
            <table:table-cell table:number-columns-repeated="911"/>
          </table:table-row>
          <table:table-row table:style-name="ro2">
            <table:table-cell table:style-name="ce1" office:value-type="string" calcext:value-type="string">
              <text:p>Les cellules I5 à BL5 contiennent le numéro de jour pour la semaine représentée dans le bloc de cellules au-dessus de chaque cellule de date, et leurs valeurs sont calculées automatiquement.</text:p>
              <text:p>Vous ne devez pas modifier ces cellules.</text:p>
              <text:p>La date du jour est entourée de rouge (hex #AD3815), depuis la date du jour dans la ligne 5 jusqu’à la colonne de date entière à la fin du planning de projet.</text:p>
            </table:table-cell>
            <table:table-cell table:style-name="ce6" table:number-columns-spanned="6" table:number-rows-spanned="1"/>
            <table:covered-table-cell table:number-columns-repeated="5" table:style-name="ce6"/>
            <table:table-cell/>
            <table:table-cell table:style-name="ce73" table:formula="of:=Début_Projet-WEEKDAY(Début_Projet;1)+2+7*(Semaine_Affichage-1)" office:value-type="date" office:date-value="2020-05-25" calcext:value-type="date">
              <text:p>25</text:p>
            </table:table-cell>
            <table:table-cell table:style-name="ce78" table:formula="of:=[.I5]+1" office:value-type="date" office:date-value="2020-05-26" calcext:value-type="date">
              <text:p>26</text:p>
            </table:table-cell>
            <table:table-cell table:style-name="ce78" table:formula="of:=[.J5]+1" office:value-type="date" office:date-value="2020-05-27" calcext:value-type="date">
              <text:p>27</text:p>
            </table:table-cell>
            <table:table-cell table:style-name="ce78" table:formula="of:=[.K5]+1" office:value-type="date" office:date-value="2020-05-28" calcext:value-type="date">
              <text:p>28</text:p>
            </table:table-cell>
            <table:table-cell table:style-name="ce78" table:formula="of:=[.L5]+1" office:value-type="date" office:date-value="2020-05-29" calcext:value-type="date">
              <text:p>29</text:p>
            </table:table-cell>
            <table:table-cell table:style-name="ce78" table:formula="of:=[.M5]+1" office:value-type="date" office:date-value="2020-05-30" calcext:value-type="date">
              <text:p>30</text:p>
            </table:table-cell>
            <table:table-cell table:style-name="ce81" table:formula="of:=[.N5]+1" office:value-type="date" office:date-value="2020-05-31" calcext:value-type="date">
              <text:p>31</text:p>
            </table:table-cell>
            <table:table-cell table:style-name="ce73" table:formula="of:=[.O5]+1" office:value-type="date" office:date-value="2020-06-01" calcext:value-type="date">
              <text:p>1</text:p>
            </table:table-cell>
            <table:table-cell table:style-name="ce78" table:formula="of:=[.P5]+1" office:value-type="date" office:date-value="2020-06-02" calcext:value-type="date">
              <text:p>2</text:p>
            </table:table-cell>
            <table:table-cell table:style-name="ce78" table:formula="of:=[.Q5]+1" office:value-type="date" office:date-value="2020-06-03" calcext:value-type="date">
              <text:p>3</text:p>
            </table:table-cell>
            <table:table-cell table:style-name="ce78" table:formula="of:=[.R5]+1" office:value-type="date" office:date-value="2020-06-04" calcext:value-type="date">
              <text:p>4</text:p>
            </table:table-cell>
            <table:table-cell table:style-name="ce78" table:formula="of:=[.S5]+1" office:value-type="date" office:date-value="2020-06-05" calcext:value-type="date">
              <text:p>5</text:p>
            </table:table-cell>
            <table:table-cell table:style-name="ce78" table:formula="of:=[.T5]+1" office:value-type="date" office:date-value="2020-06-06" calcext:value-type="date">
              <text:p>6</text:p>
            </table:table-cell>
            <table:table-cell table:style-name="ce81" table:formula="of:=[.U5]+1" office:value-type="date" office:date-value="2020-06-07" calcext:value-type="date">
              <text:p>7</text:p>
            </table:table-cell>
            <table:table-cell table:style-name="ce73" table:formula="of:=[.V5]+1" office:value-type="date" office:date-value="2020-06-08" calcext:value-type="date">
              <text:p>8</text:p>
            </table:table-cell>
            <table:table-cell table:style-name="ce78" table:formula="of:=[.W5]+1" office:value-type="date" office:date-value="2020-06-09" calcext:value-type="date">
              <text:p>9</text:p>
            </table:table-cell>
            <table:table-cell table:style-name="ce78" table:formula="of:=[.X5]+1" office:value-type="date" office:date-value="2020-06-10" calcext:value-type="date">
              <text:p>10</text:p>
            </table:table-cell>
            <table:table-cell table:style-name="ce78" table:formula="of:=[.Y5]+1" office:value-type="date" office:date-value="2020-06-11" calcext:value-type="date">
              <text:p>11</text:p>
            </table:table-cell>
            <table:table-cell table:style-name="ce78" table:formula="of:=[.Z5]+1" office:value-type="date" office:date-value="2020-06-12" calcext:value-type="date">
              <text:p>12</text:p>
            </table:table-cell>
            <table:table-cell table:style-name="ce78" table:formula="of:=[.AA5]+1" office:value-type="date" office:date-value="2020-06-13" calcext:value-type="date">
              <text:p>13</text:p>
            </table:table-cell>
            <table:table-cell table:style-name="ce81" table:formula="of:=[.AB5]+1" office:value-type="date" office:date-value="2020-06-14" calcext:value-type="date">
              <text:p>14</text:p>
            </table:table-cell>
            <table:table-cell table:style-name="ce73" table:formula="of:=[.AC5]+1" office:value-type="date" office:date-value="2020-06-15" calcext:value-type="date">
              <text:p>15</text:p>
            </table:table-cell>
            <table:table-cell table:style-name="ce78" table:formula="of:=[.AD5]+1" office:value-type="date" office:date-value="2020-06-16" calcext:value-type="date">
              <text:p>16</text:p>
            </table:table-cell>
            <table:table-cell table:style-name="ce78" table:formula="of:=[.AE5]+1" office:value-type="date" office:date-value="2020-06-17" calcext:value-type="date">
              <text:p>17</text:p>
            </table:table-cell>
            <table:table-cell table:style-name="ce78" table:formula="of:=[.AF5]+1" office:value-type="date" office:date-value="2020-06-18" calcext:value-type="date">
              <text:p>18</text:p>
            </table:table-cell>
            <table:table-cell table:style-name="ce78" table:formula="of:=[.AG5]+1" office:value-type="date" office:date-value="2020-06-19" calcext:value-type="date">
              <text:p>19</text:p>
            </table:table-cell>
            <table:table-cell table:style-name="ce78" table:formula="of:=[.AH5]+1" office:value-type="date" office:date-value="2020-06-20" calcext:value-type="date">
              <text:p>20</text:p>
            </table:table-cell>
            <table:table-cell table:style-name="ce81" table:formula="of:=[.AI5]+1" office:value-type="date" office:date-value="2020-06-21" calcext:value-type="date">
              <text:p>21</text:p>
            </table:table-cell>
            <table:table-cell table:style-name="ce73" table:formula="of:=[.AJ5]+1" office:value-type="date" office:date-value="2020-06-22" calcext:value-type="date">
              <text:p>22</text:p>
            </table:table-cell>
            <table:table-cell table:style-name="ce78" table:formula="of:=[.AK5]+1" office:value-type="date" office:date-value="2020-06-23" calcext:value-type="date">
              <text:p>23</text:p>
            </table:table-cell>
            <table:table-cell table:style-name="ce78" table:formula="of:=[.AL5]+1" office:value-type="date" office:date-value="2020-06-24" calcext:value-type="date">
              <text:p>24</text:p>
            </table:table-cell>
            <table:table-cell table:style-name="ce78" table:formula="of:=[.AM5]+1" office:value-type="date" office:date-value="2020-06-25" calcext:value-type="date">
              <text:p>25</text:p>
            </table:table-cell>
            <table:table-cell table:style-name="ce78" table:formula="of:=[.AN5]+1" office:value-type="date" office:date-value="2020-06-26" calcext:value-type="date">
              <text:p>26</text:p>
            </table:table-cell>
            <table:table-cell table:style-name="ce78" table:formula="of:=[.AO5]+1" office:value-type="date" office:date-value="2020-06-27" calcext:value-type="date">
              <text:p>27</text:p>
            </table:table-cell>
            <table:table-cell table:style-name="ce81" table:formula="of:=[.AP5]+1" office:value-type="date" office:date-value="2020-06-28" calcext:value-type="date">
              <text:p>28</text:p>
            </table:table-cell>
            <table:table-cell table:style-name="ce73" table:formula="of:=[.AQ5]+1" office:value-type="date" office:date-value="2020-06-29" calcext:value-type="date">
              <text:p>29</text:p>
            </table:table-cell>
            <table:table-cell table:style-name="ce78" table:formula="of:=[.AR5]+1" office:value-type="date" office:date-value="2020-06-30" calcext:value-type="date">
              <text:p>30</text:p>
            </table:table-cell>
            <table:table-cell table:style-name="ce78" table:formula="of:=[.AS5]+1" office:value-type="date" office:date-value="2020-07-01" calcext:value-type="date">
              <text:p>1</text:p>
            </table:table-cell>
            <table:table-cell table:style-name="ce78" table:formula="of:=[.AT5]+1" office:value-type="date" office:date-value="2020-07-02" calcext:value-type="date">
              <text:p>2</text:p>
            </table:table-cell>
            <table:table-cell table:style-name="ce78" table:formula="of:=[.AU5]+1" office:value-type="date" office:date-value="2020-07-03" calcext:value-type="date">
              <text:p>3</text:p>
            </table:table-cell>
            <table:table-cell table:style-name="ce78" table:formula="of:=[.AV5]+1" office:value-type="date" office:date-value="2020-07-04" calcext:value-type="date">
              <text:p>4</text:p>
            </table:table-cell>
            <table:table-cell table:style-name="ce81" table:formula="of:=[.AW5]+1" office:value-type="date" office:date-value="2020-07-05" calcext:value-type="date">
              <text:p>5</text:p>
            </table:table-cell>
            <table:table-cell table:style-name="ce73" table:formula="of:=[.AX5]+1" office:value-type="date" office:date-value="2020-07-06" calcext:value-type="date">
              <text:p>6</text:p>
            </table:table-cell>
            <table:table-cell table:style-name="ce78" table:formula="of:=[.AY5]+1" office:value-type="date" office:date-value="2020-07-07" calcext:value-type="date">
              <text:p>7</text:p>
            </table:table-cell>
            <table:table-cell table:style-name="ce78" table:formula="of:=[.AZ5]+1" office:value-type="date" office:date-value="2020-07-08" calcext:value-type="date">
              <text:p>8</text:p>
            </table:table-cell>
            <table:table-cell table:style-name="ce78" table:formula="of:=[.BA5]+1" office:value-type="date" office:date-value="2020-07-09" calcext:value-type="date">
              <text:p>9</text:p>
            </table:table-cell>
            <table:table-cell table:style-name="ce78" table:formula="of:=[.BB5]+1" office:value-type="date" office:date-value="2020-07-10" calcext:value-type="date">
              <text:p>10</text:p>
            </table:table-cell>
            <table:table-cell table:style-name="ce78" table:formula="of:=[.BC5]+1" office:value-type="date" office:date-value="2020-07-11" calcext:value-type="date">
              <text:p>11</text:p>
            </table:table-cell>
            <table:table-cell table:style-name="ce81" table:formula="of:=[.BD5]+1" office:value-type="date" office:date-value="2020-07-12" calcext:value-type="date">
              <text:p>12</text:p>
            </table:table-cell>
            <table:table-cell table:style-name="ce73" table:formula="of:=[.BE5]+1" office:value-type="date" office:date-value="2020-07-13" calcext:value-type="date">
              <text:p>13</text:p>
            </table:table-cell>
            <table:table-cell table:style-name="ce78" table:formula="of:=[.BF5]+1" office:value-type="date" office:date-value="2020-07-14" calcext:value-type="date">
              <text:p>14</text:p>
            </table:table-cell>
            <table:table-cell table:style-name="ce78" table:formula="of:=[.BG5]+1" office:value-type="date" office:date-value="2020-07-15" calcext:value-type="date">
              <text:p>15</text:p>
            </table:table-cell>
            <table:table-cell table:style-name="ce78" table:formula="of:=[.BH5]+1" office:value-type="date" office:date-value="2020-07-16" calcext:value-type="date">
              <text:p>16</text:p>
            </table:table-cell>
            <table:table-cell table:style-name="ce78" table:formula="of:=[.BI5]+1" office:value-type="date" office:date-value="2020-07-17" calcext:value-type="date">
              <text:p>17</text:p>
            </table:table-cell>
            <table:table-cell table:style-name="ce78" table:formula="of:=[.BJ5]+1" office:value-type="date" office:date-value="2020-07-18" calcext:value-type="date">
              <text:p>18</text:p>
            </table:table-cell>
            <table:table-cell table:style-name="ce81" table:formula="of:=[.BK5]+1" office:value-type="date" office:date-value="2020-07-19" calcext:value-type="date">
              <text:p>19</text:p>
            </table:table-cell>
            <table:table-cell table:style-name="ce73" table:formula="of:=[.BL5]+1" office:value-type="date" office:date-value="2020-07-20" calcext:value-type="date">
              <text:p>20</text:p>
            </table:table-cell>
            <table:table-cell table:style-name="ce78" table:formula="of:=[.BM5]+1" office:value-type="date" office:date-value="2020-07-21" calcext:value-type="date">
              <text:p>21</text:p>
            </table:table-cell>
            <table:table-cell table:style-name="ce78" table:formula="of:=[.BN5]+1" office:value-type="date" office:date-value="2020-07-22" calcext:value-type="date">
              <text:p>22</text:p>
            </table:table-cell>
            <table:table-cell table:style-name="ce78" table:formula="of:=[.BO5]+1" office:value-type="date" office:date-value="2020-07-23" calcext:value-type="date">
              <text:p>23</text:p>
            </table:table-cell>
            <table:table-cell table:style-name="ce78" table:formula="of:=[.BP5]+1" office:value-type="date" office:date-value="2020-07-24" calcext:value-type="date">
              <text:p>24</text:p>
            </table:table-cell>
            <table:table-cell table:style-name="ce78" table:formula="of:=[.BQ5]+1" office:value-type="date" office:date-value="2020-07-25" calcext:value-type="date">
              <text:p>25</text:p>
            </table:table-cell>
            <table:table-cell table:style-name="ce81" table:formula="of:=[.BR5]+1" office:value-type="date" office:date-value="2020-07-26" calcext:value-type="date">
              <text:p>26</text:p>
            </table:table-cell>
            <table:table-cell table:style-name="ce73" table:formula="of:=[.BS5]+1" office:value-type="date" office:date-value="2020-07-27" calcext:value-type="date">
              <text:p>27</text:p>
            </table:table-cell>
            <table:table-cell table:style-name="ce78" table:formula="of:=[.BT5]+1" office:value-type="date" office:date-value="2020-07-28" calcext:value-type="date">
              <text:p>28</text:p>
            </table:table-cell>
            <table:table-cell table:style-name="ce78" table:formula="of:=[.BU5]+1" office:value-type="date" office:date-value="2020-07-29" calcext:value-type="date">
              <text:p>29</text:p>
            </table:table-cell>
            <table:table-cell table:style-name="ce78" table:formula="of:=[.BV5]+1" office:value-type="date" office:date-value="2020-07-30" calcext:value-type="date">
              <text:p>30</text:p>
            </table:table-cell>
            <table:table-cell table:style-name="ce78" table:formula="of:=[.BW5]+1" office:value-type="date" office:date-value="2020-07-31" calcext:value-type="date">
              <text:p>31</text:p>
            </table:table-cell>
            <table:table-cell table:style-name="ce78" table:formula="of:=[.BX5]+1" office:value-type="date" office:date-value="2020-08-01" calcext:value-type="date">
              <text:p>1</text:p>
            </table:table-cell>
            <table:table-cell table:style-name="ce81" table:formula="of:=[.BY5]+1" office:value-type="date" office:date-value="2020-08-02" calcext:value-type="date">
              <text:p>2</text:p>
            </table:table-cell>
            <table:table-cell table:style-name="ce73" table:formula="of:=[.BZ5]+1" office:value-type="date" office:date-value="2020-08-03" calcext:value-type="date">
              <text:p>3</text:p>
            </table:table-cell>
            <table:table-cell table:style-name="ce78" table:formula="of:=[.CA5]+1" office:value-type="date" office:date-value="2020-08-04" calcext:value-type="date">
              <text:p>4</text:p>
            </table:table-cell>
            <table:table-cell table:style-name="ce78" table:formula="of:=[.CB5]+1" office:value-type="date" office:date-value="2020-08-05" calcext:value-type="date">
              <text:p>5</text:p>
            </table:table-cell>
            <table:table-cell table:style-name="ce78" table:formula="of:=[.CC5]+1" office:value-type="date" office:date-value="2020-08-06" calcext:value-type="date">
              <text:p>6</text:p>
            </table:table-cell>
            <table:table-cell table:style-name="ce78" table:formula="of:=[.CD5]+1" office:value-type="date" office:date-value="2020-08-07" calcext:value-type="date">
              <text:p>7</text:p>
            </table:table-cell>
            <table:table-cell table:style-name="ce78" table:formula="of:=[.CE5]+1" office:value-type="date" office:date-value="2020-08-08" calcext:value-type="date">
              <text:p>8</text:p>
            </table:table-cell>
            <table:table-cell table:style-name="ce81" table:formula="of:=[.CF5]+1" office:value-type="date" office:date-value="2020-08-09" calcext:value-type="date">
              <text:p>9</text:p>
            </table:table-cell>
            <table:table-cell table:style-name="ce73" table:formula="of:=[.CG5]+1" office:value-type="date" office:date-value="2020-08-10" calcext:value-type="date">
              <text:p>10</text:p>
            </table:table-cell>
            <table:table-cell table:style-name="ce78" table:formula="of:=[.CH5]+1" office:value-type="date" office:date-value="2020-08-11" calcext:value-type="date">
              <text:p>11</text:p>
            </table:table-cell>
            <table:table-cell table:style-name="ce78" table:formula="of:=[.CI5]+1" office:value-type="date" office:date-value="2020-08-12" calcext:value-type="date">
              <text:p>12</text:p>
            </table:table-cell>
            <table:table-cell table:style-name="ce78" table:formula="of:=[.CJ5]+1" office:value-type="date" office:date-value="2020-08-13" calcext:value-type="date">
              <text:p>13</text:p>
            </table:table-cell>
            <table:table-cell table:style-name="ce78" table:formula="of:=[.CK5]+1" office:value-type="date" office:date-value="2020-08-14" calcext:value-type="date">
              <text:p>14</text:p>
            </table:table-cell>
            <table:table-cell table:style-name="ce78" table:formula="of:=[.CL5]+1" office:value-type="date" office:date-value="2020-08-15" calcext:value-type="date">
              <text:p>15</text:p>
            </table:table-cell>
            <table:table-cell table:style-name="ce81" table:formula="of:=[.CM5]+1" office:value-type="date" office:date-value="2020-08-16" calcext:value-type="date">
              <text:p>16</text:p>
            </table:table-cell>
            <table:table-cell table:style-name="ce73" table:formula="of:=[.CN5]+1" office:value-type="date" office:date-value="2020-08-17" calcext:value-type="date">
              <text:p>17</text:p>
            </table:table-cell>
            <table:table-cell table:style-name="ce78" table:formula="of:=[.CO5]+1" office:value-type="date" office:date-value="2020-08-18" calcext:value-type="date">
              <text:p>18</text:p>
            </table:table-cell>
            <table:table-cell table:style-name="ce78" table:formula="of:=[.CP5]+1" office:value-type="date" office:date-value="2020-08-19" calcext:value-type="date">
              <text:p>19</text:p>
            </table:table-cell>
            <table:table-cell table:style-name="ce78" table:formula="of:=[.CQ5]+1" office:value-type="date" office:date-value="2020-08-20" calcext:value-type="date">
              <text:p>20</text:p>
            </table:table-cell>
            <table:table-cell table:style-name="ce78" table:formula="of:=[.CR5]+1" office:value-type="date" office:date-value="2020-08-21" calcext:value-type="date">
              <text:p>21</text:p>
            </table:table-cell>
            <table:table-cell table:style-name="ce78" table:formula="of:=[.CS5]+1" office:value-type="date" office:date-value="2020-08-22" calcext:value-type="date">
              <text:p>22</text:p>
            </table:table-cell>
            <table:table-cell table:style-name="ce81" table:formula="of:=[.CT5]+1" office:value-type="date" office:date-value="2020-08-23" calcext:value-type="date">
              <text:p>23</text:p>
            </table:table-cell>
            <table:table-cell table:style-name="ce73" table:formula="of:=[.CU5]+1" office:value-type="date" office:date-value="2020-08-24" calcext:value-type="date">
              <text:p>24</text:p>
            </table:table-cell>
            <table:table-cell table:style-name="ce78" table:formula="of:=[.CV5]+1" office:value-type="date" office:date-value="2020-08-25" calcext:value-type="date">
              <text:p>25</text:p>
            </table:table-cell>
            <table:table-cell table:style-name="ce78" table:formula="of:=[.CW5]+1" office:value-type="date" office:date-value="2020-08-26" calcext:value-type="date">
              <text:p>26</text:p>
            </table:table-cell>
            <table:table-cell table:style-name="ce78" table:formula="of:=[.CX5]+1" office:value-type="date" office:date-value="2020-08-27" calcext:value-type="date">
              <text:p>27</text:p>
            </table:table-cell>
            <table:table-cell table:style-name="ce78" table:formula="of:=[.CY5]+1" office:value-type="date" office:date-value="2020-08-28" calcext:value-type="date">
              <text:p>28</text:p>
            </table:table-cell>
            <table:table-cell table:style-name="ce78" table:formula="of:=[.CZ5]+1" office:value-type="date" office:date-value="2020-08-29" calcext:value-type="date">
              <text:p>29</text:p>
            </table:table-cell>
            <table:table-cell table:style-name="ce81" table:formula="of:=[.DA5]+1" office:value-type="date" office:date-value="2020-08-30" calcext:value-type="date">
              <text:p>30</text:p>
            </table:table-cell>
            <table:table-cell table:style-name="ce73" table:formula="of:=[.DB5]+1" office:value-type="date" office:date-value="2020-08-31" calcext:value-type="date">
              <text:p>31</text:p>
            </table:table-cell>
            <table:table-cell table:style-name="ce78" table:formula="of:=[.DC5]+1" office:value-type="date" office:date-value="2020-09-01" calcext:value-type="date">
              <text:p>1</text:p>
            </table:table-cell>
            <table:table-cell table:style-name="ce78" table:formula="of:=[.DD5]+1" office:value-type="date" office:date-value="2020-09-02" calcext:value-type="date">
              <text:p>2</text:p>
            </table:table-cell>
            <table:table-cell table:style-name="ce78" table:formula="of:=[.DE5]+1" office:value-type="date" office:date-value="2020-09-03" calcext:value-type="date">
              <text:p>3</text:p>
            </table:table-cell>
            <table:table-cell table:style-name="ce78" table:formula="of:=[.DF5]+1" office:value-type="date" office:date-value="2020-09-04" calcext:value-type="date">
              <text:p>4</text:p>
            </table:table-cell>
            <table:table-cell table:style-name="ce78" table:formula="of:=[.DG5]+1" office:value-type="date" office:date-value="2020-09-05" calcext:value-type="date">
              <text:p>5</text:p>
            </table:table-cell>
            <table:table-cell table:style-name="ce98" table:formula="of:=[.DH5]+1" office:value-type="date" office:date-value="2020-09-06" calcext:value-type="date">
              <text:p>6</text:p>
            </table:table-cell>
            <table:table-cell table:number-columns-repeated="911"/>
          </table:table-row>
          <table:table-row table:style-name="ro1">
            <table:table-cell table:style-name="ce1" office:value-type="string" calcext:value-type="string">
              <text:p>Cette ligne contient des en-têtes pour le planning de projet figurant en dessous. </text:p>
              <text:p>Naviguez des cellules B6 à BL6 pour entendre l’énoncé du contenu. Première lettre de chaque jour de la semaine pour la date figurant au-dessus de cet en-tête. Commence dans la cellule I6, et s’étend jusqu’à la cellule BL6.</text:p>
              <text:p>Le tracé de la chronologie du projet est généré automatiquement en fonction des dates de début et de fin entrées, à l’aide de formats conditionnels.</text:p>
              <text:p>Ne modifiez pas le contenu des cellules des colonnes au-delà de la colonne I commençant à la cellule I7.</text:p>
            </table:table-cell>
            <table:table-cell table:style-name="ce7" office:value-type="string" calcext:value-type="string">
              <text:p>TÂCHE</text:p>
            </table:table-cell>
            <table:table-cell table:style-name="ce20" office:value-type="string" calcext:value-type="string">
              <text:p>ATTRIBUÉE À</text:p>
            </table:table-cell>
            <table:table-cell table:style-name="ce20" office:value-type="string" calcext:value-type="string">
              <text:p>AVANCEMENT</text:p>
            </table:table-cell>
            <table:table-cell table:style-name="ce20" office:value-type="string" calcext:value-type="string">
              <text:p>DÉBUT</text:p>
            </table:table-cell>
            <table:table-cell table:style-name="ce20" office:value-type="string" calcext:value-type="string">
              <text:p>FIN</text:p>
            </table:table-cell>
            <table:table-cell table:style-name="ce20"/>
            <table:table-cell table:style-name="ce20" office:value-type="string" calcext:value-type="string">
              <text:p>JOURS</text:p>
            </table:table-cell>
            <table:table-cell table:style-name="ce74" table:formula="of:=LEFT(TEXT([.I5];&quot;jjj&quot;);1)" office:value-type="string" office:string-value="l" calcext:value-type="string">
              <text:p>l</text:p>
            </table:table-cell>
            <table:table-cell table:style-name="ce74" table:formula="of:=LEFT(TEXT([.J5];&quot;jjj&quot;);1)" office:value-type="string" office:string-value="m" calcext:value-type="string">
              <text:p>m</text:p>
            </table:table-cell>
            <table:table-cell table:style-name="ce74" table:formula="of:=LEFT(TEXT([.K5];&quot;jjj&quot;);1)" office:value-type="string" office:string-value="m" calcext:value-type="string">
              <text:p>m</text:p>
            </table:table-cell>
            <table:table-cell table:style-name="ce74" table:formula="of:=LEFT(TEXT([.L5];&quot;jjj&quot;);1)" office:value-type="string" office:string-value="j" calcext:value-type="string">
              <text:p>j</text:p>
            </table:table-cell>
            <table:table-cell table:style-name="ce74" table:formula="of:=LEFT(TEXT([.M5];&quot;jjj&quot;);1)" office:value-type="string" office:string-value="v" calcext:value-type="string">
              <text:p>v</text:p>
            </table:table-cell>
            <table:table-cell table:style-name="ce74" table:formula="of:=LEFT(TEXT([.N5];&quot;jjj&quot;);1)" office:value-type="string" office:string-value="s" calcext:value-type="string">
              <text:p>s</text:p>
            </table:table-cell>
            <table:table-cell table:style-name="ce74" table:formula="of:=LEFT(TEXT([.O5];&quot;jjj&quot;);1)" office:value-type="string" office:string-value="d" calcext:value-type="string">
              <text:p>d</text:p>
            </table:table-cell>
            <table:table-cell table:style-name="ce74" table:formula="of:=LEFT(TEXT([.P5];&quot;jjj&quot;);1)" office:value-type="string" office:string-value="l" calcext:value-type="string">
              <text:p>l</text:p>
            </table:table-cell>
            <table:table-cell table:style-name="ce74" table:formula="of:=LEFT(TEXT([.Q5];&quot;jjj&quot;);1)" office:value-type="string" office:string-value="m" calcext:value-type="string">
              <text:p>m</text:p>
            </table:table-cell>
            <table:table-cell table:style-name="ce74" table:formula="of:=LEFT(TEXT([.R5];&quot;jjj&quot;);1)" office:value-type="string" office:string-value="m" calcext:value-type="string">
              <text:p>m</text:p>
            </table:table-cell>
            <table:table-cell table:style-name="ce74" table:formula="of:=LEFT(TEXT([.S5];&quot;jjj&quot;);1)" office:value-type="string" office:string-value="j" calcext:value-type="string">
              <text:p>j</text:p>
            </table:table-cell>
            <table:table-cell table:style-name="ce74" table:formula="of:=LEFT(TEXT([.T5];&quot;jjj&quot;);1)" office:value-type="string" office:string-value="v" calcext:value-type="string">
              <text:p>v</text:p>
            </table:table-cell>
            <table:table-cell table:style-name="ce74" table:formula="of:=LEFT(TEXT([.U5];&quot;jjj&quot;);1)" office:value-type="string" office:string-value="s" calcext:value-type="string">
              <text:p>s</text:p>
            </table:table-cell>
            <table:table-cell table:style-name="ce74" table:formula="of:=LEFT(TEXT([.V5];&quot;jjj&quot;);1)" office:value-type="string" office:string-value="d" calcext:value-type="string">
              <text:p>d</text:p>
            </table:table-cell>
            <table:table-cell table:style-name="ce74" table:formula="of:=LEFT(TEXT([.W5];&quot;jjj&quot;);1)" office:value-type="string" office:string-value="l" calcext:value-type="string">
              <text:p>l</text:p>
            </table:table-cell>
            <table:table-cell table:style-name="ce74" table:formula="of:=LEFT(TEXT([.X5];&quot;jjj&quot;);1)" office:value-type="string" office:string-value="m" calcext:value-type="string">
              <text:p>m</text:p>
            </table:table-cell>
            <table:table-cell table:style-name="ce74" table:formula="of:=LEFT(TEXT([.Y5];&quot;jjj&quot;);1)" office:value-type="string" office:string-value="m" calcext:value-type="string">
              <text:p>m</text:p>
            </table:table-cell>
            <table:table-cell table:style-name="ce74" table:formula="of:=LEFT(TEXT([.Z5];&quot;jjj&quot;);1)" office:value-type="string" office:string-value="j" calcext:value-type="string">
              <text:p>j</text:p>
            </table:table-cell>
            <table:table-cell table:style-name="ce74" table:formula="of:=LEFT(TEXT([.AA5];&quot;jjj&quot;);1)" office:value-type="string" office:string-value="v" calcext:value-type="string">
              <text:p>v</text:p>
            </table:table-cell>
            <table:table-cell table:style-name="ce74" table:formula="of:=LEFT(TEXT([.AB5];&quot;jjj&quot;);1)" office:value-type="string" office:string-value="s" calcext:value-type="string">
              <text:p>s</text:p>
            </table:table-cell>
            <table:table-cell table:style-name="ce74" table:formula="of:=LEFT(TEXT([.AC5];&quot;jjj&quot;);1)" office:value-type="string" office:string-value="d" calcext:value-type="string">
              <text:p>d</text:p>
            </table:table-cell>
            <table:table-cell table:style-name="ce74" table:formula="of:=LEFT(TEXT([.AD5];&quot;jjj&quot;);1)" office:value-type="string" office:string-value="l" calcext:value-type="string">
              <text:p>l</text:p>
            </table:table-cell>
            <table:table-cell table:style-name="ce74" table:formula="of:=LEFT(TEXT([.AE5];&quot;jjj&quot;);1)" office:value-type="string" office:string-value="m" calcext:value-type="string">
              <text:p>m</text:p>
            </table:table-cell>
            <table:table-cell table:style-name="ce74" table:formula="of:=LEFT(TEXT([.AF5];&quot;jjj&quot;);1)" office:value-type="string" office:string-value="m" calcext:value-type="string">
              <text:p>m</text:p>
            </table:table-cell>
            <table:table-cell table:style-name="ce74" table:formula="of:=LEFT(TEXT([.AG5];&quot;jjj&quot;);1)" office:value-type="string" office:string-value="j" calcext:value-type="string">
              <text:p>j</text:p>
            </table:table-cell>
            <table:table-cell table:style-name="ce74" table:formula="of:=LEFT(TEXT([.AH5];&quot;jjj&quot;);1)" office:value-type="string" office:string-value="v" calcext:value-type="string">
              <text:p>v</text:p>
            </table:table-cell>
            <table:table-cell table:style-name="ce74" table:formula="of:=LEFT(TEXT([.AI5];&quot;jjj&quot;);1)" office:value-type="string" office:string-value="s" calcext:value-type="string">
              <text:p>s</text:p>
            </table:table-cell>
            <table:table-cell table:style-name="ce74" table:formula="of:=LEFT(TEXT([.AJ5];&quot;jjj&quot;);1)" office:value-type="string" office:string-value="d" calcext:value-type="string">
              <text:p>d</text:p>
            </table:table-cell>
            <table:table-cell table:style-name="ce74" table:formula="of:=LEFT(TEXT([.AK5];&quot;jjj&quot;);1)" office:value-type="string" office:string-value="l" calcext:value-type="string">
              <text:p>l</text:p>
            </table:table-cell>
            <table:table-cell table:style-name="ce74" table:formula="of:=LEFT(TEXT([.AL5];&quot;jjj&quot;);1)" office:value-type="string" office:string-value="m" calcext:value-type="string">
              <text:p>m</text:p>
            </table:table-cell>
            <table:table-cell table:style-name="ce74" table:formula="of:=LEFT(TEXT([.AM5];&quot;jjj&quot;);1)" office:value-type="string" office:string-value="m" calcext:value-type="string">
              <text:p>m</text:p>
            </table:table-cell>
            <table:table-cell table:style-name="ce74" table:formula="of:=LEFT(TEXT([.AN5];&quot;jjj&quot;);1)" office:value-type="string" office:string-value="j" calcext:value-type="string">
              <text:p>j</text:p>
            </table:table-cell>
            <table:table-cell table:style-name="ce74" table:formula="of:=LEFT(TEXT([.AO5];&quot;jjj&quot;);1)" office:value-type="string" office:string-value="v" calcext:value-type="string">
              <text:p>v</text:p>
            </table:table-cell>
            <table:table-cell table:style-name="ce74" table:formula="of:=LEFT(TEXT([.AP5];&quot;jjj&quot;);1)" office:value-type="string" office:string-value="s" calcext:value-type="string">
              <text:p>s</text:p>
            </table:table-cell>
            <table:table-cell table:style-name="ce74" table:formula="of:=LEFT(TEXT([.AQ5];&quot;jjj&quot;);1)" office:value-type="string" office:string-value="d" calcext:value-type="string">
              <text:p>d</text:p>
            </table:table-cell>
            <table:table-cell table:style-name="ce74" table:formula="of:=LEFT(TEXT([.AR5];&quot;jjj&quot;);1)" office:value-type="string" office:string-value="l" calcext:value-type="string">
              <text:p>l</text:p>
            </table:table-cell>
            <table:table-cell table:style-name="ce74" table:formula="of:=LEFT(TEXT([.AS5];&quot;jjj&quot;);1)" office:value-type="string" office:string-value="m" calcext:value-type="string">
              <text:p>m</text:p>
            </table:table-cell>
            <table:table-cell table:style-name="ce74" table:formula="of:=LEFT(TEXT([.AT5];&quot;jjj&quot;);1)" office:value-type="string" office:string-value="m" calcext:value-type="string">
              <text:p>m</text:p>
            </table:table-cell>
            <table:table-cell table:style-name="ce74" table:formula="of:=LEFT(TEXT([.AU5];&quot;jjj&quot;);1)" office:value-type="string" office:string-value="j" calcext:value-type="string">
              <text:p>j</text:p>
            </table:table-cell>
            <table:table-cell table:style-name="ce74" table:formula="of:=LEFT(TEXT([.AV5];&quot;jjj&quot;);1)" office:value-type="string" office:string-value="v" calcext:value-type="string">
              <text:p>v</text:p>
            </table:table-cell>
            <table:table-cell table:style-name="ce74" table:formula="of:=LEFT(TEXT([.AW5];&quot;jjj&quot;);1)" office:value-type="string" office:string-value="s" calcext:value-type="string">
              <text:p>s</text:p>
            </table:table-cell>
            <table:table-cell table:style-name="ce74" table:formula="of:=LEFT(TEXT([.AX5];&quot;jjj&quot;);1)" office:value-type="string" office:string-value="d" calcext:value-type="string">
              <text:p>d</text:p>
            </table:table-cell>
            <table:table-cell table:style-name="ce74" table:formula="of:=LEFT(TEXT([.AY5];&quot;jjj&quot;);1)" office:value-type="string" office:string-value="l" calcext:value-type="string">
              <text:p>l</text:p>
            </table:table-cell>
            <table:table-cell table:style-name="ce74" table:formula="of:=LEFT(TEXT([.AZ5];&quot;jjj&quot;);1)" office:value-type="string" office:string-value="m" calcext:value-type="string">
              <text:p>m</text:p>
            </table:table-cell>
            <table:table-cell table:style-name="ce74" table:formula="of:=LEFT(TEXT([.BA5];&quot;jjj&quot;);1)" office:value-type="string" office:string-value="m" calcext:value-type="string">
              <text:p>m</text:p>
            </table:table-cell>
            <table:table-cell table:style-name="ce74" table:formula="of:=LEFT(TEXT([.BB5];&quot;jjj&quot;);1)" office:value-type="string" office:string-value="j" calcext:value-type="string">
              <text:p>j</text:p>
            </table:table-cell>
            <table:table-cell table:style-name="ce74" table:formula="of:=LEFT(TEXT([.BC5];&quot;jjj&quot;);1)" office:value-type="string" office:string-value="v" calcext:value-type="string">
              <text:p>v</text:p>
            </table:table-cell>
            <table:table-cell table:style-name="ce74" table:formula="of:=LEFT(TEXT([.BD5];&quot;jjj&quot;);1)" office:value-type="string" office:string-value="s" calcext:value-type="string">
              <text:p>s</text:p>
            </table:table-cell>
            <table:table-cell table:style-name="ce74" table:formula="of:=LEFT(TEXT([.BE5];&quot;jjj&quot;);1)" office:value-type="string" office:string-value="d" calcext:value-type="string">
              <text:p>d</text:p>
            </table:table-cell>
            <table:table-cell table:style-name="ce74" table:formula="of:=LEFT(TEXT([.BF5];&quot;jjj&quot;);1)" office:value-type="string" office:string-value="l" calcext:value-type="string">
              <text:p>l</text:p>
            </table:table-cell>
            <table:table-cell table:style-name="ce74" table:formula="of:=LEFT(TEXT([.BG5];&quot;jjj&quot;);1)" office:value-type="string" office:string-value="m" calcext:value-type="string">
              <text:p>m</text:p>
            </table:table-cell>
            <table:table-cell table:style-name="ce74" table:formula="of:=LEFT(TEXT([.BH5];&quot;jjj&quot;);1)" office:value-type="string" office:string-value="m" calcext:value-type="string">
              <text:p>m</text:p>
            </table:table-cell>
            <table:table-cell table:style-name="ce74" table:formula="of:=LEFT(TEXT([.BI5];&quot;jjj&quot;);1)" office:value-type="string" office:string-value="j" calcext:value-type="string">
              <text:p>j</text:p>
            </table:table-cell>
            <table:table-cell table:style-name="ce74" table:formula="of:=LEFT(TEXT([.BJ5];&quot;jjj&quot;);1)" office:value-type="string" office:string-value="v" calcext:value-type="string">
              <text:p>v</text:p>
            </table:table-cell>
            <table:table-cell table:style-name="ce74" table:formula="of:=LEFT(TEXT([.BK5];&quot;jjj&quot;);1)" office:value-type="string" office:string-value="s" calcext:value-type="string">
              <text:p>s</text:p>
            </table:table-cell>
            <table:table-cell table:style-name="ce74" table:formula="of:=LEFT(TEXT([.BL5];&quot;jjj&quot;);1)" office:value-type="string" office:string-value="d" calcext:value-type="string">
              <text:p>d</text:p>
            </table:table-cell>
            <table:table-cell table:style-name="ce74" table:formula="of:=LEFT(TEXT([.BM5];&quot;jjj&quot;);1)" office:value-type="string" office:string-value="l" calcext:value-type="string">
              <text:p>l</text:p>
            </table:table-cell>
            <table:table-cell table:style-name="ce74" table:formula="of:=LEFT(TEXT([.BN5];&quot;jjj&quot;);1)" office:value-type="string" office:string-value="m" calcext:value-type="string">
              <text:p>m</text:p>
            </table:table-cell>
            <table:table-cell table:style-name="ce74" table:formula="of:=LEFT(TEXT([.BO5];&quot;jjj&quot;);1)" office:value-type="string" office:string-value="m" calcext:value-type="string">
              <text:p>m</text:p>
            </table:table-cell>
            <table:table-cell table:style-name="ce74" table:formula="of:=LEFT(TEXT([.BP5];&quot;jjj&quot;);1)" office:value-type="string" office:string-value="j" calcext:value-type="string">
              <text:p>j</text:p>
            </table:table-cell>
            <table:table-cell table:style-name="ce74" table:formula="of:=LEFT(TEXT([.BQ5];&quot;jjj&quot;);1)" office:value-type="string" office:string-value="v" calcext:value-type="string">
              <text:p>v</text:p>
            </table:table-cell>
            <table:table-cell table:style-name="ce74" table:formula="of:=LEFT(TEXT([.BR5];&quot;jjj&quot;);1)" office:value-type="string" office:string-value="s" calcext:value-type="string">
              <text:p>s</text:p>
            </table:table-cell>
            <table:table-cell table:style-name="ce74" table:formula="of:=LEFT(TEXT([.BS5];&quot;jjj&quot;);1)" office:value-type="string" office:string-value="d" calcext:value-type="string">
              <text:p>d</text:p>
            </table:table-cell>
            <table:table-cell table:style-name="ce74" table:formula="of:=LEFT(TEXT([.BT5];&quot;jjj&quot;);1)" office:value-type="string" office:string-value="l" calcext:value-type="string">
              <text:p>l</text:p>
            </table:table-cell>
            <table:table-cell table:style-name="ce74" table:formula="of:=LEFT(TEXT([.BU5];&quot;jjj&quot;);1)" office:value-type="string" office:string-value="m" calcext:value-type="string">
              <text:p>m</text:p>
            </table:table-cell>
            <table:table-cell table:style-name="ce74" table:formula="of:=LEFT(TEXT([.BV5];&quot;jjj&quot;);1)" office:value-type="string" office:string-value="m" calcext:value-type="string">
              <text:p>m</text:p>
            </table:table-cell>
            <table:table-cell table:style-name="ce74" table:formula="of:=LEFT(TEXT([.BW5];&quot;jjj&quot;);1)" office:value-type="string" office:string-value="j" calcext:value-type="string">
              <text:p>j</text:p>
            </table:table-cell>
            <table:table-cell table:style-name="ce74" table:formula="of:=LEFT(TEXT([.BX5];&quot;jjj&quot;);1)" office:value-type="string" office:string-value="v" calcext:value-type="string">
              <text:p>v</text:p>
            </table:table-cell>
            <table:table-cell table:style-name="ce74" table:formula="of:=LEFT(TEXT([.BY5];&quot;jjj&quot;);1)" office:value-type="string" office:string-value="s" calcext:value-type="string">
              <text:p>s</text:p>
            </table:table-cell>
            <table:table-cell table:style-name="ce74" table:formula="of:=LEFT(TEXT([.BZ5];&quot;jjj&quot;);1)" office:value-type="string" office:string-value="d" calcext:value-type="string">
              <text:p>d</text:p>
            </table:table-cell>
            <table:table-cell table:style-name="ce74" table:formula="of:=LEFT(TEXT([.CA5];&quot;jjj&quot;);1)" office:value-type="string" office:string-value="l" calcext:value-type="string">
              <text:p>l</text:p>
            </table:table-cell>
            <table:table-cell table:style-name="ce74" table:formula="of:=LEFT(TEXT([.CB5];&quot;jjj&quot;);1)" office:value-type="string" office:string-value="m" calcext:value-type="string">
              <text:p>m</text:p>
            </table:table-cell>
            <table:table-cell table:style-name="ce74" table:formula="of:=LEFT(TEXT([.CC5];&quot;jjj&quot;);1)" office:value-type="string" office:string-value="m" calcext:value-type="string">
              <text:p>m</text:p>
            </table:table-cell>
            <table:table-cell table:style-name="ce74" table:formula="of:=LEFT(TEXT([.CD5];&quot;jjj&quot;);1)" office:value-type="string" office:string-value="j" calcext:value-type="string">
              <text:p>j</text:p>
            </table:table-cell>
            <table:table-cell table:style-name="ce74" table:formula="of:=LEFT(TEXT([.CE5];&quot;jjj&quot;);1)" office:value-type="string" office:string-value="v" calcext:value-type="string">
              <text:p>v</text:p>
            </table:table-cell>
            <table:table-cell table:style-name="ce74" table:formula="of:=LEFT(TEXT([.CF5];&quot;jjj&quot;);1)" office:value-type="string" office:string-value="s" calcext:value-type="string">
              <text:p>s</text:p>
            </table:table-cell>
            <table:table-cell table:style-name="ce74" table:formula="of:=LEFT(TEXT([.CG5];&quot;jjj&quot;);1)" office:value-type="string" office:string-value="d" calcext:value-type="string">
              <text:p>d</text:p>
            </table:table-cell>
            <table:table-cell table:style-name="ce74" table:formula="of:=LEFT(TEXT([.CH5];&quot;jjj&quot;);1)" office:value-type="string" office:string-value="l" calcext:value-type="string">
              <text:p>l</text:p>
            </table:table-cell>
            <table:table-cell table:style-name="ce74" table:formula="of:=LEFT(TEXT([.CI5];&quot;jjj&quot;);1)" office:value-type="string" office:string-value="m" calcext:value-type="string">
              <text:p>m</text:p>
            </table:table-cell>
            <table:table-cell table:style-name="ce74" table:formula="of:=LEFT(TEXT([.CJ5];&quot;jjj&quot;);1)" office:value-type="string" office:string-value="m" calcext:value-type="string">
              <text:p>m</text:p>
            </table:table-cell>
            <table:table-cell table:style-name="ce74" table:formula="of:=LEFT(TEXT([.CK5];&quot;jjj&quot;);1)" office:value-type="string" office:string-value="j" calcext:value-type="string">
              <text:p>j</text:p>
            </table:table-cell>
            <table:table-cell table:style-name="ce74" table:formula="of:=LEFT(TEXT([.CL5];&quot;jjj&quot;);1)" office:value-type="string" office:string-value="v" calcext:value-type="string">
              <text:p>v</text:p>
            </table:table-cell>
            <table:table-cell table:style-name="ce74" table:formula="of:=LEFT(TEXT([.CM5];&quot;jjj&quot;);1)" office:value-type="string" office:string-value="s" calcext:value-type="string">
              <text:p>s</text:p>
            </table:table-cell>
            <table:table-cell table:style-name="ce74" table:formula="of:=LEFT(TEXT([.CN5];&quot;jjj&quot;);1)" office:value-type="string" office:string-value="d" calcext:value-type="string">
              <text:p>d</text:p>
            </table:table-cell>
            <table:table-cell table:style-name="ce74" table:formula="of:=LEFT(TEXT([.CO5];&quot;jjj&quot;);1)" office:value-type="string" office:string-value="l" calcext:value-type="string">
              <text:p>l</text:p>
            </table:table-cell>
            <table:table-cell table:style-name="ce74" table:formula="of:=LEFT(TEXT([.CP5];&quot;jjj&quot;);1)" office:value-type="string" office:string-value="m" calcext:value-type="string">
              <text:p>m</text:p>
            </table:table-cell>
            <table:table-cell table:style-name="ce74" table:formula="of:=LEFT(TEXT([.CQ5];&quot;jjj&quot;);1)" office:value-type="string" office:string-value="m" calcext:value-type="string">
              <text:p>m</text:p>
            </table:table-cell>
            <table:table-cell table:style-name="ce74" table:formula="of:=LEFT(TEXT([.CR5];&quot;jjj&quot;);1)" office:value-type="string" office:string-value="j" calcext:value-type="string">
              <text:p>j</text:p>
            </table:table-cell>
            <table:table-cell table:style-name="ce74" table:formula="of:=LEFT(TEXT([.CS5];&quot;jjj&quot;);1)" office:value-type="string" office:string-value="v" calcext:value-type="string">
              <text:p>v</text:p>
            </table:table-cell>
            <table:table-cell table:style-name="ce74" table:formula="of:=LEFT(TEXT([.CT5];&quot;jjj&quot;);1)" office:value-type="string" office:string-value="s" calcext:value-type="string">
              <text:p>s</text:p>
            </table:table-cell>
            <table:table-cell table:style-name="ce74" table:formula="of:=LEFT(TEXT([.CU5];&quot;jjj&quot;);1)" office:value-type="string" office:string-value="d" calcext:value-type="string">
              <text:p>d</text:p>
            </table:table-cell>
            <table:table-cell table:style-name="ce74" table:formula="of:=LEFT(TEXT([.CV5];&quot;jjj&quot;);1)" office:value-type="string" office:string-value="l" calcext:value-type="string">
              <text:p>l</text:p>
            </table:table-cell>
            <table:table-cell table:style-name="ce74" table:formula="of:=LEFT(TEXT([.CW5];&quot;jjj&quot;);1)" office:value-type="string" office:string-value="m" calcext:value-type="string">
              <text:p>m</text:p>
            </table:table-cell>
            <table:table-cell table:style-name="ce74" table:formula="of:=LEFT(TEXT([.CX5];&quot;jjj&quot;);1)" office:value-type="string" office:string-value="m" calcext:value-type="string">
              <text:p>m</text:p>
            </table:table-cell>
            <table:table-cell table:style-name="ce74" table:formula="of:=LEFT(TEXT([.CY5];&quot;jjj&quot;);1)" office:value-type="string" office:string-value="j" calcext:value-type="string">
              <text:p>j</text:p>
            </table:table-cell>
            <table:table-cell table:style-name="ce74" table:formula="of:=LEFT(TEXT([.CZ5];&quot;jjj&quot;);1)" office:value-type="string" office:string-value="v" calcext:value-type="string">
              <text:p>v</text:p>
            </table:table-cell>
            <table:table-cell table:style-name="ce74" table:formula="of:=LEFT(TEXT([.DA5];&quot;jjj&quot;);1)" office:value-type="string" office:string-value="s" calcext:value-type="string">
              <text:p>s</text:p>
            </table:table-cell>
            <table:table-cell table:style-name="ce74" table:formula="of:=LEFT(TEXT([.DB5];&quot;jjj&quot;);1)" office:value-type="string" office:string-value="d" calcext:value-type="string">
              <text:p>d</text:p>
            </table:table-cell>
            <table:table-cell table:style-name="ce74" table:formula="of:=LEFT(TEXT([.DC5];&quot;jjj&quot;);1)" office:value-type="string" office:string-value="l" calcext:value-type="string">
              <text:p>l</text:p>
            </table:table-cell>
            <table:table-cell table:style-name="ce74" table:formula="of:=LEFT(TEXT([.DD5];&quot;jjj&quot;);1)" office:value-type="string" office:string-value="m" calcext:value-type="string">
              <text:p>m</text:p>
            </table:table-cell>
            <table:table-cell table:style-name="ce74" table:formula="of:=LEFT(TEXT([.DE5];&quot;jjj&quot;);1)" office:value-type="string" office:string-value="m" calcext:value-type="string">
              <text:p>m</text:p>
            </table:table-cell>
            <table:table-cell table:style-name="ce74" table:formula="of:=LEFT(TEXT([.DF5];&quot;jjj&quot;);1)" office:value-type="string" office:string-value="j" calcext:value-type="string">
              <text:p>j</text:p>
            </table:table-cell>
            <table:table-cell table:style-name="ce74" table:formula="of:=LEFT(TEXT([.DG5];&quot;jjj&quot;);1)" office:value-type="string" office:string-value="v" calcext:value-type="string">
              <text:p>v</text:p>
            </table:table-cell>
            <table:table-cell table:style-name="ce74" table:formula="of:=LEFT(TEXT([.DH5];&quot;jjj&quot;);1)" office:value-type="string" office:string-value="s" calcext:value-type="string">
              <text:p>s</text:p>
            </table:table-cell>
            <table:table-cell table:style-name="ce99" table:formula="of:=LEFT(TEXT([.DI5];&quot;jjj&quot;);1)" office:value-type="string" office:string-value="d" calcext:value-type="string">
              <text:p>d</text:p>
            </table:table-cell>
            <table:table-cell table:number-columns-repeated="911"/>
          </table:table-row>
        </table:table-header-rows>
        <table:table-row table:style-name="ro1" table:visibility="collapse">
          <table:table-cell office:value-type="string" calcext:value-type="string">
            <text:p>Ne supprimez pas cette ligne. Cette ligne est masquée afin de préserver une formule utilisée pour mettre en évidence le jour en cours au sein du planning de projet. </text:p>
          </table:table-cell>
          <table:table-cell/>
          <table:table-cell table:style-name="ce21"/>
          <table:table-cell table:style-name="ce36"/>
          <table:table-cell table:number-columns-repeated="3"/>
          <table:table-cell table:formula="of:=IF(OR(ISBLANK(_xlfn.single(début_tâche));ISBLANK(_xlfn.single(fin_tâche)));&quot;&quot;;_xlfn.single(fin_tâche)-_xlfn.single(début_tâche)+1)" office:value-type="string" office:string-value="" calcext:value-type="error">
            <text:p>#NOM ?</text:p>
          </table:table-cell>
          <table:table-cell table:style-name="ce75" table:number-columns-repeated="104"/>
          <table:table-cell table:style-name="ce100"/>
          <table:table-cell table:number-columns-repeated="911"/>
        </table:table-row>
        <table:table-row table:style-name="ro1">
          <table:table-cell table:style-name="ce1" office:value-type="string" calcext:value-type="string">
            <text:p>La cellule B8 contient l’exemple de titre Phase 1. </text:p>
            <text:p>Entrez un nouveau titre dans la cellule B8.</text:p>
            <text:p>Entrez un nom auquel attribuer la phase, s’il s’applique à votre projet, dans la cellule C8.</text:p>
            <text:p>Entrez l’avancement pour la phase entière, si cela s’applique à votre projet, dans la cellule D8.</text:p>
            <text:p>Entrez les dates de début et de fin de la phase entière, si cela s’applique à votre projet, dans les cellules E8 et F8. </text:p>
            <text:p>Le diagramme de Gantt remplit automatiquement les dates et ombres appropriées en fonction de l’avancement entré.</text:p>
            <text:p>Pour supprimer la phase et travailler uniquement à partir de tâches, supprimez simplement cette ligne.</text:p>
          </table:table-cell>
          <table:table-cell table:style-name="ce8" office:value-type="string" calcext:value-type="string">
            <text:p>Dashboard</text:p>
          </table:table-cell>
          <table:table-cell table:style-name="ce22"/>
          <table:table-cell table:style-name="ce37"/>
          <table:table-cell table:style-name="ce51"/>
          <table:table-cell table:style-name="ce63"/>
          <table:table-cell table:style-name="ce68"/>
          <table:table-cell table:style-name="ce68" table:formula="of:=IF(OR(ISBLANK(_xlfn.single(début_tâche));ISBLANK(_xlfn.single(fin_tâche)));&quot;&quot;;_xlfn.single(fin_tâche)-_xlfn.single(début_tâche)+1)" office:value-type="string" office:string-value="" calcext:value-type="error">
            <text:p>#NOM ?</text:p>
          </table:table-cell>
          <table:table-cell table:style-name="ce75" table:number-columns-repeated="5"/>
          <table:table-cell table:style-name="ce79" table:number-columns-repeated="2"/>
          <table:table-cell table:style-name="ce82"/>
          <table:table-cell table:style-name="ce75" table:number-columns-repeated="4"/>
          <table:table-cell table:style-name="ce83" table:number-columns-repeated="2"/>
          <table:table-cell table:style-name="ce75" table:number-columns-repeated="5"/>
          <table:table-cell table:style-name="ce85" table:number-columns-repeated="2"/>
          <table:table-cell table:style-name="ce75" table:number-columns-repeated="5"/>
          <table:table-cell table:style-name="ce86" table:number-columns-repeated="2"/>
          <table:table-cell table:style-name="ce75" table:number-columns-repeated="5"/>
          <table:table-cell table:style-name="ce87" table:number-columns-repeated="2"/>
          <table:table-cell table:style-name="ce75" table:number-columns-repeated="5"/>
          <table:table-cell table:style-name="ce88" table:number-columns-repeated="2"/>
          <table:table-cell table:style-name="ce75" table:number-columns-repeated="5"/>
          <table:table-cell table:style-name="ce89" table:number-columns-repeated="2"/>
          <table:table-cell table:style-name="ce75" table:number-columns-repeated="5"/>
          <table:table-cell table:style-name="ce90" table:number-columns-repeated="2"/>
          <table:table-cell table:style-name="ce75" table:number-columns-repeated="5"/>
          <table:table-cell table:style-name="ce91" table:number-columns-repeated="2"/>
          <table:table-cell table:style-name="ce75" table:number-columns-repeated="5"/>
          <table:table-cell table:style-name="ce92" table:number-columns-repeated="2"/>
          <table:table-cell table:style-name="ce75" table:number-columns-repeated="5"/>
          <table:table-cell table:style-name="ce93" table:number-columns-repeated="2"/>
          <table:table-cell table:style-name="ce75" table:number-columns-repeated="5"/>
          <table:table-cell table:style-name="ce94" table:number-columns-repeated="2"/>
          <table:table-cell table:style-name="ce75" table:number-columns-repeated="5"/>
          <table:table-cell table:style-name="ce95" table:number-columns-repeated="2"/>
          <table:table-cell table:style-name="ce75" table:number-columns-repeated="5"/>
          <table:table-cell table:style-name="ce96" table:number-columns-repeated="2"/>
          <table:table-cell table:style-name="ce75" table:number-columns-repeated="5"/>
          <table:table-cell table:style-name="ce97" table:number-columns-repeated="2"/>
          <table:table-cell table:style-name="ce102" table:number-columns-repeated="911"/>
        </table:table-row>
        <table:table-row table:style-name="ro1">
          <table:table-cell table:style-name="ce1" office:value-type="string" calcext:value-type="string">
            <text:p>La cellule B9 contient l’exemple de tâche « Tâche 1 ». </text:p>
            <text:p>Entrez un nouveau nom de tâche dans la cellule B9.</text:p>
            <text:p>Entrez une personne à laquelle attribuer la tâche dans la cellule C9.</text:p>
            <text:p>Entrez l’avancement de la tâche dans la cellule D9. Une barre de progression apparaît dans la cellule, qui est ombrée en fonction du nombre figurant dans la cellule. Par exemple, un avancement de 50 pour cent ombre la moitié de la cellule.</text:p>
            <text:p>Entrez la date de début de la tâche dans la cellule E9.</text:p>
            <text:p>Entrez la date de fin de tâche dans la cellule F9.</text:p>
            <text:p>Une barre d’état ombrée pour les dates entrées apparaît dans les blocs de la cellule I9 à la cellule BL9. </text:p>
          </table:table-cell>
          <table:table-cell table:style-name="ce9" office:value-type="string" calcext:value-type="string">
            <text:p>Recherche Bootstrap &amp; Vue.js</text:p>
          </table:table-cell>
          <table:table-cell table:style-name="ce23" office:value-type="string" calcext:value-type="string">
            <text:p>Favre Philippine</text:p>
          </table:table-cell>
          <table:table-cell table:style-name="ce38" office:value-type="percentage" office:value="1" calcext:value-type="percentage">
            <text:p>100 %</text:p>
          </table:table-cell>
          <table:table-cell table:style-name="ce52" table:formula="of:=Début_Projet" office:value-type="date" office:date-value="2020-05-25" calcext:value-type="date">
            <text:p>25/5/20</text:p>
          </table:table-cell>
          <table:table-cell table:style-name="ce52" table:formula="of:=[.E9]+1" office:value-type="date" office:date-value="2020-05-26" calcext:value-type="date">
            <text:p>26/5/20</text:p>
          </table:table-cell>
          <table:table-cell table:style-name="ce68"/>
          <table:table-cell table:style-name="ce68" table:formula="of:=IF(OR(ISBLANK(_xlfn.single(début_tâche));ISBLANK(_xlfn.single(fin_tâche)));&quot;&quot;;_xlfn.single(fin_tâche)-_xlfn.single(début_tâche)+1)" office:value-type="string" office:string-value="" calcext:value-type="error">
            <text:p>#NOM ?</text:p>
          </table:table-cell>
          <table:table-cell table:style-name="ce75" table:number-columns-repeated="5"/>
          <table:table-cell table:style-name="ce79" table:number-columns-repeated="2"/>
          <table:table-cell table:style-name="ce82"/>
          <table:table-cell table:style-name="ce75" table:number-columns-repeated="4"/>
          <table:table-cell table:style-name="ce83" table:number-columns-repeated="2"/>
          <table:table-cell table:style-name="ce75" table:number-columns-repeated="5"/>
          <table:table-cell table:style-name="ce85" table:number-columns-repeated="2"/>
          <table:table-cell table:style-name="ce75" table:number-columns-repeated="5"/>
          <table:table-cell table:style-name="ce86" table:number-columns-repeated="2"/>
          <table:table-cell table:style-name="ce75" table:number-columns-repeated="5"/>
          <table:table-cell table:style-name="ce87" table:number-columns-repeated="2"/>
          <table:table-cell table:style-name="ce75" table:number-columns-repeated="5"/>
          <table:table-cell table:style-name="ce88" table:number-columns-repeated="2"/>
          <table:table-cell table:style-name="ce75" table:number-columns-repeated="5"/>
          <table:table-cell table:style-name="ce89" table:number-columns-repeated="2"/>
          <table:table-cell table:style-name="ce75" table:number-columns-repeated="5"/>
          <table:table-cell table:style-name="ce90" table:number-columns-repeated="2"/>
          <table:table-cell table:style-name="ce75" table:number-columns-repeated="5"/>
          <table:table-cell table:style-name="ce91" table:number-columns-repeated="2"/>
          <table:table-cell table:style-name="ce75" table:number-columns-repeated="5"/>
          <table:table-cell table:style-name="ce92" table:number-columns-repeated="2"/>
          <table:table-cell table:style-name="ce75" table:number-columns-repeated="5"/>
          <table:table-cell table:style-name="ce93" table:number-columns-repeated="2"/>
          <table:table-cell table:style-name="ce75" table:number-columns-repeated="5"/>
          <table:table-cell table:style-name="ce94" table:number-columns-repeated="2"/>
          <table:table-cell table:style-name="ce75" table:number-columns-repeated="5"/>
          <table:table-cell table:style-name="ce95" table:number-columns-repeated="2"/>
          <table:table-cell table:style-name="ce75" table:number-columns-repeated="5"/>
          <table:table-cell table:style-name="ce96" table:number-columns-repeated="2"/>
          <table:table-cell table:style-name="ce75" table:number-columns-repeated="5"/>
          <table:table-cell table:style-name="ce97" table:number-columns-repeated="2"/>
          <table:table-cell table:style-name="ce102" table:number-columns-repeated="911"/>
        </table:table-row>
        <table:table-row table:style-name="ro1">
          <table:table-cell table:style-name="ce1" office:value-type="string" calcext:value-type="string">
            <text:p>Les lignes 10 à 13 répètent le modèle de la ligne 9. </text:p>
            <text:p>Répétez les instructions de la cellule A9 pour toutes les lignes de tâche dans cette feuille de calcul. Remplacez les exemples de données.</text:p>
            <text:p>Un exemple d’une autre phase commence à la cellule A14. </text:p>
            <text:p>Continuez d’entrer des tâches dans les cellules A10 à A13, ou accédez à la cellule A14 pour en savoir plus.</text:p>
          </table:table-cell>
          <table:table-cell table:style-name="ce9" office:value-type="string" calcext:value-type="string">
            <text:p>Mockup</text:p>
          </table:table-cell>
          <table:table-cell table:style-name="ce23" office:value-type="string" calcext:value-type="string">
            <text:p>Favre Philippine</text:p>
          </table:table-cell>
          <table:table-cell table:style-name="ce38" office:value-type="percentage" office:value="1" calcext:value-type="percentage">
            <text:p>100 %</text:p>
          </table:table-cell>
          <table:table-cell table:style-name="ce52" table:formula="of:=[.F9]+1" office:value-type="date" office:date-value="2020-05-27" calcext:value-type="date">
            <text:p>27/5/20</text:p>
          </table:table-cell>
          <table:table-cell table:style-name="ce52" table:formula="of:=[.E10]+1" office:value-type="date" office:date-value="2020-05-28" calcext:value-type="date">
            <text:p>28/5/20</text:p>
          </table:table-cell>
          <table:table-cell table:style-name="ce68"/>
          <table:table-cell table:style-name="ce68" table:formula="of:=IF(OR(ISBLANK(_xlfn.single(début_tâche));ISBLANK(_xlfn.single(fin_tâche)));&quot;&quot;;_xlfn.single(fin_tâche)-_xlfn.single(début_tâche)+1)" office:value-type="string" office:string-value="" calcext:value-type="error">
            <text:p>#NOM ?</text:p>
          </table:table-cell>
          <table:table-cell table:style-name="ce75" table:number-columns-repeated="5"/>
          <table:table-cell table:style-name="ce79" table:number-columns-repeated="2"/>
          <table:table-cell table:style-name="ce82"/>
          <table:table-cell table:style-name="ce75" table:number-columns-repeated="4"/>
          <table:table-cell table:style-name="ce83" table:number-columns-repeated="2"/>
          <table:table-cell table:style-name="ce75" table:number-columns-repeated="5"/>
          <table:table-cell table:style-name="ce85" table:number-columns-repeated="2"/>
          <table:table-cell table:style-name="ce75" table:number-columns-repeated="5"/>
          <table:table-cell table:style-name="ce86" table:number-columns-repeated="2"/>
          <table:table-cell table:style-name="ce75" table:number-columns-repeated="5"/>
          <table:table-cell table:style-name="ce87" table:number-columns-repeated="2"/>
          <table:table-cell table:style-name="ce75" table:number-columns-repeated="5"/>
          <table:table-cell table:style-name="ce88" table:number-columns-repeated="2"/>
          <table:table-cell table:style-name="ce75" table:number-columns-repeated="5"/>
          <table:table-cell table:style-name="ce89" table:number-columns-repeated="2"/>
          <table:table-cell table:style-name="ce75" table:number-columns-repeated="5"/>
          <table:table-cell table:style-name="ce90" table:number-columns-repeated="2"/>
          <table:table-cell table:style-name="ce75" table:number-columns-repeated="5"/>
          <table:table-cell table:style-name="ce91" table:number-columns-repeated="2"/>
          <table:table-cell table:style-name="ce75" table:number-columns-repeated="5"/>
          <table:table-cell table:style-name="ce92" table:number-columns-repeated="2"/>
          <table:table-cell table:style-name="ce75" table:number-columns-repeated="5"/>
          <table:table-cell table:style-name="ce93" table:number-columns-repeated="2"/>
          <table:table-cell table:style-name="ce75" table:number-columns-repeated="5"/>
          <table:table-cell table:style-name="ce94" table:number-columns-repeated="2"/>
          <table:table-cell table:style-name="ce75" table:number-columns-repeated="5"/>
          <table:table-cell table:style-name="ce95" table:number-columns-repeated="2"/>
          <table:table-cell table:style-name="ce75" table:number-columns-repeated="5"/>
          <table:table-cell table:style-name="ce96" table:number-columns-repeated="2"/>
          <table:table-cell table:style-name="ce75" table:number-columns-repeated="5"/>
          <table:table-cell table:style-name="ce97" table:number-columns-repeated="2"/>
          <table:table-cell table:style-name="ce102" table:number-columns-repeated="911"/>
        </table:table-row>
        <table:table-row table:style-name="ro1">
          <table:table-cell/>
          <table:table-cell table:style-name="ce9" office:value-type="string" calcext:value-type="string">
            <text:p>Présentation clients</text:p>
          </table:table-cell>
          <table:table-cell table:style-name="ce23" office:value-type="string" calcext:value-type="string">
            <text:p>Favre Philippine</text:p>
          </table:table-cell>
          <table:table-cell table:style-name="ce38" office:value-type="percentage" office:value="1" calcext:value-type="percentage">
            <text:p>100 %</text:p>
          </table:table-cell>
          <table:table-cell table:style-name="ce52" table:formula="of:=[.F10]+1" office:value-type="date" office:date-value="2020-05-29" calcext:value-type="date">
            <text:p>29/5/20</text:p>
          </table:table-cell>
          <table:table-cell table:style-name="ce52" table:formula="of:=[.E11]" office:value-type="date" office:date-value="2020-05-29" calcext:value-type="date">
            <text:p>29/5/20</text:p>
          </table:table-cell>
          <table:table-cell table:style-name="ce68"/>
          <table:table-cell table:style-name="ce68" table:formula="of:=IF(OR(ISBLANK(_xlfn.single(début_tâche));ISBLANK(_xlfn.single(fin_tâche)));&quot;&quot;;_xlfn.single(fin_tâche)-_xlfn.single(début_tâche)+1)" office:value-type="string" office:string-value="" calcext:value-type="error">
            <text:p>#NOM ?</text:p>
          </table:table-cell>
          <table:table-cell table:style-name="ce75" table:number-columns-repeated="5"/>
          <table:table-cell table:style-name="ce79" table:number-columns-repeated="2"/>
          <table:table-cell table:style-name="ce82"/>
          <table:table-cell table:style-name="ce75" table:number-columns-repeated="4"/>
          <table:table-cell table:style-name="ce83" table:number-columns-repeated="2"/>
          <table:table-cell table:style-name="ce75" table:number-columns-repeated="5"/>
          <table:table-cell table:style-name="ce85" table:number-columns-repeated="2"/>
          <table:table-cell table:style-name="ce75" table:number-columns-repeated="5"/>
          <table:table-cell table:style-name="ce86" table:number-columns-repeated="2"/>
          <table:table-cell table:style-name="ce75" table:number-columns-repeated="5"/>
          <table:table-cell table:style-name="ce87" table:number-columns-repeated="2"/>
          <table:table-cell table:style-name="ce75" table:number-columns-repeated="5"/>
          <table:table-cell table:style-name="ce88" table:number-columns-repeated="2"/>
          <table:table-cell table:style-name="ce75" table:number-columns-repeated="5"/>
          <table:table-cell table:style-name="ce89" table:number-columns-repeated="2"/>
          <table:table-cell table:style-name="ce75" table:number-columns-repeated="5"/>
          <table:table-cell table:style-name="ce90" table:number-columns-repeated="2"/>
          <table:table-cell table:style-name="ce75" table:number-columns-repeated="5"/>
          <table:table-cell table:style-name="ce91" table:number-columns-repeated="2"/>
          <table:table-cell table:style-name="ce75" table:number-columns-repeated="5"/>
          <table:table-cell table:style-name="ce92" table:number-columns-repeated="2"/>
          <table:table-cell table:style-name="ce75" table:number-columns-repeated="5"/>
          <table:table-cell table:style-name="ce93" table:number-columns-repeated="2"/>
          <table:table-cell table:style-name="ce75" table:number-columns-repeated="5"/>
          <table:table-cell table:style-name="ce94" table:number-columns-repeated="2"/>
          <table:table-cell table:style-name="ce75" table:number-columns-repeated="5"/>
          <table:table-cell table:style-name="ce95" table:number-columns-repeated="2"/>
          <table:table-cell table:style-name="ce75" table:number-columns-repeated="5"/>
          <table:table-cell table:style-name="ce96" table:number-columns-repeated="2"/>
          <table:table-cell table:style-name="ce75" table:number-columns-repeated="5"/>
          <table:table-cell table:style-name="ce97" table:number-columns-repeated="2"/>
          <table:table-cell table:style-name="ce102" table:number-columns-repeated="911"/>
        </table:table-row>
        <table:table-row table:style-name="ro1">
          <table:table-cell/>
          <table:table-cell table:style-name="ce9" office:value-type="string" calcext:value-type="string">
            <text:p>Retour des clients</text:p>
          </table:table-cell>
          <table:table-cell table:style-name="ce23" office:value-type="string" calcext:value-type="string">
            <text:p>Clients</text:p>
          </table:table-cell>
          <table:table-cell table:style-name="ce38" office:value-type="string" calcext:value-type="string">
            <text:p>%</text:p>
          </table:table-cell>
          <table:table-cell table:style-name="ce52" table:number-columns-repeated="2"/>
          <table:table-cell table:style-name="ce68"/>
          <table:table-cell table:style-name="ce68" table:formula="of:=IF(OR(ISBLANK(_xlfn.single(début_tâche));ISBLANK(_xlfn.single(fin_tâche)));&quot;&quot;;_xlfn.single(fin_tâche)-_xlfn.single(début_tâche)+1)" office:value-type="string" office:string-value="" calcext:value-type="error">
            <text:p>#NOM ?</text:p>
          </table:table-cell>
          <table:table-cell table:style-name="ce75" table:number-columns-repeated="5"/>
          <table:table-cell table:style-name="ce79" table:number-columns-repeated="2"/>
          <table:table-cell table:style-name="ce82"/>
          <table:table-cell table:style-name="ce75" table:number-columns-repeated="4"/>
          <table:table-cell table:style-name="ce83" table:number-columns-repeated="2"/>
          <table:table-cell table:style-name="ce75" table:number-columns-repeated="2"/>
          <table:table-cell table:style-name="ce84"/>
          <table:table-cell table:style-name="ce75" table:number-columns-repeated="2"/>
          <table:table-cell table:style-name="ce85" table:number-columns-repeated="2"/>
          <table:table-cell table:style-name="ce75" table:number-columns-repeated="5"/>
          <table:table-cell table:style-name="ce86" table:number-columns-repeated="2"/>
          <table:table-cell table:style-name="ce75" table:number-columns-repeated="5"/>
          <table:table-cell table:style-name="ce87" table:number-columns-repeated="2"/>
          <table:table-cell table:style-name="ce75" table:number-columns-repeated="5"/>
          <table:table-cell table:style-name="ce88" table:number-columns-repeated="2"/>
          <table:table-cell table:style-name="ce75" table:number-columns-repeated="5"/>
          <table:table-cell table:style-name="ce89" table:number-columns-repeated="2"/>
          <table:table-cell table:style-name="ce75" table:number-columns-repeated="5"/>
          <table:table-cell table:style-name="ce90" table:number-columns-repeated="2"/>
          <table:table-cell table:style-name="ce75" table:number-columns-repeated="5"/>
          <table:table-cell table:style-name="ce91" table:number-columns-repeated="2"/>
          <table:table-cell table:style-name="ce75" table:number-columns-repeated="5"/>
          <table:table-cell table:style-name="ce92" table:number-columns-repeated="2"/>
          <table:table-cell table:style-name="ce75" table:number-columns-repeated="5"/>
          <table:table-cell table:style-name="ce93" table:number-columns-repeated="2"/>
          <table:table-cell table:style-name="ce75" table:number-columns-repeated="5"/>
          <table:table-cell table:style-name="ce94" table:number-columns-repeated="2"/>
          <table:table-cell table:style-name="ce75" table:number-columns-repeated="5"/>
          <table:table-cell table:style-name="ce95" table:number-columns-repeated="2"/>
          <table:table-cell table:style-name="ce75" table:number-columns-repeated="5"/>
          <table:table-cell table:style-name="ce96" table:number-columns-repeated="2"/>
          <table:table-cell table:style-name="ce75" table:number-columns-repeated="5"/>
          <table:table-cell table:style-name="ce97" table:number-columns-repeated="2"/>
          <table:table-cell table:style-name="ce102" table:number-columns-repeated="911"/>
        </table:table-row>
        <table:table-row table:style-name="ro1">
          <table:table-cell/>
          <table:table-cell table:style-name="ce9" office:value-type="string" calcext:value-type="string">
            <text:p>Implémentation</text:p>
          </table:table-cell>
          <table:table-cell table:style-name="ce23" office:value-type="string" calcext:value-type="string">
            <text:p>Favre Philippine</text:p>
          </table:table-cell>
          <table:table-cell table:style-name="ce38" office:value-type="percentage" office:value="0.01" calcext:value-type="percentage">
            <text:p>1 %</text:p>
          </table:table-cell>
          <table:table-cell table:style-name="ce52" table:formula="of:=[.F11]+4" office:value-type="date" office:date-value="2020-06-02" calcext:value-type="date">
            <text:p>2/6/20</text:p>
          </table:table-cell>
          <table:table-cell table:style-name="ce52" table:formula="of:=[.E13]+20" office:value-type="date" office:date-value="2020-06-22" calcext:value-type="date">
            <text:p>22/6/20</text:p>
          </table:table-cell>
          <table:table-cell table:style-name="ce68"/>
          <table:table-cell table:style-name="ce68" table:formula="of:=IF(OR(ISBLANK(_xlfn.single(début_tâche));ISBLANK(_xlfn.single(fin_tâche)));&quot;&quot;;_xlfn.single(fin_tâche)-_xlfn.single(début_tâche)+1)" office:value-type="string" office:string-value="" calcext:value-type="error">
            <text:p>#NOM ?</text:p>
          </table:table-cell>
          <table:table-cell table:style-name="ce75" table:number-columns-repeated="5"/>
          <table:table-cell table:style-name="ce79" table:number-columns-repeated="2"/>
          <table:table-cell table:style-name="ce82"/>
          <table:table-cell table:style-name="ce75" table:number-columns-repeated="4"/>
          <table:table-cell table:style-name="ce83" table:number-columns-repeated="2"/>
          <table:table-cell table:style-name="ce75" table:number-columns-repeated="5"/>
          <table:table-cell table:style-name="ce85" table:number-columns-repeated="2"/>
          <table:table-cell table:style-name="ce75" table:number-columns-repeated="5"/>
          <table:table-cell table:style-name="ce86" table:number-columns-repeated="2"/>
          <table:table-cell table:style-name="ce75" table:number-columns-repeated="5"/>
          <table:table-cell table:style-name="ce87" table:number-columns-repeated="2"/>
          <table:table-cell table:style-name="ce75" table:number-columns-repeated="5"/>
          <table:table-cell table:style-name="ce88" table:number-columns-repeated="2"/>
          <table:table-cell table:style-name="ce75" table:number-columns-repeated="5"/>
          <table:table-cell table:style-name="ce89" table:number-columns-repeated="2"/>
          <table:table-cell table:style-name="ce75" table:number-columns-repeated="5"/>
          <table:table-cell table:style-name="ce90" table:number-columns-repeated="2"/>
          <table:table-cell table:style-name="ce75" table:number-columns-repeated="5"/>
          <table:table-cell table:style-name="ce91" table:number-columns-repeated="2"/>
          <table:table-cell table:style-name="ce75" table:number-columns-repeated="5"/>
          <table:table-cell table:style-name="ce92" table:number-columns-repeated="2"/>
          <table:table-cell table:style-name="ce75" table:number-columns-repeated="5"/>
          <table:table-cell table:style-name="ce93" table:number-columns-repeated="2"/>
          <table:table-cell table:style-name="ce75" table:number-columns-repeated="5"/>
          <table:table-cell table:style-name="ce94" table:number-columns-repeated="2"/>
          <table:table-cell table:style-name="ce75" table:number-columns-repeated="5"/>
          <table:table-cell table:style-name="ce95" table:number-columns-repeated="2"/>
          <table:table-cell table:style-name="ce75" table:number-columns-repeated="5"/>
          <table:table-cell table:style-name="ce96" table:number-columns-repeated="2"/>
          <table:table-cell table:style-name="ce75" table:number-columns-repeated="5"/>
          <table:table-cell table:style-name="ce97" table:number-columns-repeated="2"/>
          <table:table-cell table:style-name="ce102" table:number-columns-repeated="911"/>
        </table:table-row>
        <table:table-row table:style-name="ro1">
          <table:table-cell table:style-name="ce1" office:value-type="string" calcext:value-type="string">
            <text:p>La cellule à droite contient l’exemple titre Phase 2. </text:p>
            <text:p>Vous pouvez créer une phase à tout moment dans la colonne B. Ce planning de projet n’exige pas de phases. Pour supprimer la phase, supprimez simplement la ligne.</text:p>
            <text:p>Pour créer un bloc de nouvelle phase dans cette ligne, entrez un nouveau titre dans la cellule à droite.</text:p>
            <text:p>Pour ajouter une tâche à la phase au-dessus, entrez une nouvelle ligne au-dessus de celle-ci, puis remplissez-la des données de la tâche comme dans l’instruction de la cellule A9.</text:p>
            <text:p>Mettez à jour les détails de la phase dans la cellule à droite en fonction de l’instruction de la cellule A8.</text:p>
            <text:p>Continuez de naviguer vers le bas dans les cellules de la colonne A pour en savoir plus.</text:p>
            <text:p>Si vous n’avez pas ajouté de nouvelles lignes dans cette feuille de calcul, vous constaterez que 2 exemples de blocs de phase supplémentaires ont été créés pour vous dans les cellules B20 et B26. Dans le cas contraire, naviguez dans les cellules de la colonne A pour trouver des blocs supplémentaires. </text:p>
            <text:p>Répétez les instructions des cellules A8 et A9 chaque fois que c’est nécessaire.</text:p>
          </table:table-cell>
          <table:table-cell table:style-name="ce10" office:value-type="string" calcext:value-type="string">
            <text:p>Titre Phase 2</text:p>
          </table:table-cell>
          <table:table-cell table:style-name="ce24"/>
          <table:table-cell table:style-name="ce39"/>
          <table:table-cell table:style-name="ce53"/>
          <table:table-cell table:style-name="ce64"/>
          <table:table-cell table:style-name="ce68"/>
          <table:table-cell table:style-name="ce68" table:formula="of:=IF(OR(ISBLANK(_xlfn.single(début_tâche));ISBLANK(_xlfn.single(fin_tâche)));&quot;&quot;;_xlfn.single(fin_tâche)-_xlfn.single(début_tâche)+1)" office:value-type="string" office:string-value="" calcext:value-type="error">
            <text:p>#NOM ?</text:p>
          </table:table-cell>
          <table:table-cell table:style-name="ce75" table:number-columns-repeated="5"/>
          <table:table-cell table:style-name="ce79" table:number-columns-repeated="2"/>
          <table:table-cell table:style-name="ce82"/>
          <table:table-cell table:style-name="ce75" table:number-columns-repeated="4"/>
          <table:table-cell table:style-name="ce83" table:number-columns-repeated="2"/>
          <table:table-cell table:style-name="ce75" table:number-columns-repeated="5"/>
          <table:table-cell table:style-name="ce85" table:number-columns-repeated="2"/>
          <table:table-cell table:style-name="ce75" table:number-columns-repeated="5"/>
          <table:table-cell table:style-name="ce86" table:number-columns-repeated="2"/>
          <table:table-cell table:style-name="ce75" table:number-columns-repeated="5"/>
          <table:table-cell table:style-name="ce87" table:number-columns-repeated="2"/>
          <table:table-cell table:style-name="ce75" table:number-columns-repeated="5"/>
          <table:table-cell table:style-name="ce88" table:number-columns-repeated="2"/>
          <table:table-cell table:style-name="ce75" table:number-columns-repeated="5"/>
          <table:table-cell table:style-name="ce89" table:number-columns-repeated="2"/>
          <table:table-cell table:style-name="ce75" table:number-columns-repeated="5"/>
          <table:table-cell table:style-name="ce90" table:number-columns-repeated="2"/>
          <table:table-cell table:style-name="ce75" table:number-columns-repeated="5"/>
          <table:table-cell table:style-name="ce91" table:number-columns-repeated="2"/>
          <table:table-cell table:style-name="ce75" table:number-columns-repeated="5"/>
          <table:table-cell table:style-name="ce92" table:number-columns-repeated="2"/>
          <table:table-cell table:style-name="ce75" table:number-columns-repeated="5"/>
          <table:table-cell table:style-name="ce93" table:number-columns-repeated="2"/>
          <table:table-cell table:style-name="ce75" table:number-columns-repeated="5"/>
          <table:table-cell table:style-name="ce94" table:number-columns-repeated="2"/>
          <table:table-cell table:style-name="ce75" table:number-columns-repeated="5"/>
          <table:table-cell table:style-name="ce95" table:number-columns-repeated="2"/>
          <table:table-cell table:style-name="ce75" table:number-columns-repeated="5"/>
          <table:table-cell table:style-name="ce96" table:number-columns-repeated="2"/>
          <table:table-cell table:style-name="ce75" table:number-columns-repeated="5"/>
          <table:table-cell table:style-name="ce97" table:number-columns-repeated="2"/>
          <table:table-cell table:style-name="ce102" table:number-columns-repeated="911"/>
        </table:table-row>
        <table:table-row table:style-name="ro1">
          <table:table-cell table:style-name="ce1"/>
          <table:table-cell table:style-name="ce11" office:value-type="string" calcext:value-type="string">
            <text:p>Tâche 1</text:p>
          </table:table-cell>
          <table:table-cell table:style-name="ce25"/>
          <table:table-cell table:style-name="ce40" office:value-type="percentage" office:value="0" calcext:value-type="percentage">
            <text:p>0 %</text:p>
          </table:table-cell>
          <table:table-cell table:style-name="ce54" table:formula="of:=[.F13]+1" office:value-type="date" office:date-value="2020-06-23" calcext:value-type="date">
            <text:p>23/6/20</text:p>
          </table:table-cell>
          <table:table-cell table:style-name="ce54" table:formula="of:=[.E15]+4" office:value-type="date" office:date-value="2020-06-27" calcext:value-type="date">
            <text:p>27/6/20</text:p>
          </table:table-cell>
          <table:table-cell table:style-name="ce68"/>
          <table:table-cell table:style-name="ce68" table:formula="of:=IF(OR(ISBLANK(_xlfn.single(début_tâche));ISBLANK(_xlfn.single(fin_tâche)));&quot;&quot;;_xlfn.single(fin_tâche)-_xlfn.single(début_tâche)+1)" office:value-type="string" office:string-value="" calcext:value-type="error">
            <text:p>#NOM ?</text:p>
          </table:table-cell>
          <table:table-cell table:style-name="ce75" table:number-columns-repeated="5"/>
          <table:table-cell table:style-name="ce79" table:number-columns-repeated="2"/>
          <table:table-cell table:style-name="ce82"/>
          <table:table-cell table:style-name="ce75" table:number-columns-repeated="4"/>
          <table:table-cell table:style-name="ce83" table:number-columns-repeated="2"/>
          <table:table-cell table:style-name="ce75" table:number-columns-repeated="5"/>
          <table:table-cell table:style-name="ce85" table:number-columns-repeated="2"/>
          <table:table-cell table:style-name="ce75" table:number-columns-repeated="5"/>
          <table:table-cell table:style-name="ce86" table:number-columns-repeated="2"/>
          <table:table-cell table:style-name="ce75" table:number-columns-repeated="5"/>
          <table:table-cell table:style-name="ce87" table:number-columns-repeated="2"/>
          <table:table-cell table:style-name="ce75" table:number-columns-repeated="5"/>
          <table:table-cell table:style-name="ce88" table:number-columns-repeated="2"/>
          <table:table-cell table:style-name="ce75" table:number-columns-repeated="5"/>
          <table:table-cell table:style-name="ce89" table:number-columns-repeated="2"/>
          <table:table-cell table:style-name="ce75" table:number-columns-repeated="5"/>
          <table:table-cell table:style-name="ce90" table:number-columns-repeated="2"/>
          <table:table-cell table:style-name="ce75" table:number-columns-repeated="5"/>
          <table:table-cell table:style-name="ce91" table:number-columns-repeated="2"/>
          <table:table-cell table:style-name="ce75" table:number-columns-repeated="5"/>
          <table:table-cell table:style-name="ce92" table:number-columns-repeated="2"/>
          <table:table-cell table:style-name="ce75" table:number-columns-repeated="5"/>
          <table:table-cell table:style-name="ce93" table:number-columns-repeated="2"/>
          <table:table-cell table:style-name="ce75" table:number-columns-repeated="5"/>
          <table:table-cell table:style-name="ce94" table:number-columns-repeated="2"/>
          <table:table-cell table:style-name="ce75" table:number-columns-repeated="5"/>
          <table:table-cell table:style-name="ce95" table:number-columns-repeated="2"/>
          <table:table-cell table:style-name="ce75" table:number-columns-repeated="5"/>
          <table:table-cell table:style-name="ce96" table:number-columns-repeated="2"/>
          <table:table-cell table:style-name="ce75" table:number-columns-repeated="5"/>
          <table:table-cell table:style-name="ce97" table:number-columns-repeated="2"/>
          <table:table-cell table:style-name="ce102" table:number-columns-repeated="911"/>
        </table:table-row>
        <table:table-row table:style-name="ro1">
          <table:table-cell/>
          <table:table-cell table:style-name="ce11" office:value-type="string" calcext:value-type="string">
            <text:p>Tâche 2</text:p>
          </table:table-cell>
          <table:table-cell table:style-name="ce25"/>
          <table:table-cell table:style-name="ce40" office:value-type="percentage" office:value="0" calcext:value-type="percentage">
            <text:p>0 %</text:p>
          </table:table-cell>
          <table:table-cell table:style-name="ce54" table:formula="of:=[.E15]+2" office:value-type="date" office:date-value="2020-06-25" calcext:value-type="date">
            <text:p>25/6/20</text:p>
          </table:table-cell>
          <table:table-cell table:style-name="ce54" table:formula="of:=[.E16]+5" office:value-type="date" office:date-value="2020-06-30" calcext:value-type="date">
            <text:p>30/6/20</text:p>
          </table:table-cell>
          <table:table-cell table:style-name="ce68"/>
          <table:table-cell table:style-name="ce68" table:formula="of:=IF(OR(ISBLANK(_xlfn.single(début_tâche));ISBLANK(_xlfn.single(fin_tâche)));&quot;&quot;;_xlfn.single(fin_tâche)-_xlfn.single(début_tâche)+1)" office:value-type="string" office:string-value="" calcext:value-type="error">
            <text:p>#NOM ?</text:p>
          </table:table-cell>
          <table:table-cell table:style-name="ce75" table:number-columns-repeated="5"/>
          <table:table-cell table:style-name="ce79" table:number-columns-repeated="2"/>
          <table:table-cell table:style-name="ce82"/>
          <table:table-cell table:style-name="ce75" table:number-columns-repeated="4"/>
          <table:table-cell table:style-name="ce83" table:number-columns-repeated="2"/>
          <table:table-cell table:style-name="ce75" table:number-columns-repeated="5"/>
          <table:table-cell table:style-name="ce85" table:number-columns-repeated="2"/>
          <table:table-cell table:style-name="ce75" table:number-columns-repeated="5"/>
          <table:table-cell table:style-name="ce86" table:number-columns-repeated="2"/>
          <table:table-cell table:style-name="ce75" table:number-columns-repeated="5"/>
          <table:table-cell table:style-name="ce87" table:number-columns-repeated="2"/>
          <table:table-cell table:style-name="ce75" table:number-columns-repeated="5"/>
          <table:table-cell table:style-name="ce88" table:number-columns-repeated="2"/>
          <table:table-cell table:style-name="ce75" table:number-columns-repeated="5"/>
          <table:table-cell table:style-name="ce89" table:number-columns-repeated="2"/>
          <table:table-cell table:style-name="ce75" table:number-columns-repeated="5"/>
          <table:table-cell table:style-name="ce90" table:number-columns-repeated="2"/>
          <table:table-cell table:style-name="ce75" table:number-columns-repeated="5"/>
          <table:table-cell table:style-name="ce91" table:number-columns-repeated="2"/>
          <table:table-cell table:style-name="ce75" table:number-columns-repeated="5"/>
          <table:table-cell table:style-name="ce92" table:number-columns-repeated="2"/>
          <table:table-cell table:style-name="ce75" table:number-columns-repeated="5"/>
          <table:table-cell table:style-name="ce93" table:number-columns-repeated="2"/>
          <table:table-cell table:style-name="ce75" table:number-columns-repeated="5"/>
          <table:table-cell table:style-name="ce94" table:number-columns-repeated="2"/>
          <table:table-cell table:style-name="ce75" table:number-columns-repeated="5"/>
          <table:table-cell table:style-name="ce95" table:number-columns-repeated="2"/>
          <table:table-cell table:style-name="ce75" table:number-columns-repeated="5"/>
          <table:table-cell table:style-name="ce96" table:number-columns-repeated="2"/>
          <table:table-cell table:style-name="ce75" table:number-columns-repeated="5"/>
          <table:table-cell table:style-name="ce97" table:number-columns-repeated="2"/>
          <table:table-cell table:style-name="ce102" table:number-columns-repeated="911"/>
        </table:table-row>
        <table:table-row table:style-name="ro1">
          <table:table-cell/>
          <table:table-cell table:style-name="ce11" office:value-type="string" calcext:value-type="string">
            <text:p>Tâche 3</text:p>
          </table:table-cell>
          <table:table-cell table:style-name="ce25"/>
          <table:table-cell table:style-name="ce40"/>
          <table:table-cell table:style-name="ce54" table:formula="of:=[.F16]" office:value-type="date" office:date-value="2020-06-30" calcext:value-type="date">
            <text:p>30/6/20</text:p>
          </table:table-cell>
          <table:table-cell table:style-name="ce54" table:formula="of:=[.E17]+3" office:value-type="date" office:date-value="2020-07-03" calcext:value-type="date">
            <text:p>3/7/20</text:p>
          </table:table-cell>
          <table:table-cell table:style-name="ce68"/>
          <table:table-cell table:style-name="ce68" table:formula="of:=IF(OR(ISBLANK(_xlfn.single(début_tâche));ISBLANK(_xlfn.single(fin_tâche)));&quot;&quot;;_xlfn.single(fin_tâche)-_xlfn.single(début_tâche)+1)" office:value-type="string" office:string-value="" calcext:value-type="error">
            <text:p>#NOM ?</text:p>
          </table:table-cell>
          <table:table-cell table:style-name="ce75" table:number-columns-repeated="5"/>
          <table:table-cell table:style-name="ce79" table:number-columns-repeated="2"/>
          <table:table-cell table:style-name="ce82"/>
          <table:table-cell table:style-name="ce75" table:number-columns-repeated="4"/>
          <table:table-cell table:style-name="ce83" table:number-columns-repeated="2"/>
          <table:table-cell table:style-name="ce75" table:number-columns-repeated="5"/>
          <table:table-cell table:style-name="ce85" table:number-columns-repeated="2"/>
          <table:table-cell table:style-name="ce75" table:number-columns-repeated="5"/>
          <table:table-cell table:style-name="ce86" table:number-columns-repeated="2"/>
          <table:table-cell table:style-name="ce75" table:number-columns-repeated="5"/>
          <table:table-cell table:style-name="ce87" table:number-columns-repeated="2"/>
          <table:table-cell table:style-name="ce75" table:number-columns-repeated="5"/>
          <table:table-cell table:style-name="ce88" table:number-columns-repeated="2"/>
          <table:table-cell table:style-name="ce75" table:number-columns-repeated="5"/>
          <table:table-cell table:style-name="ce89" table:number-columns-repeated="2"/>
          <table:table-cell table:style-name="ce75" table:number-columns-repeated="5"/>
          <table:table-cell table:style-name="ce90" table:number-columns-repeated="2"/>
          <table:table-cell table:style-name="ce75" table:number-columns-repeated="5"/>
          <table:table-cell table:style-name="ce91" table:number-columns-repeated="2"/>
          <table:table-cell table:style-name="ce75" table:number-columns-repeated="5"/>
          <table:table-cell table:style-name="ce92" table:number-columns-repeated="2"/>
          <table:table-cell table:style-name="ce75" table:number-columns-repeated="5"/>
          <table:table-cell table:style-name="ce93" table:number-columns-repeated="2"/>
          <table:table-cell table:style-name="ce75" table:number-columns-repeated="5"/>
          <table:table-cell table:style-name="ce94" table:number-columns-repeated="2"/>
          <table:table-cell table:style-name="ce75" table:number-columns-repeated="5"/>
          <table:table-cell table:style-name="ce95" table:number-columns-repeated="2"/>
          <table:table-cell table:style-name="ce75" table:number-columns-repeated="5"/>
          <table:table-cell table:style-name="ce96" table:number-columns-repeated="2"/>
          <table:table-cell table:style-name="ce75" table:number-columns-repeated="5"/>
          <table:table-cell table:style-name="ce97" table:number-columns-repeated="2"/>
          <table:table-cell table:style-name="ce102" table:number-columns-repeated="911"/>
        </table:table-row>
        <table:table-row table:style-name="ro1">
          <table:table-cell/>
          <table:table-cell table:style-name="ce11" office:value-type="string" calcext:value-type="string">
            <text:p>Tâche 4</text:p>
          </table:table-cell>
          <table:table-cell table:style-name="ce25"/>
          <table:table-cell table:style-name="ce40"/>
          <table:table-cell table:style-name="ce54" table:formula="of:=[.E17]" office:value-type="date" office:date-value="2020-06-30" calcext:value-type="date">
            <text:p>30/6/20</text:p>
          </table:table-cell>
          <table:table-cell table:style-name="ce54" table:formula="of:=[.E18]+2" office:value-type="date" office:date-value="2020-07-02" calcext:value-type="date">
            <text:p>2/7/20</text:p>
          </table:table-cell>
          <table:table-cell table:style-name="ce68"/>
          <table:table-cell table:style-name="ce68" table:formula="of:=IF(OR(ISBLANK(_xlfn.single(début_tâche));ISBLANK(_xlfn.single(fin_tâche)));&quot;&quot;;_xlfn.single(fin_tâche)-_xlfn.single(début_tâche)+1)" office:value-type="string" office:string-value="" calcext:value-type="error">
            <text:p>#NOM ?</text:p>
          </table:table-cell>
          <table:table-cell table:style-name="ce75" table:number-columns-repeated="5"/>
          <table:table-cell table:style-name="ce79" table:number-columns-repeated="2"/>
          <table:table-cell table:style-name="ce82"/>
          <table:table-cell table:style-name="ce75" table:number-columns-repeated="4"/>
          <table:table-cell table:style-name="ce83" table:number-columns-repeated="2"/>
          <table:table-cell table:style-name="ce75" table:number-columns-repeated="2"/>
          <table:table-cell table:style-name="ce84"/>
          <table:table-cell table:style-name="ce75" table:number-columns-repeated="2"/>
          <table:table-cell table:style-name="ce85" table:number-columns-repeated="2"/>
          <table:table-cell table:style-name="ce75" table:number-columns-repeated="5"/>
          <table:table-cell table:style-name="ce86" table:number-columns-repeated="2"/>
          <table:table-cell table:style-name="ce75" table:number-columns-repeated="5"/>
          <table:table-cell table:style-name="ce87" table:number-columns-repeated="2"/>
          <table:table-cell table:style-name="ce75" table:number-columns-repeated="5"/>
          <table:table-cell table:style-name="ce88" table:number-columns-repeated="2"/>
          <table:table-cell table:style-name="ce75" table:number-columns-repeated="5"/>
          <table:table-cell table:style-name="ce89" table:number-columns-repeated="2"/>
          <table:table-cell table:style-name="ce75" table:number-columns-repeated="5"/>
          <table:table-cell table:style-name="ce90" table:number-columns-repeated="2"/>
          <table:table-cell table:style-name="ce75" table:number-columns-repeated="5"/>
          <table:table-cell table:style-name="ce91" table:number-columns-repeated="2"/>
          <table:table-cell table:style-name="ce75" table:number-columns-repeated="5"/>
          <table:table-cell table:style-name="ce92" table:number-columns-repeated="2"/>
          <table:table-cell table:style-name="ce75" table:number-columns-repeated="5"/>
          <table:table-cell table:style-name="ce93" table:number-columns-repeated="2"/>
          <table:table-cell table:style-name="ce75" table:number-columns-repeated="5"/>
          <table:table-cell table:style-name="ce94" table:number-columns-repeated="2"/>
          <table:table-cell table:style-name="ce75" table:number-columns-repeated="5"/>
          <table:table-cell table:style-name="ce95" table:number-columns-repeated="2"/>
          <table:table-cell table:style-name="ce75" table:number-columns-repeated="5"/>
          <table:table-cell table:style-name="ce96" table:number-columns-repeated="2"/>
          <table:table-cell table:style-name="ce75" table:number-columns-repeated="5"/>
          <table:table-cell table:style-name="ce97" table:number-columns-repeated="2"/>
          <table:table-cell table:style-name="ce102" table:number-columns-repeated="911"/>
        </table:table-row>
        <table:table-row table:style-name="ro1">
          <table:table-cell/>
          <table:table-cell table:style-name="ce11" office:value-type="string" calcext:value-type="string">
            <text:p>Tâche 5</text:p>
          </table:table-cell>
          <table:table-cell table:style-name="ce25"/>
          <table:table-cell table:style-name="ce40"/>
          <table:table-cell table:style-name="ce54" table:formula="of:=[.E18]" office:value-type="date" office:date-value="2020-06-30" calcext:value-type="date">
            <text:p>30/6/20</text:p>
          </table:table-cell>
          <table:table-cell table:style-name="ce54" table:formula="of:=[.E19]+3" office:value-type="date" office:date-value="2020-07-03" calcext:value-type="date">
            <text:p>3/7/20</text:p>
          </table:table-cell>
          <table:table-cell table:style-name="ce68"/>
          <table:table-cell table:style-name="ce68" table:formula="of:=IF(OR(ISBLANK(_xlfn.single(début_tâche));ISBLANK(_xlfn.single(fin_tâche)));&quot;&quot;;_xlfn.single(fin_tâche)-_xlfn.single(début_tâche)+1)" office:value-type="string" office:string-value="" calcext:value-type="error">
            <text:p>#NOM ?</text:p>
          </table:table-cell>
          <table:table-cell table:style-name="ce75" table:number-columns-repeated="5"/>
          <table:table-cell table:style-name="ce79" table:number-columns-repeated="2"/>
          <table:table-cell table:style-name="ce82"/>
          <table:table-cell table:style-name="ce75" table:number-columns-repeated="4"/>
          <table:table-cell table:style-name="ce83" table:number-columns-repeated="2"/>
          <table:table-cell table:style-name="ce75" table:number-columns-repeated="5"/>
          <table:table-cell table:style-name="ce85" table:number-columns-repeated="2"/>
          <table:table-cell table:style-name="ce75" table:number-columns-repeated="5"/>
          <table:table-cell table:style-name="ce86" table:number-columns-repeated="2"/>
          <table:table-cell table:style-name="ce75" table:number-columns-repeated="5"/>
          <table:table-cell table:style-name="ce87" table:number-columns-repeated="2"/>
          <table:table-cell table:style-name="ce75" table:number-columns-repeated="5"/>
          <table:table-cell table:style-name="ce88" table:number-columns-repeated="2"/>
          <table:table-cell table:style-name="ce75" table:number-columns-repeated="5"/>
          <table:table-cell table:style-name="ce89" table:number-columns-repeated="2"/>
          <table:table-cell table:style-name="ce75" table:number-columns-repeated="5"/>
          <table:table-cell table:style-name="ce90" table:number-columns-repeated="2"/>
          <table:table-cell table:style-name="ce75" table:number-columns-repeated="5"/>
          <table:table-cell table:style-name="ce91" table:number-columns-repeated="2"/>
          <table:table-cell table:style-name="ce75" table:number-columns-repeated="5"/>
          <table:table-cell table:style-name="ce92" table:number-columns-repeated="2"/>
          <table:table-cell table:style-name="ce75" table:number-columns-repeated="5"/>
          <table:table-cell table:style-name="ce93" table:number-columns-repeated="2"/>
          <table:table-cell table:style-name="ce75" table:number-columns-repeated="5"/>
          <table:table-cell table:style-name="ce94" table:number-columns-repeated="2"/>
          <table:table-cell table:style-name="ce75" table:number-columns-repeated="5"/>
          <table:table-cell table:style-name="ce95" table:number-columns-repeated="2"/>
          <table:table-cell table:style-name="ce75" table:number-columns-repeated="5"/>
          <table:table-cell table:style-name="ce96" table:number-columns-repeated="2"/>
          <table:table-cell table:style-name="ce75" table:number-columns-repeated="5"/>
          <table:table-cell table:style-name="ce97" table:number-columns-repeated="2"/>
          <table:table-cell table:style-name="ce102" table:number-columns-repeated="911"/>
        </table:table-row>
        <table:table-row table:style-name="ro1">
          <table:table-cell office:value-type="string" calcext:value-type="string">
            <text:p>Exemple de bloc de titre de phase</text:p>
          </table:table-cell>
          <table:table-cell table:style-name="ce12" office:value-type="string" calcext:value-type="string">
            <text:p>Titre Phase 3</text:p>
          </table:table-cell>
          <table:table-cell table:style-name="ce26"/>
          <table:table-cell table:style-name="ce41"/>
          <table:table-cell table:style-name="ce55"/>
          <table:table-cell table:style-name="ce65"/>
          <table:table-cell table:style-name="ce68"/>
          <table:table-cell table:style-name="ce68" table:formula="of:=IF(OR(ISBLANK(_xlfn.single(début_tâche));ISBLANK(_xlfn.single(fin_tâche)));&quot;&quot;;_xlfn.single(fin_tâche)-_xlfn.single(début_tâche)+1)" office:value-type="string" office:string-value="" calcext:value-type="error">
            <text:p>#NOM ?</text:p>
          </table:table-cell>
          <table:table-cell table:style-name="ce75" table:number-columns-repeated="5"/>
          <table:table-cell table:style-name="ce79" table:number-columns-repeated="2"/>
          <table:table-cell table:style-name="ce82"/>
          <table:table-cell table:style-name="ce75" table:number-columns-repeated="4"/>
          <table:table-cell table:style-name="ce83" table:number-columns-repeated="2"/>
          <table:table-cell table:style-name="ce75" table:number-columns-repeated="5"/>
          <table:table-cell table:style-name="ce85" table:number-columns-repeated="2"/>
          <table:table-cell table:style-name="ce75" table:number-columns-repeated="5"/>
          <table:table-cell table:style-name="ce86" table:number-columns-repeated="2"/>
          <table:table-cell table:style-name="ce75" table:number-columns-repeated="5"/>
          <table:table-cell table:style-name="ce87" table:number-columns-repeated="2"/>
          <table:table-cell table:style-name="ce75" table:number-columns-repeated="5"/>
          <table:table-cell table:style-name="ce88" table:number-columns-repeated="2"/>
          <table:table-cell table:style-name="ce75" table:number-columns-repeated="5"/>
          <table:table-cell table:style-name="ce89" table:number-columns-repeated="2"/>
          <table:table-cell table:style-name="ce75" table:number-columns-repeated="5"/>
          <table:table-cell table:style-name="ce90" table:number-columns-repeated="2"/>
          <table:table-cell table:style-name="ce75" table:number-columns-repeated="5"/>
          <table:table-cell table:style-name="ce91" table:number-columns-repeated="2"/>
          <table:table-cell table:style-name="ce75" table:number-columns-repeated="5"/>
          <table:table-cell table:style-name="ce92" table:number-columns-repeated="2"/>
          <table:table-cell table:style-name="ce75" table:number-columns-repeated="5"/>
          <table:table-cell table:style-name="ce93" table:number-columns-repeated="2"/>
          <table:table-cell table:style-name="ce75" table:number-columns-repeated="5"/>
          <table:table-cell table:style-name="ce94" table:number-columns-repeated="2"/>
          <table:table-cell table:style-name="ce75" table:number-columns-repeated="5"/>
          <table:table-cell table:style-name="ce95" table:number-columns-repeated="2"/>
          <table:table-cell table:style-name="ce75" table:number-columns-repeated="5"/>
          <table:table-cell table:style-name="ce96" table:number-columns-repeated="2"/>
          <table:table-cell table:style-name="ce75" table:number-columns-repeated="5"/>
          <table:table-cell table:style-name="ce97" table:number-columns-repeated="2"/>
          <table:table-cell table:style-name="ce102" table:number-columns-repeated="911"/>
        </table:table-row>
        <table:table-row table:style-name="ro1">
          <table:table-cell/>
          <table:table-cell table:style-name="ce13" office:value-type="string" calcext:value-type="string">
            <text:p>Tâche 1</text:p>
          </table:table-cell>
          <table:table-cell table:style-name="ce27"/>
          <table:table-cell table:style-name="ce42"/>
          <table:table-cell table:style-name="ce56" table:formula="of:=[.F19]+15" office:value-type="date" office:date-value="2020-07-18" calcext:value-type="date">
            <text:p>18/7/20</text:p>
          </table:table-cell>
          <table:table-cell table:style-name="ce56" table:formula="of:=[.E21]+5" office:value-type="date" office:date-value="2020-07-23" calcext:value-type="date">
            <text:p>23/7/20</text:p>
          </table:table-cell>
          <table:table-cell table:style-name="ce68"/>
          <table:table-cell table:style-name="ce68" table:formula="of:=IF(OR(ISBLANK(_xlfn.single(début_tâche));ISBLANK(_xlfn.single(fin_tâche)));&quot;&quot;;_xlfn.single(fin_tâche)-_xlfn.single(début_tâche)+1)" office:value-type="string" office:string-value="" calcext:value-type="error">
            <text:p>#NOM ?</text:p>
          </table:table-cell>
          <table:table-cell table:style-name="ce75" table:number-columns-repeated="5"/>
          <table:table-cell table:style-name="ce79" table:number-columns-repeated="2"/>
          <table:table-cell table:style-name="ce82"/>
          <table:table-cell table:style-name="ce75" table:number-columns-repeated="4"/>
          <table:table-cell table:style-name="ce83" table:number-columns-repeated="2"/>
          <table:table-cell table:style-name="ce75" table:number-columns-repeated="5"/>
          <table:table-cell table:style-name="ce85" table:number-columns-repeated="2"/>
          <table:table-cell table:style-name="ce75" table:number-columns-repeated="5"/>
          <table:table-cell table:style-name="ce86" table:number-columns-repeated="2"/>
          <table:table-cell table:style-name="ce75" table:number-columns-repeated="5"/>
          <table:table-cell table:style-name="ce87" table:number-columns-repeated="2"/>
          <table:table-cell table:style-name="ce75" table:number-columns-repeated="5"/>
          <table:table-cell table:style-name="ce88" table:number-columns-repeated="2"/>
          <table:table-cell table:style-name="ce75" table:number-columns-repeated="5"/>
          <table:table-cell table:style-name="ce89" table:number-columns-repeated="2"/>
          <table:table-cell table:style-name="ce75" table:number-columns-repeated="5"/>
          <table:table-cell table:style-name="ce90" table:number-columns-repeated="2"/>
          <table:table-cell table:style-name="ce75" table:number-columns-repeated="5"/>
          <table:table-cell table:style-name="ce91" table:number-columns-repeated="2"/>
          <table:table-cell table:style-name="ce75" table:number-columns-repeated="5"/>
          <table:table-cell table:style-name="ce92" table:number-columns-repeated="2"/>
          <table:table-cell table:style-name="ce75" table:number-columns-repeated="5"/>
          <table:table-cell table:style-name="ce93" table:number-columns-repeated="2"/>
          <table:table-cell table:style-name="ce75" table:number-columns-repeated="5"/>
          <table:table-cell table:style-name="ce94" table:number-columns-repeated="2"/>
          <table:table-cell table:style-name="ce75" table:number-columns-repeated="5"/>
          <table:table-cell table:style-name="ce95" table:number-columns-repeated="2"/>
          <table:table-cell table:style-name="ce75" table:number-columns-repeated="5"/>
          <table:table-cell table:style-name="ce96" table:number-columns-repeated="2"/>
          <table:table-cell table:style-name="ce75" table:number-columns-repeated="5"/>
          <table:table-cell table:style-name="ce97" table:number-columns-repeated="2"/>
          <table:table-cell table:style-name="ce102" table:number-columns-repeated="911"/>
        </table:table-row>
        <table:table-row table:style-name="ro1">
          <table:table-cell/>
          <table:table-cell table:style-name="ce13" office:value-type="string" calcext:value-type="string">
            <text:p>Tâche 2</text:p>
          </table:table-cell>
          <table:table-cell table:style-name="ce27"/>
          <table:table-cell table:style-name="ce42"/>
          <table:table-cell table:style-name="ce56" table:formula="of:=[.F21]+1" office:value-type="date" office:date-value="2020-07-24" calcext:value-type="date">
            <text:p>24/7/20</text:p>
          </table:table-cell>
          <table:table-cell table:style-name="ce56" table:formula="of:=[.E22]+4" office:value-type="date" office:date-value="2020-07-28" calcext:value-type="date">
            <text:p>28/7/20</text:p>
          </table:table-cell>
          <table:table-cell table:style-name="ce68"/>
          <table:table-cell table:style-name="ce68" table:formula="of:=IF(OR(ISBLANK(_xlfn.single(début_tâche));ISBLANK(_xlfn.single(fin_tâche)));&quot;&quot;;_xlfn.single(fin_tâche)-_xlfn.single(début_tâche)+1)" office:value-type="string" office:string-value="" calcext:value-type="error">
            <text:p>#NOM ?</text:p>
          </table:table-cell>
          <table:table-cell table:style-name="ce75" table:number-columns-repeated="5"/>
          <table:table-cell table:style-name="ce79" table:number-columns-repeated="2"/>
          <table:table-cell table:style-name="ce82"/>
          <table:table-cell table:style-name="ce75" table:number-columns-repeated="4"/>
          <table:table-cell table:style-name="ce83" table:number-columns-repeated="2"/>
          <table:table-cell table:style-name="ce75" table:number-columns-repeated="5"/>
          <table:table-cell table:style-name="ce85" table:number-columns-repeated="2"/>
          <table:table-cell table:style-name="ce75" table:number-columns-repeated="5"/>
          <table:table-cell table:style-name="ce86" table:number-columns-repeated="2"/>
          <table:table-cell table:style-name="ce75" table:number-columns-repeated="5"/>
          <table:table-cell table:style-name="ce87" table:number-columns-repeated="2"/>
          <table:table-cell table:style-name="ce75" table:number-columns-repeated="5"/>
          <table:table-cell table:style-name="ce88" table:number-columns-repeated="2"/>
          <table:table-cell table:style-name="ce75" table:number-columns-repeated="5"/>
          <table:table-cell table:style-name="ce89" table:number-columns-repeated="2"/>
          <table:table-cell table:style-name="ce75" table:number-columns-repeated="5"/>
          <table:table-cell table:style-name="ce90" table:number-columns-repeated="2"/>
          <table:table-cell table:style-name="ce75" table:number-columns-repeated="5"/>
          <table:table-cell table:style-name="ce91" table:number-columns-repeated="2"/>
          <table:table-cell table:style-name="ce75" table:number-columns-repeated="5"/>
          <table:table-cell table:style-name="ce92" table:number-columns-repeated="2"/>
          <table:table-cell table:style-name="ce75" table:number-columns-repeated="5"/>
          <table:table-cell table:style-name="ce93" table:number-columns-repeated="2"/>
          <table:table-cell table:style-name="ce75" table:number-columns-repeated="5"/>
          <table:table-cell table:style-name="ce94" table:number-columns-repeated="2"/>
          <table:table-cell table:style-name="ce75" table:number-columns-repeated="5"/>
          <table:table-cell table:style-name="ce95" table:number-columns-repeated="2"/>
          <table:table-cell table:style-name="ce75" table:number-columns-repeated="5"/>
          <table:table-cell table:style-name="ce96" table:number-columns-repeated="2"/>
          <table:table-cell table:style-name="ce75" table:number-columns-repeated="5"/>
          <table:table-cell table:style-name="ce97" table:number-columns-repeated="2"/>
          <table:table-cell table:style-name="ce102" table:number-columns-repeated="911"/>
        </table:table-row>
        <table:table-row table:style-name="ro1">
          <table:table-cell/>
          <table:table-cell table:style-name="ce13" office:value-type="string" calcext:value-type="string">
            <text:p>Tâche 3</text:p>
          </table:table-cell>
          <table:table-cell table:style-name="ce27"/>
          <table:table-cell table:style-name="ce42"/>
          <table:table-cell table:style-name="ce56" table:formula="of:=[.E22]+5" office:value-type="date" office:date-value="2020-07-29" calcext:value-type="date">
            <text:p>29/7/20</text:p>
          </table:table-cell>
          <table:table-cell table:style-name="ce56" table:formula="of:=[.E23]+5" office:value-type="date" office:date-value="2020-08-03" calcext:value-type="date">
            <text:p>3/8/20</text:p>
          </table:table-cell>
          <table:table-cell table:style-name="ce68"/>
          <table:table-cell table:style-name="ce68" table:formula="of:=IF(OR(ISBLANK(_xlfn.single(début_tâche));ISBLANK(_xlfn.single(fin_tâche)));&quot;&quot;;_xlfn.single(fin_tâche)-_xlfn.single(début_tâche)+1)" office:value-type="string" office:string-value="" calcext:value-type="error">
            <text:p>#NOM ?</text:p>
          </table:table-cell>
          <table:table-cell table:style-name="ce75" table:number-columns-repeated="5"/>
          <table:table-cell table:style-name="ce79" table:number-columns-repeated="2"/>
          <table:table-cell table:style-name="ce82"/>
          <table:table-cell table:style-name="ce75" table:number-columns-repeated="4"/>
          <table:table-cell table:style-name="ce83" table:number-columns-repeated="2"/>
          <table:table-cell table:style-name="ce75" table:number-columns-repeated="5"/>
          <table:table-cell table:style-name="ce85" table:number-columns-repeated="2"/>
          <table:table-cell table:style-name="ce75" table:number-columns-repeated="5"/>
          <table:table-cell table:style-name="ce86" table:number-columns-repeated="2"/>
          <table:table-cell table:style-name="ce75" table:number-columns-repeated="5"/>
          <table:table-cell table:style-name="ce87" table:number-columns-repeated="2"/>
          <table:table-cell table:style-name="ce75" table:number-columns-repeated="5"/>
          <table:table-cell table:style-name="ce88" table:number-columns-repeated="2"/>
          <table:table-cell table:style-name="ce75" table:number-columns-repeated="5"/>
          <table:table-cell table:style-name="ce89" table:number-columns-repeated="2"/>
          <table:table-cell table:style-name="ce75" table:number-columns-repeated="5"/>
          <table:table-cell table:style-name="ce90" table:number-columns-repeated="2"/>
          <table:table-cell table:style-name="ce75" table:number-columns-repeated="5"/>
          <table:table-cell table:style-name="ce91" table:number-columns-repeated="2"/>
          <table:table-cell table:style-name="ce75" table:number-columns-repeated="5"/>
          <table:table-cell table:style-name="ce92" table:number-columns-repeated="2"/>
          <table:table-cell table:style-name="ce75" table:number-columns-repeated="5"/>
          <table:table-cell table:style-name="ce93" table:number-columns-repeated="2"/>
          <table:table-cell table:style-name="ce75" table:number-columns-repeated="5"/>
          <table:table-cell table:style-name="ce94" table:number-columns-repeated="2"/>
          <table:table-cell table:style-name="ce75" table:number-columns-repeated="5"/>
          <table:table-cell table:style-name="ce95" table:number-columns-repeated="2"/>
          <table:table-cell table:style-name="ce75" table:number-columns-repeated="5"/>
          <table:table-cell table:style-name="ce96" table:number-columns-repeated="2"/>
          <table:table-cell table:style-name="ce75" table:number-columns-repeated="5"/>
          <table:table-cell table:style-name="ce97" table:number-columns-repeated="2"/>
          <table:table-cell table:style-name="ce102" table:number-columns-repeated="911"/>
        </table:table-row>
        <table:table-row table:style-name="ro1">
          <table:table-cell/>
          <table:table-cell table:style-name="ce13" office:value-type="string" calcext:value-type="string">
            <text:p>Tâche 4</text:p>
          </table:table-cell>
          <table:table-cell table:style-name="ce27"/>
          <table:table-cell table:style-name="ce42"/>
          <table:table-cell table:style-name="ce56" table:formula="of:=[.F23]+1" office:value-type="date" office:date-value="2020-08-04" calcext:value-type="date">
            <text:p>4/8/20</text:p>
          </table:table-cell>
          <table:table-cell table:style-name="ce56" table:formula="of:=[.E24]+4" office:value-type="date" office:date-value="2020-08-08" calcext:value-type="date">
            <text:p>8/8/20</text:p>
          </table:table-cell>
          <table:table-cell table:style-name="ce68"/>
          <table:table-cell table:style-name="ce68" table:formula="of:=IF(OR(ISBLANK(_xlfn.single(début_tâche));ISBLANK(_xlfn.single(fin_tâche)));&quot;&quot;;_xlfn.single(fin_tâche)-_xlfn.single(début_tâche)+1)" office:value-type="string" office:string-value="" calcext:value-type="error">
            <text:p>#NOM ?</text:p>
          </table:table-cell>
          <table:table-cell table:style-name="ce75" table:number-columns-repeated="5"/>
          <table:table-cell table:style-name="ce79" table:number-columns-repeated="2"/>
          <table:table-cell table:style-name="ce82"/>
          <table:table-cell table:style-name="ce75" table:number-columns-repeated="4"/>
          <table:table-cell table:style-name="ce83" table:number-columns-repeated="2"/>
          <table:table-cell table:style-name="ce75" table:number-columns-repeated="5"/>
          <table:table-cell table:style-name="ce85" table:number-columns-repeated="2"/>
          <table:table-cell table:style-name="ce75" table:number-columns-repeated="5"/>
          <table:table-cell table:style-name="ce86" table:number-columns-repeated="2"/>
          <table:table-cell table:style-name="ce75" table:number-columns-repeated="5"/>
          <table:table-cell table:style-name="ce87" table:number-columns-repeated="2"/>
          <table:table-cell table:style-name="ce75" table:number-columns-repeated="5"/>
          <table:table-cell table:style-name="ce88" table:number-columns-repeated="2"/>
          <table:table-cell table:style-name="ce75" table:number-columns-repeated="5"/>
          <table:table-cell table:style-name="ce89" table:number-columns-repeated="2"/>
          <table:table-cell table:style-name="ce75" table:number-columns-repeated="5"/>
          <table:table-cell table:style-name="ce90" table:number-columns-repeated="2"/>
          <table:table-cell table:style-name="ce75" table:number-columns-repeated="5"/>
          <table:table-cell table:style-name="ce91" table:number-columns-repeated="2"/>
          <table:table-cell table:style-name="ce75" table:number-columns-repeated="5"/>
          <table:table-cell table:style-name="ce92" table:number-columns-repeated="2"/>
          <table:table-cell table:style-name="ce75" table:number-columns-repeated="5"/>
          <table:table-cell table:style-name="ce93" table:number-columns-repeated="2"/>
          <table:table-cell table:style-name="ce75" table:number-columns-repeated="5"/>
          <table:table-cell table:style-name="ce94" table:number-columns-repeated="2"/>
          <table:table-cell table:style-name="ce75" table:number-columns-repeated="5"/>
          <table:table-cell table:style-name="ce95" table:number-columns-repeated="2"/>
          <table:table-cell table:style-name="ce75" table:number-columns-repeated="5"/>
          <table:table-cell table:style-name="ce96" table:number-columns-repeated="2"/>
          <table:table-cell table:style-name="ce75" table:number-columns-repeated="5"/>
          <table:table-cell table:style-name="ce97" table:number-columns-repeated="2"/>
          <table:table-cell table:style-name="ce102" table:number-columns-repeated="911"/>
        </table:table-row>
        <table:table-row table:style-name="ro1">
          <table:table-cell/>
          <table:table-cell table:style-name="ce13" office:value-type="string" calcext:value-type="string">
            <text:p>Tâche 5</text:p>
          </table:table-cell>
          <table:table-cell table:style-name="ce27"/>
          <table:table-cell table:style-name="ce42"/>
          <table:table-cell table:style-name="ce56" table:formula="of:=[.E23]" office:value-type="date" office:date-value="2020-07-29" calcext:value-type="date">
            <text:p>29/7/20</text:p>
          </table:table-cell>
          <table:table-cell table:style-name="ce56" table:formula="of:=[.E25]+4" office:value-type="date" office:date-value="2020-08-02" calcext:value-type="date">
            <text:p>2/8/20</text:p>
          </table:table-cell>
          <table:table-cell table:style-name="ce68"/>
          <table:table-cell table:style-name="ce68" table:formula="of:=IF(OR(ISBLANK(_xlfn.single(début_tâche));ISBLANK(_xlfn.single(fin_tâche)));&quot;&quot;;_xlfn.single(fin_tâche)-_xlfn.single(début_tâche)+1)" office:value-type="string" office:string-value="" calcext:value-type="error">
            <text:p>#NOM ?</text:p>
          </table:table-cell>
          <table:table-cell table:style-name="ce75" table:number-columns-repeated="5"/>
          <table:table-cell table:style-name="ce79" table:number-columns-repeated="2"/>
          <table:table-cell table:style-name="ce82"/>
          <table:table-cell table:style-name="ce75" table:number-columns-repeated="4"/>
          <table:table-cell table:style-name="ce83" table:number-columns-repeated="2"/>
          <table:table-cell table:style-name="ce75" table:number-columns-repeated="5"/>
          <table:table-cell table:style-name="ce85" table:number-columns-repeated="2"/>
          <table:table-cell table:style-name="ce75" table:number-columns-repeated="5"/>
          <table:table-cell table:style-name="ce86" table:number-columns-repeated="2"/>
          <table:table-cell table:style-name="ce75" table:number-columns-repeated="5"/>
          <table:table-cell table:style-name="ce87" table:number-columns-repeated="2"/>
          <table:table-cell table:style-name="ce75" table:number-columns-repeated="5"/>
          <table:table-cell table:style-name="ce88" table:number-columns-repeated="2"/>
          <table:table-cell table:style-name="ce75" table:number-columns-repeated="5"/>
          <table:table-cell table:style-name="ce89" table:number-columns-repeated="2"/>
          <table:table-cell table:style-name="ce75" table:number-columns-repeated="5"/>
          <table:table-cell table:style-name="ce90" table:number-columns-repeated="2"/>
          <table:table-cell table:style-name="ce75" table:number-columns-repeated="5"/>
          <table:table-cell table:style-name="ce91" table:number-columns-repeated="2"/>
          <table:table-cell table:style-name="ce75" table:number-columns-repeated="5"/>
          <table:table-cell table:style-name="ce92" table:number-columns-repeated="2"/>
          <table:table-cell table:style-name="ce75" table:number-columns-repeated="5"/>
          <table:table-cell table:style-name="ce93" table:number-columns-repeated="2"/>
          <table:table-cell table:style-name="ce75" table:number-columns-repeated="5"/>
          <table:table-cell table:style-name="ce94" table:number-columns-repeated="2"/>
          <table:table-cell table:style-name="ce75" table:number-columns-repeated="5"/>
          <table:table-cell table:style-name="ce95" table:number-columns-repeated="2"/>
          <table:table-cell table:style-name="ce75" table:number-columns-repeated="5"/>
          <table:table-cell table:style-name="ce96" table:number-columns-repeated="2"/>
          <table:table-cell table:style-name="ce75" table:number-columns-repeated="5"/>
          <table:table-cell table:style-name="ce97" table:number-columns-repeated="2"/>
          <table:table-cell table:style-name="ce102" table:number-columns-repeated="911"/>
        </table:table-row>
        <table:table-row table:style-name="ro1">
          <table:table-cell office:value-type="string" calcext:value-type="string">
            <text:p>Exemple de bloc de titre de phase</text:p>
          </table:table-cell>
          <table:table-cell table:style-name="ce14" office:value-type="string" calcext:value-type="string">
            <text:p>Titre Phase 4</text:p>
          </table:table-cell>
          <table:table-cell table:style-name="ce28"/>
          <table:table-cell table:style-name="ce43"/>
          <table:table-cell table:style-name="ce57"/>
          <table:table-cell table:style-name="ce66"/>
          <table:table-cell table:style-name="ce68"/>
          <table:table-cell table:style-name="ce68" table:formula="of:=IF(OR(ISBLANK(_xlfn.single(début_tâche));ISBLANK(_xlfn.single(fin_tâche)));&quot;&quot;;_xlfn.single(fin_tâche)-_xlfn.single(début_tâche)+1)" office:value-type="string" office:string-value="" calcext:value-type="error">
            <text:p>#NOM ?</text:p>
          </table:table-cell>
          <table:table-cell table:style-name="ce75" table:number-columns-repeated="5"/>
          <table:table-cell table:style-name="ce79" table:number-columns-repeated="2"/>
          <table:table-cell table:style-name="ce82"/>
          <table:table-cell table:style-name="ce75" table:number-columns-repeated="4"/>
          <table:table-cell table:style-name="ce83" table:number-columns-repeated="2"/>
          <table:table-cell table:style-name="ce75" table:number-columns-repeated="5"/>
          <table:table-cell table:style-name="ce85" table:number-columns-repeated="2"/>
          <table:table-cell table:style-name="ce75" table:number-columns-repeated="5"/>
          <table:table-cell table:style-name="ce86" table:number-columns-repeated="2"/>
          <table:table-cell table:style-name="ce75" table:number-columns-repeated="5"/>
          <table:table-cell table:style-name="ce87" table:number-columns-repeated="2"/>
          <table:table-cell table:style-name="ce75" table:number-columns-repeated="5"/>
          <table:table-cell table:style-name="ce88" table:number-columns-repeated="2"/>
          <table:table-cell table:style-name="ce75" table:number-columns-repeated="5"/>
          <table:table-cell table:style-name="ce89" table:number-columns-repeated="2"/>
          <table:table-cell table:style-name="ce75" table:number-columns-repeated="5"/>
          <table:table-cell table:style-name="ce90" table:number-columns-repeated="2"/>
          <table:table-cell table:style-name="ce75" table:number-columns-repeated="5"/>
          <table:table-cell table:style-name="ce91" table:number-columns-repeated="2"/>
          <table:table-cell table:style-name="ce75" table:number-columns-repeated="5"/>
          <table:table-cell table:style-name="ce92" table:number-columns-repeated="2"/>
          <table:table-cell table:style-name="ce75" table:number-columns-repeated="5"/>
          <table:table-cell table:style-name="ce93" table:number-columns-repeated="2"/>
          <table:table-cell table:style-name="ce75" table:number-columns-repeated="5"/>
          <table:table-cell table:style-name="ce94" table:number-columns-repeated="2"/>
          <table:table-cell table:style-name="ce75" table:number-columns-repeated="5"/>
          <table:table-cell table:style-name="ce95" table:number-columns-repeated="2"/>
          <table:table-cell table:style-name="ce75" table:number-columns-repeated="5"/>
          <table:table-cell table:style-name="ce96" table:number-columns-repeated="2"/>
          <table:table-cell table:style-name="ce75" table:number-columns-repeated="5"/>
          <table:table-cell table:style-name="ce97" table:number-columns-repeated="2"/>
          <table:table-cell table:style-name="ce102" table:number-columns-repeated="911"/>
        </table:table-row>
        <table:table-row table:style-name="ro1">
          <table:table-cell/>
          <table:table-cell table:style-name="ce15" office:value-type="string" calcext:value-type="string">
            <text:p>Tâche 1</text:p>
          </table:table-cell>
          <table:table-cell table:style-name="ce29"/>
          <table:table-cell table:style-name="ce44"/>
          <table:table-cell table:number-columns-repeated="2" table:style-name="ce58" office:value-type="string" calcext:value-type="string">
            <text:p>date</text:p>
          </table:table-cell>
          <table:table-cell table:style-name="ce68"/>
          <table:table-cell table:style-name="ce68" table:formula="of:=IF(OR(ISBLANK(_xlfn.single(début_tâche));ISBLANK(_xlfn.single(fin_tâche)));&quot;&quot;;_xlfn.single(fin_tâche)-_xlfn.single(début_tâche)+1)" office:value-type="string" office:string-value="" calcext:value-type="error">
            <text:p>#NOM ?</text:p>
          </table:table-cell>
          <table:table-cell table:style-name="ce75" table:number-columns-repeated="5"/>
          <table:table-cell table:style-name="ce79" table:number-columns-repeated="2"/>
          <table:table-cell table:style-name="ce82"/>
          <table:table-cell table:style-name="ce75" table:number-columns-repeated="4"/>
          <table:table-cell table:style-name="ce83" table:number-columns-repeated="2"/>
          <table:table-cell table:style-name="ce75" table:number-columns-repeated="5"/>
          <table:table-cell table:style-name="ce85" table:number-columns-repeated="2"/>
          <table:table-cell table:style-name="ce75" table:number-columns-repeated="5"/>
          <table:table-cell table:style-name="ce86" table:number-columns-repeated="2"/>
          <table:table-cell table:style-name="ce75" table:number-columns-repeated="5"/>
          <table:table-cell table:style-name="ce87" table:number-columns-repeated="2"/>
          <table:table-cell table:style-name="ce75" table:number-columns-repeated="5"/>
          <table:table-cell table:style-name="ce88" table:number-columns-repeated="2"/>
          <table:table-cell table:style-name="ce75" table:number-columns-repeated="5"/>
          <table:table-cell table:style-name="ce89" table:number-columns-repeated="2"/>
          <table:table-cell table:style-name="ce75" table:number-columns-repeated="5"/>
          <table:table-cell table:style-name="ce90" table:number-columns-repeated="2"/>
          <table:table-cell table:style-name="ce75" table:number-columns-repeated="5"/>
          <table:table-cell table:style-name="ce91" table:number-columns-repeated="2"/>
          <table:table-cell table:style-name="ce75" table:number-columns-repeated="5"/>
          <table:table-cell table:style-name="ce92" table:number-columns-repeated="2"/>
          <table:table-cell table:style-name="ce75" table:number-columns-repeated="5"/>
          <table:table-cell table:style-name="ce93" table:number-columns-repeated="2"/>
          <table:table-cell table:style-name="ce75" table:number-columns-repeated="5"/>
          <table:table-cell table:style-name="ce94" table:number-columns-repeated="2"/>
          <table:table-cell table:style-name="ce75" table:number-columns-repeated="5"/>
          <table:table-cell table:style-name="ce95" table:number-columns-repeated="2"/>
          <table:table-cell table:style-name="ce75" table:number-columns-repeated="5"/>
          <table:table-cell table:style-name="ce96" table:number-columns-repeated="2"/>
          <table:table-cell table:style-name="ce75" table:number-columns-repeated="5"/>
          <table:table-cell table:style-name="ce97" table:number-columns-repeated="2"/>
          <table:table-cell table:style-name="ce102" table:number-columns-repeated="911"/>
        </table:table-row>
        <table:table-row table:style-name="ro1">
          <table:table-cell/>
          <table:table-cell table:style-name="ce15" office:value-type="string" calcext:value-type="string">
            <text:p>Tâche 2</text:p>
          </table:table-cell>
          <table:table-cell table:style-name="ce29"/>
          <table:table-cell table:style-name="ce44"/>
          <table:table-cell table:number-columns-repeated="2" table:style-name="ce58" office:value-type="string" calcext:value-type="string">
            <text:p>date</text:p>
          </table:table-cell>
          <table:table-cell table:style-name="ce68"/>
          <table:table-cell table:style-name="ce68" table:formula="of:=IF(OR(ISBLANK(_xlfn.single(début_tâche));ISBLANK(_xlfn.single(fin_tâche)));&quot;&quot;;_xlfn.single(fin_tâche)-_xlfn.single(début_tâche)+1)" office:value-type="string" office:string-value="" calcext:value-type="error">
            <text:p>#NOM ?</text:p>
          </table:table-cell>
          <table:table-cell table:style-name="ce75" table:number-columns-repeated="5"/>
          <table:table-cell table:style-name="ce79" table:number-columns-repeated="2"/>
          <table:table-cell table:style-name="ce82"/>
          <table:table-cell table:style-name="ce75" table:number-columns-repeated="4"/>
          <table:table-cell table:style-name="ce83" table:number-columns-repeated="2"/>
          <table:table-cell table:style-name="ce75" table:number-columns-repeated="5"/>
          <table:table-cell table:style-name="ce85" table:number-columns-repeated="2"/>
          <table:table-cell table:style-name="ce75" table:number-columns-repeated="5"/>
          <table:table-cell table:style-name="ce86" table:number-columns-repeated="2"/>
          <table:table-cell table:style-name="ce75" table:number-columns-repeated="5"/>
          <table:table-cell table:style-name="ce87" table:number-columns-repeated="2"/>
          <table:table-cell table:style-name="ce75" table:number-columns-repeated="5"/>
          <table:table-cell table:style-name="ce88" table:number-columns-repeated="2"/>
          <table:table-cell table:style-name="ce75" table:number-columns-repeated="5"/>
          <table:table-cell table:style-name="ce89" table:number-columns-repeated="2"/>
          <table:table-cell table:style-name="ce75" table:number-columns-repeated="5"/>
          <table:table-cell table:style-name="ce90" table:number-columns-repeated="2"/>
          <table:table-cell table:style-name="ce75" table:number-columns-repeated="5"/>
          <table:table-cell table:style-name="ce91" table:number-columns-repeated="2"/>
          <table:table-cell table:style-name="ce75" table:number-columns-repeated="5"/>
          <table:table-cell table:style-name="ce92" table:number-columns-repeated="2"/>
          <table:table-cell table:style-name="ce75" table:number-columns-repeated="5"/>
          <table:table-cell table:style-name="ce93" table:number-columns-repeated="2"/>
          <table:table-cell table:style-name="ce75" table:number-columns-repeated="5"/>
          <table:table-cell table:style-name="ce94" table:number-columns-repeated="2"/>
          <table:table-cell table:style-name="ce75" table:number-columns-repeated="5"/>
          <table:table-cell table:style-name="ce95" table:number-columns-repeated="2"/>
          <table:table-cell table:style-name="ce75" table:number-columns-repeated="5"/>
          <table:table-cell table:style-name="ce96" table:number-columns-repeated="2"/>
          <table:table-cell table:style-name="ce75" table:number-columns-repeated="5"/>
          <table:table-cell table:style-name="ce97" table:number-columns-repeated="2"/>
          <table:table-cell table:style-name="ce102" table:number-columns-repeated="911"/>
        </table:table-row>
        <table:table-row table:style-name="ro1">
          <table:table-cell/>
          <table:table-cell table:style-name="ce15" office:value-type="string" calcext:value-type="string">
            <text:p>Tâche 3</text:p>
          </table:table-cell>
          <table:table-cell table:style-name="ce29"/>
          <table:table-cell table:style-name="ce44"/>
          <table:table-cell table:number-columns-repeated="2" table:style-name="ce58" office:value-type="string" calcext:value-type="string">
            <text:p>date</text:p>
          </table:table-cell>
          <table:table-cell table:style-name="ce68"/>
          <table:table-cell table:style-name="ce68" table:formula="of:=IF(OR(ISBLANK(_xlfn.single(début_tâche));ISBLANK(_xlfn.single(fin_tâche)));&quot;&quot;;_xlfn.single(fin_tâche)-_xlfn.single(début_tâche)+1)" office:value-type="string" office:string-value="" calcext:value-type="error">
            <text:p>#NOM ?</text:p>
          </table:table-cell>
          <table:table-cell table:style-name="ce75" table:number-columns-repeated="5"/>
          <table:table-cell table:style-name="ce79" table:number-columns-repeated="2"/>
          <table:table-cell table:style-name="ce82"/>
          <table:table-cell table:style-name="ce75" table:number-columns-repeated="4"/>
          <table:table-cell table:style-name="ce83" table:number-columns-repeated="2"/>
          <table:table-cell table:style-name="ce75" table:number-columns-repeated="5"/>
          <table:table-cell table:style-name="ce85" table:number-columns-repeated="2"/>
          <table:table-cell table:style-name="ce75" table:number-columns-repeated="5"/>
          <table:table-cell table:style-name="ce86" table:number-columns-repeated="2"/>
          <table:table-cell table:style-name="ce75" table:number-columns-repeated="5"/>
          <table:table-cell table:style-name="ce87" table:number-columns-repeated="2"/>
          <table:table-cell table:style-name="ce75" table:number-columns-repeated="5"/>
          <table:table-cell table:style-name="ce88" table:number-columns-repeated="2"/>
          <table:table-cell table:style-name="ce75" table:number-columns-repeated="5"/>
          <table:table-cell table:style-name="ce89" table:number-columns-repeated="2"/>
          <table:table-cell table:style-name="ce75" table:number-columns-repeated="5"/>
          <table:table-cell table:style-name="ce90" table:number-columns-repeated="2"/>
          <table:table-cell table:style-name="ce75" table:number-columns-repeated="5"/>
          <table:table-cell table:style-name="ce91" table:number-columns-repeated="2"/>
          <table:table-cell table:style-name="ce75" table:number-columns-repeated="5"/>
          <table:table-cell table:style-name="ce92" table:number-columns-repeated="2"/>
          <table:table-cell table:style-name="ce75" table:number-columns-repeated="5"/>
          <table:table-cell table:style-name="ce93" table:number-columns-repeated="2"/>
          <table:table-cell table:style-name="ce75" table:number-columns-repeated="5"/>
          <table:table-cell table:style-name="ce94" table:number-columns-repeated="2"/>
          <table:table-cell table:style-name="ce75" table:number-columns-repeated="5"/>
          <table:table-cell table:style-name="ce95" table:number-columns-repeated="2"/>
          <table:table-cell table:style-name="ce75" table:number-columns-repeated="5"/>
          <table:table-cell table:style-name="ce96" table:number-columns-repeated="2"/>
          <table:table-cell table:style-name="ce75" table:number-columns-repeated="5"/>
          <table:table-cell table:style-name="ce97" table:number-columns-repeated="2"/>
          <table:table-cell table:style-name="ce102" table:number-columns-repeated="911"/>
        </table:table-row>
        <table:table-row table:style-name="ro1">
          <table:table-cell/>
          <table:table-cell table:style-name="ce15" office:value-type="string" calcext:value-type="string">
            <text:p>Tâche 4</text:p>
          </table:table-cell>
          <table:table-cell table:style-name="ce29"/>
          <table:table-cell table:style-name="ce44"/>
          <table:table-cell table:number-columns-repeated="2" table:style-name="ce58" office:value-type="string" calcext:value-type="string">
            <text:p>date</text:p>
          </table:table-cell>
          <table:table-cell table:style-name="ce68"/>
          <table:table-cell table:style-name="ce68" table:formula="of:=IF(OR(ISBLANK(_xlfn.single(début_tâche));ISBLANK(_xlfn.single(fin_tâche)));&quot;&quot;;_xlfn.single(fin_tâche)-_xlfn.single(début_tâche)+1)" office:value-type="string" office:string-value="" calcext:value-type="error">
            <text:p>#NOM ?</text:p>
          </table:table-cell>
          <table:table-cell table:style-name="ce75" table:number-columns-repeated="5"/>
          <table:table-cell table:style-name="ce79" table:number-columns-repeated="2"/>
          <table:table-cell table:style-name="ce82"/>
          <table:table-cell table:style-name="ce75" table:number-columns-repeated="4"/>
          <table:table-cell table:style-name="ce83" table:number-columns-repeated="2"/>
          <table:table-cell table:style-name="ce75" table:number-columns-repeated="5"/>
          <table:table-cell table:style-name="ce85" table:number-columns-repeated="2"/>
          <table:table-cell table:style-name="ce75" table:number-columns-repeated="5"/>
          <table:table-cell table:style-name="ce86" table:number-columns-repeated="2"/>
          <table:table-cell table:style-name="ce75" table:number-columns-repeated="5"/>
          <table:table-cell table:style-name="ce87" table:number-columns-repeated="2"/>
          <table:table-cell table:style-name="ce75" table:number-columns-repeated="5"/>
          <table:table-cell table:style-name="ce88" table:number-columns-repeated="2"/>
          <table:table-cell table:style-name="ce75" table:number-columns-repeated="5"/>
          <table:table-cell table:style-name="ce89" table:number-columns-repeated="2"/>
          <table:table-cell table:style-name="ce75" table:number-columns-repeated="5"/>
          <table:table-cell table:style-name="ce90" table:number-columns-repeated="2"/>
          <table:table-cell table:style-name="ce75" table:number-columns-repeated="5"/>
          <table:table-cell table:style-name="ce91" table:number-columns-repeated="2"/>
          <table:table-cell table:style-name="ce75" table:number-columns-repeated="5"/>
          <table:table-cell table:style-name="ce92" table:number-columns-repeated="2"/>
          <table:table-cell table:style-name="ce75" table:number-columns-repeated="5"/>
          <table:table-cell table:style-name="ce93" table:number-columns-repeated="2"/>
          <table:table-cell table:style-name="ce75" table:number-columns-repeated="5"/>
          <table:table-cell table:style-name="ce94" table:number-columns-repeated="2"/>
          <table:table-cell table:style-name="ce75" table:number-columns-repeated="5"/>
          <table:table-cell table:style-name="ce95" table:number-columns-repeated="2"/>
          <table:table-cell table:style-name="ce75" table:number-columns-repeated="5"/>
          <table:table-cell table:style-name="ce96" table:number-columns-repeated="2"/>
          <table:table-cell table:style-name="ce75" table:number-columns-repeated="5"/>
          <table:table-cell table:style-name="ce97" table:number-columns-repeated="2"/>
          <table:table-cell table:style-name="ce102" table:number-columns-repeated="911"/>
        </table:table-row>
        <table:table-row table:style-name="ro1">
          <table:table-cell/>
          <table:table-cell table:style-name="ce15" office:value-type="string" calcext:value-type="string">
            <text:p>Tâche 5</text:p>
          </table:table-cell>
          <table:table-cell table:style-name="ce29"/>
          <table:table-cell table:style-name="ce44"/>
          <table:table-cell table:number-columns-repeated="2" table:style-name="ce58" office:value-type="string" calcext:value-type="string">
            <text:p>date</text:p>
          </table:table-cell>
          <table:table-cell table:style-name="ce68"/>
          <table:table-cell table:style-name="ce68" table:formula="of:=IF(OR(ISBLANK(_xlfn.single(début_tâche));ISBLANK(_xlfn.single(fin_tâche)));&quot;&quot;;_xlfn.single(fin_tâche)-_xlfn.single(début_tâche)+1)" office:value-type="string" office:string-value="" calcext:value-type="error">
            <text:p>#NOM ?</text:p>
          </table:table-cell>
          <table:table-cell table:style-name="ce75" table:number-columns-repeated="5"/>
          <table:table-cell table:style-name="ce79" table:number-columns-repeated="2"/>
          <table:table-cell table:style-name="ce82"/>
          <table:table-cell table:style-name="ce75" table:number-columns-repeated="4"/>
          <table:table-cell table:style-name="ce83" table:number-columns-repeated="2"/>
          <table:table-cell table:style-name="ce75" table:number-columns-repeated="5"/>
          <table:table-cell table:style-name="ce85" table:number-columns-repeated="2"/>
          <table:table-cell table:style-name="ce75" table:number-columns-repeated="5"/>
          <table:table-cell table:style-name="ce86" table:number-columns-repeated="2"/>
          <table:table-cell table:style-name="ce75" table:number-columns-repeated="5"/>
          <table:table-cell table:style-name="ce87" table:number-columns-repeated="2"/>
          <table:table-cell table:style-name="ce75" table:number-columns-repeated="5"/>
          <table:table-cell table:style-name="ce88" table:number-columns-repeated="2"/>
          <table:table-cell table:style-name="ce75" table:number-columns-repeated="5"/>
          <table:table-cell table:style-name="ce89" table:number-columns-repeated="2"/>
          <table:table-cell table:style-name="ce75" table:number-columns-repeated="5"/>
          <table:table-cell table:style-name="ce90" table:number-columns-repeated="2"/>
          <table:table-cell table:style-name="ce75" table:number-columns-repeated="5"/>
          <table:table-cell table:style-name="ce91" table:number-columns-repeated="2"/>
          <table:table-cell table:style-name="ce75" table:number-columns-repeated="5"/>
          <table:table-cell table:style-name="ce92" table:number-columns-repeated="2"/>
          <table:table-cell table:style-name="ce75" table:number-columns-repeated="5"/>
          <table:table-cell table:style-name="ce93" table:number-columns-repeated="2"/>
          <table:table-cell table:style-name="ce75" table:number-columns-repeated="5"/>
          <table:table-cell table:style-name="ce94" table:number-columns-repeated="2"/>
          <table:table-cell table:style-name="ce75" table:number-columns-repeated="5"/>
          <table:table-cell table:style-name="ce95" table:number-columns-repeated="2"/>
          <table:table-cell table:style-name="ce75" table:number-columns-repeated="5"/>
          <table:table-cell table:style-name="ce96" table:number-columns-repeated="2"/>
          <table:table-cell table:style-name="ce75" table:number-columns-repeated="5"/>
          <table:table-cell table:style-name="ce97" table:number-columns-repeated="2"/>
          <table:table-cell table:style-name="ce102" table:number-columns-repeated="911"/>
        </table:table-row>
        <table:table-row table:style-name="ro1">
          <table:table-cell office:value-type="string" calcext:value-type="string">
            <text:p>Ceci est une ligne vide.</text:p>
          </table:table-cell>
          <table:table-cell table:style-name="ce16"/>
          <table:table-cell table:style-name="ce30"/>
          <table:table-cell table:style-name="ce45"/>
          <table:table-cell table:style-name="ce59" table:number-columns-repeated="2"/>
          <table:table-cell table:style-name="ce68"/>
          <table:table-cell table:style-name="ce68" table:formula="of:=IF(OR(ISBLANK(_xlfn.single(début_tâche));ISBLANK(_xlfn.single(fin_tâche)));&quot;&quot;;_xlfn.single(fin_tâche)-_xlfn.single(début_tâche)+1)" office:value-type="string" office:string-value="" calcext:value-type="error">
            <text:p>#NOM ?</text:p>
          </table:table-cell>
          <table:table-cell table:style-name="ce75" table:number-columns-repeated="104"/>
          <table:table-cell table:style-name="ce100"/>
          <table:table-cell table:style-name="ce102" table:number-columns-repeated="911"/>
        </table:table-row>
        <table:table-row table:style-name="ro1">
          <table:table-cell table:style-name="ce1" office:value-type="string" calcext:value-type="string">
            <text:p>Cette ligne marque la fin du planning projet. N’ENTREZ rien dans cette ligne. </text:p>
            <text:p>Insérez de nouvelles lignes au-dessus de celle-ci pour continuer d’élaborer votre planning projet.</text:p>
          </table:table-cell>
          <table:table-cell table:style-name="ce17" office:value-type="string" calcext:value-type="string">
            <text:p>Insérez les nouvelle lignes au-dessus de celle-ci.</text:p>
          </table:table-cell>
          <table:table-cell table:style-name="ce31"/>
          <table:table-cell table:style-name="ce46"/>
          <table:table-cell table:style-name="ce60" table:number-columns-repeated="2"/>
          <table:table-cell table:style-name="ce69"/>
          <table:table-cell table:style-name="ce69" table:formula="of:=IF(OR(ISBLANK(_xlfn.single(début_tâche));ISBLANK(_xlfn.single(fin_tâche)));&quot;&quot;;_xlfn.single(fin_tâche)-_xlfn.single(début_tâche)+1)" office:value-type="string" office:string-value="" calcext:value-type="error">
            <text:p>#NOM ?</text:p>
          </table:table-cell>
          <table:table-cell table:style-name="ce76" table:number-columns-repeated="104"/>
          <table:table-cell table:style-name="ce101"/>
          <table:table-cell table:style-name="ce102" table:number-columns-repeated="911"/>
        </table:table-row>
        <table:table-row table:style-name="ro1">
          <table:table-cell table:number-columns-repeated="6"/>
          <table:table-cell table:style-name="ce70"/>
          <table:table-cell table:number-columns-repeated="1017"/>
        </table:table-row>
        <table:table-row table:style-name="ro1">
          <table:table-cell table:number-columns-repeated="2"/>
          <table:table-cell table:style-name="ce32"/>
          <table:table-cell table:number-columns-repeated="2"/>
          <table:table-cell table:style-name="ce67"/>
          <table:table-cell table:number-columns-repeated="1018"/>
        </table:table-row>
        <table:table-row table:style-name="ro1">
          <table:table-cell table:number-columns-repeated="2"/>
          <table:table-cell table:style-name="ce33"/>
          <table:table-cell table:number-columns-repeated="1021"/>
        </table:table-row>
        <table:table-row table:style-name="ro1" table:number-rows-repeated="1048539">
          <table:table-cell table:number-columns-repeated="1024"/>
        </table:table-row>
        <table:table-row table:style-name="ro1">
          <table:table-cell table:number-columns-repeated="1024"/>
        </table:table-row>
        <table:named-expressions>
          <table:named-range table:name="avancement_tâche" table:base-cell-address="$PlanningProjet.$A$1" table:cell-range-address="$PlanningProjet.$D1"/>
          <table:named-expression table:name="ce_jour" table:base-cell-address="$PlanningProjet.$A$1" table:expression="TODAY()"/>
          <table:named-range table:name="début_tâche" table:base-cell-address="$PlanningProjet.$A$1" table:cell-range-address="$PlanningProjet.$E1"/>
          <table:named-range table:name="fin_tâche" table:base-cell-address="$PlanningProjet.$A$1" table:cell-range-address="$PlanningProjet.$F1"/>
          <table:named-range table:name="_xlnm.Print_Titles" table:base-cell-address="$PlanningProjet.$A$1" table:cell-range-address="$PlanningProjet.$A$4:.$AMJ$6" table:range-usable-as="repeat-column repeat-row"/>
        </table:named-expressions>
        <calcext:conditional-formats>
          <calcext:conditional-format calcext:target-range-address="PlanningProjet.D7:PlanningProjet.D33">
            <calcext:data-bar calcext:gradient="false" calcext:min-length="10" calcext:max-length="90" calcext:negative-color="#ff0000" calcext:positive-color="#bfbfbf" calcext:axis-color="#000000">
              <calcext:formatting-entry calcext:value="0" calcext:type="number"/>
              <calcext:formatting-entry calcext:value="1" calcext:type="number"/>
            </calcext:data-bar>
          </calcext:conditional-format>
          <calcext:conditional-format calcext:target-range-address="PlanningProjet.I5:PlanningProjet.DH7 PlanningProjet.I32:PlanningProjet.DH33 PlanningProjet.Q8:PlanningProjet.T31 PlanningProjet.DC8:PlanningProjet.DG31 PlanningProjet.W8:PlanningProjet.AA31 PlanningProjet.AD8:PlanningProjet.AH31 PlanningProjet.AK8:PlanningProjet.AO31 PlanningProjet.AR8:PlanningProjet.AV31 PlanningProjet.AY8:PlanningProjet.BC31 PlanningProjet.BF8:PlanningProjet.BJ31 PlanningProjet.BM8:PlanningProjet.BQ31 PlanningProjet.BT8:PlanningProjet.BX31 PlanningProjet.CA8:PlanningProjet.CE31 PlanningProjet.CH8:PlanningProjet.CL31 PlanningProjet.CO8:PlanningProjet.CS31 PlanningProjet.CV8:PlanningProjet.CZ31 PlanningProjet.I8:PlanningProjet.O31">
            <calcext:condition calcext:apply-style-name="ConditionalStyle_6" calcext:value="formula-is(AND(TODAY()&gt;=[.I$5];TODAY()&lt;[.J$5]))" calcext:base-cell-address="PlanningProjet.I5"/>
          </calcext:conditional-format>
          <calcext:conditional-format calcext:target-range-address="PlanningProjet.I7:PlanningProjet.DH7 PlanningProjet.I32:PlanningProjet.DH33 PlanningProjet.Q8:PlanningProjet.T31 PlanningProjet.DC8:PlanningProjet.DG31 PlanningProjet.W8:PlanningProjet.AA31 PlanningProjet.AD8:PlanningProjet.AH31 PlanningProjet.AK8:PlanningProjet.AO31 PlanningProjet.AR8:PlanningProjet.AV31 PlanningProjet.AY8:PlanningProjet.BC31 PlanningProjet.BF8:PlanningProjet.BJ31 PlanningProjet.BM8:PlanningProjet.BQ31 PlanningProjet.BT8:PlanningProjet.BX31 PlanningProjet.CA8:PlanningProjet.CE31 PlanningProjet.CH8:PlanningProjet.CL31 PlanningProjet.CO8:PlanningProjet.CS31 PlanningProjet.CV8:PlanningProjet.CZ31 PlanningProjet.I8:PlanningProjet.O31">
            <calcext:condition calcext:apply-style-name="ConditionalStyle_5" calcext:value="formula-is(AND(début_tâche&lt;=[.I$5];ROUNDDOWN((fin_tâche-début_tâche+1)*avancement_tâche;0)+début_tâche-1&gt;=[.I$5]))" calcext:base-cell-address="PlanningProjet.I7"/>
            <calcext:condition calcext:apply-style-name="ConditionalStyle_4" calcext:value="formula-is(AND(fin_tâche&gt;=[.I$5];début_tâche&lt;[.J$5]))" calcext:base-cell-address="PlanningProjet.I7"/>
          </calcext:conditional-format>
          <calcext:conditional-format calcext:target-range-address="PlanningProjet.DI32:PlanningProjet.DI33 PlanningProjet.DI5:PlanningProjet.DI7">
            <calcext:condition calcext:apply-style-name="ConditionalStyle_3" calcext:value="formula-is(AND(TODAY()&gt;=[.DI$5];TODAY(&lt;#ref!))" calcext:base-cell-address="PlanningProjet.DI5"/>
          </calcext:conditional-format>
          <calcext:conditional-format calcext:target-range-address="PlanningProjet.DI32:PlanningProjet.DI33 PlanningProjet.DI7:PlanningProjet.DI7">
            <calcext:condition calcext:apply-style-name="ConditionalStyle_2" calcext:value="formula-is(AND(début_tâche&lt;=[.DI$5];ROUNDDOWN((fin_tâche-début_tâche+1)*avancement_tâche;0)+début_tâche-1&gt;=[.DI$5]))" calcext:base-cell-address="PlanningProjet.DI7"/>
            <calcext:condition calcext:apply-style-name="ConditionalStyle_1" calcext:value="formula-is(AND(fin_tâche&gt;=[.DI$5];début_tâche&lt;#ref!))" calcext:base-cell-address="PlanningProjet.DI7"/>
          </calcext:conditional-format>
          <calcext:conditional-format calcext:target-range-address="PlanningProjet.U8:PlanningProjet.V31">
            <calcext:condition calcext:apply-style-name="ConditionalStyle_6" calcext:value="formula-is(AND(TODAY()&gt;=[.U$5];TODAY()&lt;[.V$5]))" calcext:base-cell-address="PlanningProjet.U8"/>
          </calcext:conditional-format>
          <calcext:conditional-format calcext:target-range-address="PlanningProjet.U8:PlanningProjet.V31">
            <calcext:condition calcext:apply-style-name="ConditionalStyle_5" calcext:value="formula-is(AND(début_tâche&lt;=[.U$5];ROUNDDOWN((fin_tâche-début_tâche+1)*avancement_tâche;0)+début_tâche-1&gt;=[.U$5]))" calcext:base-cell-address="PlanningProjet.U8"/>
            <calcext:condition calcext:apply-style-name="ConditionalStyle_4" calcext:value="formula-is(AND(fin_tâche&gt;=[.U$5];début_tâche&lt;[.V$5]))" calcext:base-cell-address="PlanningProjet.U8"/>
          </calcext:conditional-format>
          <calcext:conditional-format calcext:target-range-address="PlanningProjet.AB8:PlanningProjet.AC31">
            <calcext:condition calcext:apply-style-name="ConditionalStyle_6" calcext:value="formula-is(AND(TODAY()&gt;=[.AB$5];TODAY()&lt;[.AC$5]))" calcext:base-cell-address="PlanningProjet.AB8"/>
          </calcext:conditional-format>
          <calcext:conditional-format calcext:target-range-address="PlanningProjet.AB8:PlanningProjet.AC31">
            <calcext:condition calcext:apply-style-name="ConditionalStyle_5" calcext:value="formula-is(AND(début_tâche&lt;=[.AB$5];ROUNDDOWN((fin_tâche-début_tâche+1)*avancement_tâche;0)+début_tâche-1&gt;=[.AB$5]))" calcext:base-cell-address="PlanningProjet.AB8"/>
            <calcext:condition calcext:apply-style-name="ConditionalStyle_4" calcext:value="formula-is(AND(fin_tâche&gt;=[.AB$5];début_tâche&lt;[.AC$5]))" calcext:base-cell-address="PlanningProjet.AB8"/>
          </calcext:conditional-format>
          <calcext:conditional-format calcext:target-range-address="PlanningProjet.AI8:PlanningProjet.AJ31">
            <calcext:condition calcext:apply-style-name="ConditionalStyle_6" calcext:value="formula-is(AND(TODAY()&gt;=[.AI$5];TODAY()&lt;[.AJ$5]))" calcext:base-cell-address="PlanningProjet.AI8"/>
          </calcext:conditional-format>
          <calcext:conditional-format calcext:target-range-address="PlanningProjet.AI8:PlanningProjet.AJ31">
            <calcext:condition calcext:apply-style-name="ConditionalStyle_5" calcext:value="formula-is(AND(début_tâche&lt;=[.AI$5];ROUNDDOWN((fin_tâche-début_tâche+1)*avancement_tâche;0)+début_tâche-1&gt;=[.AI$5]))" calcext:base-cell-address="PlanningProjet.AI8"/>
            <calcext:condition calcext:apply-style-name="ConditionalStyle_4" calcext:value="formula-is(AND(fin_tâche&gt;=[.AI$5];début_tâche&lt;[.AJ$5]))" calcext:base-cell-address="PlanningProjet.AI8"/>
          </calcext:conditional-format>
          <calcext:conditional-format calcext:target-range-address="PlanningProjet.AP8:PlanningProjet.AQ31">
            <calcext:condition calcext:apply-style-name="ConditionalStyle_6" calcext:value="formula-is(AND(TODAY()&gt;=[.AP$5];TODAY()&lt;[.AQ$5]))" calcext:base-cell-address="PlanningProjet.AP8"/>
          </calcext:conditional-format>
          <calcext:conditional-format calcext:target-range-address="PlanningProjet.AP8:PlanningProjet.AQ31">
            <calcext:condition calcext:apply-style-name="ConditionalStyle_5" calcext:value="formula-is(AND(début_tâche&lt;=[.AP$5];ROUNDDOWN((fin_tâche-début_tâche+1)*avancement_tâche;0)+début_tâche-1&gt;=[.AP$5]))" calcext:base-cell-address="PlanningProjet.AP8"/>
            <calcext:condition calcext:apply-style-name="ConditionalStyle_4" calcext:value="formula-is(AND(fin_tâche&gt;=[.AP$5];début_tâche&lt;[.AQ$5]))" calcext:base-cell-address="PlanningProjet.AP8"/>
          </calcext:conditional-format>
          <calcext:conditional-format calcext:target-range-address="PlanningProjet.AW8:PlanningProjet.AX31">
            <calcext:condition calcext:apply-style-name="ConditionalStyle_6" calcext:value="formula-is(AND(TODAY()&gt;=[.AW$5];TODAY()&lt;[.AX$5]))" calcext:base-cell-address="PlanningProjet.AW8"/>
          </calcext:conditional-format>
          <calcext:conditional-format calcext:target-range-address="PlanningProjet.AW8:PlanningProjet.AX31">
            <calcext:condition calcext:apply-style-name="ConditionalStyle_5" calcext:value="formula-is(AND(début_tâche&lt;=[.AW$5];ROUNDDOWN((fin_tâche-début_tâche+1)*avancement_tâche;0)+début_tâche-1&gt;=[.AW$5]))" calcext:base-cell-address="PlanningProjet.AW8"/>
            <calcext:condition calcext:apply-style-name="ConditionalStyle_4" calcext:value="formula-is(AND(fin_tâche&gt;=[.AW$5];début_tâche&lt;[.AX$5]))" calcext:base-cell-address="PlanningProjet.AW8"/>
          </calcext:conditional-format>
          <calcext:conditional-format calcext:target-range-address="PlanningProjet.BD8:PlanningProjet.BE31">
            <calcext:condition calcext:apply-style-name="ConditionalStyle_6" calcext:value="formula-is(AND(TODAY()&gt;=[.BD$5];TODAY()&lt;[.BE$5]))" calcext:base-cell-address="PlanningProjet.BD8"/>
          </calcext:conditional-format>
          <calcext:conditional-format calcext:target-range-address="PlanningProjet.BD8:PlanningProjet.BE31">
            <calcext:condition calcext:apply-style-name="ConditionalStyle_5" calcext:value="formula-is(AND(début_tâche&lt;=[.BD$5];ROUNDDOWN((fin_tâche-début_tâche+1)*avancement_tâche;0)+début_tâche-1&gt;=[.BD$5]))" calcext:base-cell-address="PlanningProjet.BD8"/>
            <calcext:condition calcext:apply-style-name="ConditionalStyle_4" calcext:value="formula-is(AND(fin_tâche&gt;=[.BD$5];début_tâche&lt;[.BE$5]))" calcext:base-cell-address="PlanningProjet.BD8"/>
          </calcext:conditional-format>
          <calcext:conditional-format calcext:target-range-address="PlanningProjet.BK8:PlanningProjet.BL31">
            <calcext:condition calcext:apply-style-name="ConditionalStyle_6" calcext:value="formula-is(AND(TODAY()&gt;=[.BK$5];TODAY()&lt;[.BL$5]))" calcext:base-cell-address="PlanningProjet.BK8"/>
          </calcext:conditional-format>
          <calcext:conditional-format calcext:target-range-address="PlanningProjet.BK8:PlanningProjet.BL31">
            <calcext:condition calcext:apply-style-name="ConditionalStyle_5" calcext:value="formula-is(AND(début_tâche&lt;=[.BK$5];ROUNDDOWN((fin_tâche-début_tâche+1)*avancement_tâche;0)+début_tâche-1&gt;=[.BK$5]))" calcext:base-cell-address="PlanningProjet.BK8"/>
            <calcext:condition calcext:apply-style-name="ConditionalStyle_4" calcext:value="formula-is(AND(fin_tâche&gt;=[.BK$5];début_tâche&lt;[.BL$5]))" calcext:base-cell-address="PlanningProjet.BK8"/>
          </calcext:conditional-format>
          <calcext:conditional-format calcext:target-range-address="PlanningProjet.BR8:PlanningProjet.BS31">
            <calcext:condition calcext:apply-style-name="ConditionalStyle_6" calcext:value="formula-is(AND(TODAY()&gt;=[.BR$5];TODAY()&lt;[.BS$5]))" calcext:base-cell-address="PlanningProjet.BR8"/>
          </calcext:conditional-format>
          <calcext:conditional-format calcext:target-range-address="PlanningProjet.BR8:PlanningProjet.BS31">
            <calcext:condition calcext:apply-style-name="ConditionalStyle_5" calcext:value="formula-is(AND(début_tâche&lt;=[.BR$5];ROUNDDOWN((fin_tâche-début_tâche+1)*avancement_tâche;0)+début_tâche-1&gt;=[.BR$5]))" calcext:base-cell-address="PlanningProjet.BR8"/>
            <calcext:condition calcext:apply-style-name="ConditionalStyle_4" calcext:value="formula-is(AND(fin_tâche&gt;=[.BR$5];début_tâche&lt;[.BS$5]))" calcext:base-cell-address="PlanningProjet.BR8"/>
          </calcext:conditional-format>
          <calcext:conditional-format calcext:target-range-address="PlanningProjet.BY8:PlanningProjet.BZ31">
            <calcext:condition calcext:apply-style-name="ConditionalStyle_6" calcext:value="formula-is(AND(TODAY()&gt;=[.BY$5];TODAY()&lt;[.BZ$5]))" calcext:base-cell-address="PlanningProjet.BY8"/>
          </calcext:conditional-format>
          <calcext:conditional-format calcext:target-range-address="PlanningProjet.BY8:PlanningProjet.BZ31">
            <calcext:condition calcext:apply-style-name="ConditionalStyle_5" calcext:value="formula-is(AND(début_tâche&lt;=[.BY$5];ROUNDDOWN((fin_tâche-début_tâche+1)*avancement_tâche;0)+début_tâche-1&gt;=[.BY$5]))" calcext:base-cell-address="PlanningProjet.BY8"/>
            <calcext:condition calcext:apply-style-name="ConditionalStyle_4" calcext:value="formula-is(AND(fin_tâche&gt;=[.BY$5];début_tâche&lt;[.BZ$5]))" calcext:base-cell-address="PlanningProjet.BY8"/>
          </calcext:conditional-format>
          <calcext:conditional-format calcext:target-range-address="PlanningProjet.CF8:PlanningProjet.CG31">
            <calcext:condition calcext:apply-style-name="ConditionalStyle_6" calcext:value="formula-is(AND(TODAY()&gt;=[.CF$5];TODAY()&lt;[.CG$5]))" calcext:base-cell-address="PlanningProjet.CF8"/>
          </calcext:conditional-format>
          <calcext:conditional-format calcext:target-range-address="PlanningProjet.CF8:PlanningProjet.CG31">
            <calcext:condition calcext:apply-style-name="ConditionalStyle_5" calcext:value="formula-is(AND(début_tâche&lt;=[.CF$5];ROUNDDOWN((fin_tâche-début_tâche+1)*avancement_tâche;0)+début_tâche-1&gt;=[.CF$5]))" calcext:base-cell-address="PlanningProjet.CF8"/>
            <calcext:condition calcext:apply-style-name="ConditionalStyle_4" calcext:value="formula-is(AND(fin_tâche&gt;=[.CF$5];début_tâche&lt;[.CG$5]))" calcext:base-cell-address="PlanningProjet.CF8"/>
          </calcext:conditional-format>
          <calcext:conditional-format calcext:target-range-address="PlanningProjet.CM8:PlanningProjet.CN31">
            <calcext:condition calcext:apply-style-name="ConditionalStyle_6" calcext:value="formula-is(AND(TODAY()&gt;=[.CM$5];TODAY()&lt;[.CN$5]))" calcext:base-cell-address="PlanningProjet.CM8"/>
          </calcext:conditional-format>
          <calcext:conditional-format calcext:target-range-address="PlanningProjet.CM8:PlanningProjet.CN31">
            <calcext:condition calcext:apply-style-name="ConditionalStyle_5" calcext:value="formula-is(AND(début_tâche&lt;=[.CM$5];ROUNDDOWN((fin_tâche-début_tâche+1)*avancement_tâche;0)+début_tâche-1&gt;=[.CM$5]))" calcext:base-cell-address="PlanningProjet.CM8"/>
            <calcext:condition calcext:apply-style-name="ConditionalStyle_4" calcext:value="formula-is(AND(fin_tâche&gt;=[.CM$5];début_tâche&lt;[.CN$5]))" calcext:base-cell-address="PlanningProjet.CM8"/>
          </calcext:conditional-format>
          <calcext:conditional-format calcext:target-range-address="PlanningProjet.CT8:PlanningProjet.CU31">
            <calcext:condition calcext:apply-style-name="ConditionalStyle_6" calcext:value="formula-is(AND(TODAY()&gt;=[.CT$5];TODAY()&lt;[.CU$5]))" calcext:base-cell-address="PlanningProjet.CT8"/>
          </calcext:conditional-format>
          <calcext:conditional-format calcext:target-range-address="PlanningProjet.CT8:PlanningProjet.CU31">
            <calcext:condition calcext:apply-style-name="ConditionalStyle_5" calcext:value="formula-is(AND(début_tâche&lt;=[.CT$5];ROUNDDOWN((fin_tâche-début_tâche+1)*avancement_tâche;0)+début_tâche-1&gt;=[.CT$5]))" calcext:base-cell-address="PlanningProjet.CT8"/>
            <calcext:condition calcext:apply-style-name="ConditionalStyle_4" calcext:value="formula-is(AND(fin_tâche&gt;=[.CT$5];début_tâche&lt;[.CU$5]))" calcext:base-cell-address="PlanningProjet.CT8"/>
          </calcext:conditional-format>
          <calcext:conditional-format calcext:target-range-address="PlanningProjet.DA8:PlanningProjet.DB31">
            <calcext:condition calcext:apply-style-name="ConditionalStyle_6" calcext:value="formula-is(AND(TODAY()&gt;=[.DA$5];TODAY()&lt;[.DB$5]))" calcext:base-cell-address="PlanningProjet.DA8"/>
          </calcext:conditional-format>
          <calcext:conditional-format calcext:target-range-address="PlanningProjet.DA8:PlanningProjet.DB31">
            <calcext:condition calcext:apply-style-name="ConditionalStyle_5" calcext:value="formula-is(AND(début_tâche&lt;=[.DA$5];ROUNDDOWN((fin_tâche-début_tâche+1)*avancement_tâche;0)+début_tâche-1&gt;=[.DA$5]))" calcext:base-cell-address="PlanningProjet.DA8"/>
            <calcext:condition calcext:apply-style-name="ConditionalStyle_4" calcext:value="formula-is(AND(fin_tâche&gt;=[.DA$5];début_tâche&lt;[.DB$5]))" calcext:base-cell-address="PlanningProjet.DA8"/>
          </calcext:conditional-format>
          <calcext:conditional-format calcext:target-range-address="PlanningProjet.DH8:PlanningProjet.DI31">
            <calcext:condition calcext:apply-style-name="ConditionalStyle_6" calcext:value="formula-is(AND(TODAY()&gt;=[.DH$5];TODAY()&lt;[.DI$5]))" calcext:base-cell-address="PlanningProjet.DH8"/>
          </calcext:conditional-format>
          <calcext:conditional-format calcext:target-range-address="PlanningProjet.DH8:PlanningProjet.DI31">
            <calcext:condition calcext:apply-style-name="ConditionalStyle_5" calcext:value="formula-is(AND(début_tâche&lt;=[.DH$5];ROUNDDOWN((fin_tâche-début_tâche+1)*avancement_tâche;0)+début_tâche-1&gt;=[.DH$5]))" calcext:base-cell-address="PlanningProjet.DH8"/>
            <calcext:condition calcext:apply-style-name="ConditionalStyle_4" calcext:value="formula-is(AND(fin_tâche&gt;=[.DH$5];début_tâche&lt;[.DI$5]))" calcext:base-cell-address="PlanningProjet.DH8"/>
          </calcext:conditional-format>
          <calcext:conditional-format calcext:target-range-address="PlanningProjet.P8:PlanningProjet.P31">
            <calcext:condition calcext:apply-style-name="ConditionalStyle_6" calcext:value="formula-is(AND(TODAY()&gt;=[.P$5];TODAY()&lt;[.Q$5]))" calcext:base-cell-address="PlanningProjet.P8"/>
          </calcext:conditional-format>
          <calcext:conditional-format calcext:target-range-address="PlanningProjet.P8:PlanningProjet.P31">
            <calcext:condition calcext:apply-style-name="ConditionalStyle_5" calcext:value="formula-is(AND(début_tâche&lt;=[.P$5];ROUNDDOWN((fin_tâche-début_tâche+1)*avancement_tâche;0)+début_tâche-1&gt;=[.P$5]))" calcext:base-cell-address="PlanningProjet.P8"/>
            <calcext:condition calcext:apply-style-name="ConditionalStyle_4" calcext:value="formula-is(AND(fin_tâche&gt;=[.P$5];début_tâche&lt;[.Q$5]))" calcext:base-cell-address="PlanningProjet.P8"/>
          </calcext:conditional-format>
        </calcext:conditional-formats>
      </table:table>
      <table:table table:name="À propos de" table:style-name="ta2">
        <table:table-column table:style-name="co8" table:default-cell-style-name="ce103"/>
        <table:table-column table:style-name="co7" table:number-columns-repeated="1023" table:default-cell-style-name="ce34"/>
        <table:table-row table:style-name="ro3">
          <table:table-cell>
            <draw:a xlink:type="simple" xlink:href="https://www.vertex42.com/ExcelTemplates/simple-gantt-chart.html?utm_source=ms&amp;utm_medium=file&amp;utm_campaign=office&amp;utm_content=logo">
              <draw:frame table:end-cell-address="'À propos de'.A1" table:end-x="52.91mm" table:end-y="14.55mm" draw:z-index="0" draw:name="Image 1" draw:style-name="gr1" draw:text-style-name="P1" svg:width="52.91mm" svg:height="11.9mm" svg:x="0mm" svg:y="2.65mm">
                <draw:image xlink:href="Pictures/10000201000000C80000002DA259C03A3A847932.png" xlink:type="simple" xlink:show="embed" xlink:actuate="onLoad">
                  <text:p/>
                </draw:image>
              </draw:frame>
            </draw:a>
          </table:table-cell>
          <table:table-cell table:number-columns-repeated="1023"/>
        </table:table-row>
        <table:table-row table:style-name="ro4">
          <table:table-cell table:style-name="ce104" office:value-type="string" calcext:value-type="string">
            <text:p><text:a xlink:href="https://www.vertex42.com/ExcelTemplates/simple-gantt-chart.html?utm_source=ms&amp;utm_medium=file&amp;utm_campaign=office&amp;utm_content=text" xlink:type="simple">DIAGRAMME DE GANTT SIMPLE par Vertex42.com</text:a></text:p>
          </table:table-cell>
          <table:table-cell table:style-name="ce104"/>
          <table:table-cell table:style-name="ce111" table:number-columns-repeated="1022"/>
        </table:table-row>
        <table:table-row table:style-name="ro5">
          <table:table-cell table:style-name="ce105" office:value-type="string" calcext:value-type="string">
            <text:p><text:a xlink:href="https://www.vertex42.com/ExcelTemplates/simple-gantt-chart.html?utm_source=ms&amp;utm_medium=file&amp;utm_campaign=office&amp;utm_content=url" xlink:type="simple">https://www.vertex42.com/ExcelTemplates/simple-gantt-chart.html</text:a></text:p>
          </table:table-cell>
          <table:table-cell table:style-name="ce105"/>
          <table:table-cell table:style-name="ce112" table:number-columns-repeated="1022"/>
        </table:table-row>
        <table:table-row table:style-name="ro6">
          <table:table-cell table:style-name="ce106" office:value-type="string" calcext:value-type="string">
            <text:p>À propos de ce modèle</text:p>
          </table:table-cell>
          <table:table-cell table:style-name="ce110" table:number-columns-repeated="1023"/>
        </table:table-row>
        <table:table-row table:style-name="ro7">
          <table:table-cell table:style-name="ce107" office:value-type="string" calcext:value-type="string">
            <text:p>Ce modèle fournit un moyen simple de créer un diagramme de Gantt pour vous aider à visualiser et à suivre votre projet. Entrez simplement vos tâches et dates de début et de fin. Aucune formule n’est requise. Les barres du diagramme de Gantt représentent la durée de la tâche et s’affichent avec une mise en forme conditionnelle. Insérez de nouvelles tâches en insérant des lignes.</text:p>
          </table:table-cell>
          <table:table-cell table:number-columns-repeated="1023"/>
        </table:table-row>
        <table:table-row table:style-name="ro8">
          <table:table-cell table:style-name="ce106" office:value-type="string" calcext:value-type="string">
            <text:p>Instructions pour les lecteurs d’écran</text:p>
          </table:table-cell>
          <table:table-cell table:number-columns-repeated="1023"/>
        </table:table-row>
        <table:table-row table:style-name="ro9">
          <table:table-cell table:style-name="ce108" office:value-type="string" calcext:value-type="string">
            <text:p>Ce classeur contient 2 feuilles de calcul. </text:p>
            <text:p/>
            <text:p>PlanningProjet</text:p>
            <text:p>À propos de</text:p>
            <text:p/>
            <text:p>Les instructions relatives à chaque feuille de calcul figurent dans la colonne A à partir de la cellule A1. Elles sont rédigées en texte masqué. Chaque étape vous explique comment utiliser les informations décrites dans la ligne. Les étapes suivantes sont décrites dans les cellules A2, A3, etc. sauf mention contraire. Par exemple, l’instruction peut indiquer de « consulter la cellule A6 » pour l’étape suivante. </text:p>
            <text:p/>
            <text:p>Ce texte masqué n’est pas imprimé.</text:p>
            <text:p/>
            <text:p>Pour supprimer ces instructions de la feuille de calcul, supprimez simplement la colonne A.</text:p>
          </table:table-cell>
          <table:table-cell table:style-name="ce103" table:number-columns-repeated="1023"/>
        </table:table-row>
        <table:table-row table:style-name="ro6">
          <table:table-cell table:style-name="ce106" office:value-type="string" calcext:value-type="string">
            <text:p>Aide supplémentaire</text:p>
          </table:table-cell>
          <table:table-cell table:style-name="ce110" table:number-columns-repeated="1023"/>
        </table:table-row>
        <table:table-row table:style-name="ro10">
          <table:table-cell table:style-name="ce107" office:value-type="string" calcext:value-type="string">
            <text:p>Cliquez sur le lien ci-dessous pour visiter le site vertex42.com afin d’en savoir plus sur l’utilisation de ce modèle, par exemple, sur la façon de calculer des jours et des jours de travail, de créer des dépendances de tâches, de modifier les couleurs des barres, d’ajouter une barre de défilement pour faciliter le changement de semaine d’affichage, d’étendre la plage de dates affichée dans le diagramme, etc.</text:p>
          </table:table-cell>
          <table:table-cell table:number-columns-repeated="1023"/>
        </table:table-row>
        <table:table-row table:style-name="ro11">
          <table:table-cell table:style-name="ce109" office:value-type="string" calcext:value-type="string">
            <text:p><text:a xlink:href="https://www.vertex42.com/ExcelTemplates/simple-gantt-chart.html?utm_source=ms&amp;utm_medium=file&amp;utm_campaign=office&amp;utm_content=help" xlink:type="simple">Comment utiliser le diagramme de Gantt Simple</text:a></text:p>
          </table:table-cell>
          <table:table-cell table:style-name="ce103" table:number-columns-repeated="1023"/>
        </table:table-row>
        <table:table-row table:style-name="ro6">
          <table:table-cell table:style-name="ce106" office:value-type="string" calcext:value-type="string">
            <text:p>Autres modèles de gestion de projet</text:p>
          </table:table-cell>
          <table:table-cell table:style-name="ce110" table:number-columns-repeated="1023"/>
        </table:table-row>
        <table:table-row table:style-name="ro12">
          <table:table-cell table:style-name="ce107" office:value-type="string" calcext:value-type="string">
            <text:p>Visitez le site Vertex42.com pour télécharger d’autres modèles de gestion de projet, dont différents types de plannings de projet, diagrammes de Gantt, listes de tâches, etc.</text:p>
          </table:table-cell>
          <table:table-cell table:number-columns-repeated="1023"/>
        </table:table-row>
        <table:table-row table:style-name="ro11">
          <table:table-cell table:style-name="ce109" office:value-type="string" calcext:value-type="string">
            <text:p><text:a xlink:href="https://www.vertex42.com/ExcelTemplates/excel-project-management.html?utm_source=ms&amp;utm_medium=file&amp;utm_campaign=office&amp;utm_content=text" xlink:type="simple">Modèles de gestion de projet</text:a></text:p>
          </table:table-cell>
          <table:table-cell table:style-name="ce103" table:number-columns-repeated="1023"/>
        </table:table-row>
        <table:table-row table:style-name="ro6">
          <table:table-cell table:style-name="ce106" office:value-type="string" calcext:value-type="string">
            <text:p>À propos de Vertex42</text:p>
          </table:table-cell>
          <table:table-cell table:style-name="ce110" table:number-columns-repeated="1023"/>
        </table:table-row>
        <table:table-row table:style-name="ro13">
          <table:table-cell table:style-name="ce107" office:value-type="string" calcext:value-type="string">
            <text:p>Vertex42.com fournit plus de 300 modèles de feuilles de calcul de conception professionnelle à usage professionnel, personnel ou éducatif, dont la plupart peuvent être téléchargés gratuitement. La collection compte notamment différents calendriers, planificateurs et plannings, ainsi que des feuilles de calcul financières pour la budgétisation, la réduction d’endettement et l’amortissement de prêt.</text:p>
          </table:table-cell>
          <table:table-cell table:number-columns-repeated="1023"/>
        </table:table-row>
        <table:table-row table:style-name="ro14">
          <table:table-cell table:style-name="ce107" office:value-type="string" calcext:value-type="string">
            <text:p>Les entreprises trouveront également des modèles de facture, de feuille de temps, de suivi d’inventaire, d’états financiers et de planification de projet. Les enseignants et les étudiants pourront utiliser des ressources variées, notamment des emplois du temps, des carnets de notes et des feuilles de présence. Organisez votre vie famille avec des planificateurs de repas, des listes de contrôle et des journaux d’entraînement. Chaque modèle est minutieusement étudié, affiné et amélioré au fil du temps grâce aux commentaires de milliers d’utilisateurs.</text:p>
          </table:table-cell>
          <table:table-cell table:number-columns-repeated="1023"/>
        </table:table-row>
        <table:table-row table:style-name="ro15" table:number-rows-repeated="1048559">
          <table:table-cell table:number-columns-repeated="1024"/>
        </table:table-row>
        <table:table-row table:style-name="ro15">
          <table:table-cell table:number-columns-repeated="1024"/>
        </table:table-row>
      </table:table>
      <table:named-expressions>
        <table:named-range table:name="Début_Projet" table:base-cell-address="$PlanningProjet.$A$1" table:cell-range-address="$PlanningProjet.$E$3"/>
        <table:named-range table:name="Semaine_Affichage" table:base-cell-address="$PlanningProjet.$A$1" table:cell-range-address="$PlanningProjet.$E$4"/>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Calibri" svg:font-family="Calibri" style:font-family-generic="swiss"/>
    <style:font-face style:name="Calibri1"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fr" fo:country="FR"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percentage-style style:name="N10">
      <number:number number:decimal-places="0" loext:min-decimal-places="0" number:min-integer-digits="1"/>
      <number:text> %</number:text>
    </number:percentage-style>
    <number:number-style style:name="N111P0" style:volatile="true">
      <loext:text> </loext:text>
      <loext:fill-character> </loext:fill-character>
      <number:number number:decimal-places="0" loext:min-decimal-places="0" number:min-integer-digits="1" number:grouping="true"/>
      <number:text> € </number:text>
    </number:number-style>
    <number:number-style style:name="N111P1" style:volatile="true">
      <loext:text>-</loext:text>
      <loext:fill-character> </loext:fill-character>
      <number:number number:decimal-places="0" loext:min-decimal-places="0" number:min-integer-digits="1" number:grouping="true"/>
      <number:text> € </number:text>
    </number:number-style>
    <number:number-style style:name="N111P2" style:volatile="true">
      <loext:text> </loext:text>
      <loext:fill-character> </loext:fill-character>
      <number:text>- € </number:text>
    </number:number-style>
    <number:text-style style:name="N111">
      <number:text> </number:text>
      <number:text-content/>
      <number:text> </number:text>
      <style:map style:condition="value()&gt;0" style:apply-style-name="N111P0"/>
      <style:map style:condition="value()&lt;0" style:apply-style-name="N111P1"/>
      <style:map style:condition="value()=0" style:apply-style-name="N111P2"/>
    </number:text-style>
    <number:number-style style:name="N112P0" style:volatile="true">
      <loext:text> </loext:text>
      <loext:fill-character> </loext:fill-character>
      <number:number number:decimal-places="2" loext:min-decimal-places="2" number:min-integer-digits="1" number:grouping="true"/>
      <number:text> € </number:text>
    </number:number-style>
    <number:number-style style:name="N112P1" style:volatile="true">
      <loext:text>-</loext:text>
      <loext:fill-character> </loext:fill-character>
      <number:number number:decimal-places="2" loext:min-decimal-places="2" number:min-integer-digits="1" number:grouping="true"/>
      <number:text> € </number:text>
    </number:number-style>
    <number:number-style style:name="N112P2" style:volatile="true">
      <loext:text> </loext:text>
      <loext:fill-character> </loext:fill-character>
      <number:text>-</number:text>
      <number:number number:decimal-places="0" loext:min-decimal-places="0" number:min-integer-digits="0"/>
      <number:text> €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number:number-style style:name="N113P0" style:volatile="true">
      <loext:text> </loext:text>
      <loext:fill-character> </loext:fill-character>
      <number:number number:decimal-places="0" loext:min-decimal-places="0" number:min-integer-digits="1" number:grouping="true"/>
      <number:text> </number:text>
    </number:number-style>
    <number:number-style style:name="N113P1" style:volatile="true">
      <loext:text> </loext:text>
      <loext:fill-character> </loext:fill-character>
      <number:text>(</number:text>
      <number:number number:decimal-places="0" loext:min-decimal-places="0" number:min-integer-digits="1" number:grouping="true"/>
      <number:text>)</number:text>
    </number:number-style>
    <number:number-style style:name="N113P2" style:volatile="true">
      <loext:text> </loext:text>
      <loext:fill-character> </loext:fill-character>
      <number:text>- </number:text>
    </number:number-style>
    <number:text-style style:name="N113">
      <number:text> </number:text>
      <number:text-content/>
      <number:text> </number:text>
      <style:map style:condition="value()&gt;0" style:apply-style-name="N113P0"/>
      <style:map style:condition="value()&lt;0" style:apply-style-name="N113P1"/>
      <style:map style:condition="value()=0" style:apply-style-name="N113P2"/>
    </number:text-style>
    <number:number-style style:name="N114P0" style:volatile="true">
      <loext:text> </loext:text>
      <loext:fill-character> </loext:fill-character>
      <number:number number:decimal-places="2" loext:min-decimal-places="2" number:min-integer-digits="1" number:grouping="true"/>
      <number:text> </number:text>
    </number:number-style>
    <number:number-style style:name="N114P1" style:volatile="true">
      <loext:text> </loext:text>
      <loext:fill-character> </loext:fill-character>
      <number:text>(</number:text>
      <number:number number:decimal-places="2" loext:min-decimal-places="2" number:min-integer-digits="1" number:grouping="true"/>
      <number:text>)</number:text>
    </number:number-style>
    <number:number-style style:name="N114P2" style:volatile="true">
      <loext:text> </loext:text>
      <loext:fill-character> </loext:fill-character>
      <number:text>-</number:text>
      <number:number number:decimal-places="0" loext:min-decimal-places="0" number:min-integer-digits="0"/>
      <number:text>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date-style style:name="N115P0" style:volatile="true">
      <number:day/>
      <number:text>/</number:text>
      <number:month/>
      <number:text>/</number:text>
      <number:year/>
    </number:date-style>
    <number:text-style style:name="N115">
      <number:text-content/>
      <style:map style:condition="value()&lt;=1.79769313486232E+308" style:apply-style-name="N115P0"/>
    </number:text-style>
    <number:date-style style:name="N116">
      <number:day-of-week/>
      <number:text>, </number:text>
      <number:day/>
      <number:text>/</number:text>
      <number:month/>
      <number:text>/</number:text>
      <number:year number:style="long"/>
    </number:date-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date-style style:name="N117">
      <number:day/>
    </number:date-style>
    <number:number-style style:name="N10107P0" style:volatile="true" number:language="fr" number:country="FR">
      <number:number number:decimal-places="0" loext:min-decimal-places="0" number:min-integer-digits="1" number:grouping="true"/>
      <number:text> €</number:text>
    </number:number-style>
    <number:number-style style:name="N10107" number:language="fr" number:country="FR">
      <number:text>-</number:text>
      <number:number number:decimal-places="0" loext:min-decimal-places="0" number:min-integer-digits="1" number:grouping="true"/>
      <number:text> €</number:text>
      <style:map style:condition="value()&gt;=0" style:apply-style-name="N10107P0"/>
    </number:number-style>
    <number:number-style style:name="N10108P0" style:volatile="true" number:language="fr" number:country="FR">
      <number:number number:decimal-places="0" loext:min-decimal-places="0" number:min-integer-digits="1" number:grouping="true"/>
      <number:text> €</number:text>
    </number:number-style>
    <number:number-style style:name="N10108" number:language="fr" number:country="FR">
      <style:text-properties fo:color="#ff0000"/>
      <number:text>-</number:text>
      <number:number number:decimal-places="0" loext:min-decimal-places="0" number:min-integer-digits="1" number:grouping="true"/>
      <number:text> €</number:text>
      <style:map style:condition="value()&gt;=0" style:apply-style-name="N10108P0"/>
    </number:number-style>
    <number:number-style style:name="N10109P0" style:volatile="true" number:language="fr" number:country="FR">
      <number:number number:decimal-places="2" loext:min-decimal-places="2" number:min-integer-digits="1" number:grouping="true"/>
      <number:text> €</number:text>
    </number:number-style>
    <number:number-style style:name="N10109" number:language="fr" number:country="FR">
      <number:text>-</number:text>
      <number:number number:decimal-places="2" loext:min-decimal-places="2" number:min-integer-digits="1" number:grouping="true"/>
      <number:text> €</number:text>
      <style:map style:condition="value()&gt;=0" style:apply-style-name="N10109P0"/>
    </number:number-style>
    <number:number-style style:name="N10110P0" style:volatile="true" number:language="fr" number:country="FR">
      <number:number number:decimal-places="2" loext:min-decimal-places="2" number:min-integer-digits="1" number:grouping="true"/>
      <number:text> €</number:text>
    </number:number-style>
    <number:number-style style:name="N10110" number:language="fr" number:country="FR">
      <style:text-properties fo:color="#ff0000"/>
      <number:text>-</number:text>
      <number:number number:decimal-places="2" loext:min-decimal-places="2" number:min-integer-digits="1" number:grouping="true"/>
      <number:text> €</number:text>
      <style:map style:condition="value()&gt;=0" style:apply-style-name="N10110P0"/>
    </number:number-style>
    <number:date-style style:name="N10111" number:language="fr" number:country="FR">
      <number:day number:style="long"/>
      <number:text>-</number:text>
      <number:month number:textual="true"/>
      <number:text>-</number:text>
      <number:year/>
    </number:date-style>
    <number:date-style style:name="N10112" number:language="fr" number:country="FR">
      <number:day number:style="long"/>
      <number:text>-</number:text>
      <number:month number:textual="true"/>
    </number:date-style>
    <number:date-style style:name="N10113" number:language="fr" number:country="FR">
      <number:month number:textual="true"/>
      <number:text>-</number:text>
      <number:year/>
    </number:date-style>
    <number:time-style style:name="N10114" number:language="fr" number:country="FR">
      <number:hours/>
      <number:text>:</number:text>
      <number:minutes number:style="long"/>
      <number:text> </number:text>
      <number:am-pm/>
    </number:time-style>
    <number:time-style style:name="N10115" number:language="fr" number:country="FR">
      <number:hours/>
      <number:text>:</number:text>
      <number:minutes number:style="long"/>
      <number:text>:</number:text>
      <number:seconds number:style="long"/>
      <number:text> </number:text>
      <number:am-pm/>
    </number:time-style>
    <number:date-style style:name="N10116"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fr" number:country="FR">
      <number:number number:decimal-places="0" loext:min-decimal-places="0" number:min-integer-digits="1" number:grouping="true"/>
      <number:text>   </number:text>
    </number:number-style>
    <number:number-style style:name="N10117" number:language="fr" number:country="FR">
      <number:text>-</number:text>
      <number:number number:decimal-places="0" loext:min-decimal-places="0" number:min-integer-digits="1" number:grouping="true"/>
      <number:text>   </number:text>
      <style:map style:condition="value()&gt;=0" style:apply-style-name="N10117P0"/>
    </number:number-style>
    <number:number-style style:name="N10118P0" style:volatile="true" number:language="fr" number:country="FR">
      <number:number number:decimal-places="0" loext:min-decimal-places="0" number:min-integer-digits="1" number:grouping="true"/>
      <number:text>   </number:text>
    </number:number-style>
    <number:number-style style:name="N10118" number:language="fr" number:country="FR">
      <style:text-properties fo:color="#ff0000"/>
      <number:text>-</number:text>
      <number:number number:decimal-places="0" loext:min-decimal-places="0" number:min-integer-digits="1" number:grouping="true"/>
      <number:text>   </number:text>
      <style:map style:condition="value()&gt;=0" style:apply-style-name="N10118P0"/>
    </number:number-style>
    <number:number-style style:name="N10119P0" style:volatile="true" number:language="fr" number:country="FR">
      <number:number number:decimal-places="2" loext:min-decimal-places="2" number:min-integer-digits="1" number:grouping="true"/>
      <number:text>   </number:text>
    </number:number-style>
    <number:number-style style:name="N10119" number:language="fr" number:country="FR">
      <number:text>-</number:text>
      <number:number number:decimal-places="2" loext:min-decimal-places="2" number:min-integer-digits="1" number:grouping="true"/>
      <number:text>   </number:text>
      <style:map style:condition="value()&gt;=0" style:apply-style-name="N10119P0"/>
    </number:number-style>
    <number:number-style style:name="N10120P0" style:volatile="true" number:language="fr" number:country="FR">
      <number:number number:decimal-places="2" loext:min-decimal-places="2" number:min-integer-digits="1" number:grouping="true"/>
      <number:text>   </number:text>
    </number:number-style>
    <number:number-style style:name="N10120" number:language="fr" number:country="FR">
      <style:text-properties fo:color="#ff0000"/>
      <number:text>-</number:text>
      <number:number number:decimal-places="2" loext:min-decimal-places="2" number:min-integer-digits="1" number:grouping="true"/>
      <number:text>   </number:text>
      <style:map style:condition="value()&gt;=0" style:apply-style-name="N10120P0"/>
    </number:number-style>
    <number:number-style style:name="N10121P0" style:volatile="true" number:language="fr" number:country="FR">
      <loext:text> </loext:text>
      <loext:fill-character> </loext:fill-character>
      <number:number number:decimal-places="0" loext:min-decimal-places="0" number:min-integer-digits="1" number:grouping="true"/>
      <number:text>    </number:text>
    </number:number-style>
    <number:number-style style:name="N10121P1" style:volatile="true" number:language="fr" number:country="FR">
      <loext:text>-</loext:text>
      <loext:fill-character> </loext:fill-character>
      <number:number number:decimal-places="0" loext:min-decimal-places="0" number:min-integer-digits="1" number:grouping="true"/>
      <number:text>    </number:text>
    </number:number-style>
    <number:number-style style:name="N10121P2" style:volatile="true" number:language="fr" number:country="FR">
      <loext:text> </loext:text>
      <loext:fill-character> </loext:fill-character>
      <number:text>-    </number:text>
    </number:number-style>
    <number:text-style style:name="N10121" number:language="fr" number:country="FR">
      <number:text> </number:text>
      <number:text-content/>
      <number:text> </number:text>
      <style:map style:condition="value()&gt;0" style:apply-style-name="N10121P0"/>
      <style:map style:condition="value()&lt;0" style:apply-style-name="N10121P1"/>
      <style:map style:condition="value()=0" style:apply-style-name="N10121P2"/>
    </number:text-style>
    <number:number-style style:name="N10122P0" style:volatile="true" number:language="fr" number:country="FR">
      <loext:text> </loext:text>
      <loext:fill-character> </loext:fill-character>
      <number:number number:decimal-places="0" loext:min-decimal-places="0" number:min-integer-digits="1" number:grouping="true"/>
      <number:text> € </number:text>
    </number:number-style>
    <number:number-style style:name="N10122P1" style:volatile="true" number:language="fr" number:country="FR">
      <loext:text>-</loext:text>
      <loext:fill-character> </loext:fill-character>
      <number:number number:decimal-places="0" loext:min-decimal-places="0" number:min-integer-digits="1" number:grouping="true"/>
      <number:text> € </number:text>
    </number:number-style>
    <number:number-style style:name="N10122P2" style:volatile="true" number:language="fr" number:country="FR">
      <loext:text> </loext:text>
      <loext:fill-character> </loext:fill-character>
      <number:text>- € </number:text>
    </number:number-style>
    <number:text-style style:name="N10122" number:language="fr" number:country="FR">
      <number:text> </number:text>
      <number:text-content/>
      <number:text> </number:text>
      <style:map style:condition="value()&gt;0" style:apply-style-name="N10122P0"/>
      <style:map style:condition="value()&lt;0" style:apply-style-name="N10122P1"/>
      <style:map style:condition="value()=0" style:apply-style-name="N10122P2"/>
    </number:text-style>
    <number:number-style style:name="N10123P0" style:volatile="true" number:language="fr" number:country="FR">
      <loext:text> </loext:text>
      <loext:fill-character> </loext:fill-character>
      <number:number number:decimal-places="2" loext:min-decimal-places="2" number:min-integer-digits="1" number:grouping="true"/>
      <number:text>    </number:text>
    </number:number-style>
    <number:number-style style:name="N10123P1" style:volatile="true" number:language="fr" number:country="FR">
      <loext:text>-</loext:text>
      <loext:fill-character> </loext:fill-character>
      <number:number number:decimal-places="2" loext:min-decimal-places="2" number:min-integer-digits="1" number:grouping="true"/>
      <number:text>    </number:text>
    </number:number-style>
    <number:number-style style:name="N10123P2" style:volatile="true" number:language="fr" number:country="FR">
      <loext:text> </loext:text>
      <loext:fill-character> </loext:fill-character>
      <number:text>-</number:text>
      <number:number number:decimal-places="0" loext:min-decimal-places="0" number:min-integer-digits="0"/>
      <number:text>    </number:text>
    </number:number-style>
    <number:text-style style:name="N10123" number:language="fr" number:country="FR">
      <number:text> </number:text>
      <number:text-content/>
      <number:text> </number:text>
      <style:map style:condition="value()&gt;0" style:apply-style-name="N10123P0"/>
      <style:map style:condition="value()&lt;0" style:apply-style-name="N10123P1"/>
      <style:map style:condition="value()=0" style:apply-style-name="N10123P2"/>
    </number:text-style>
    <number:number-style style:name="N10124P0" style:volatile="true" number:language="fr" number:country="FR">
      <loext:text> </loext:text>
      <loext:fill-character> </loext:fill-character>
      <number:number number:decimal-places="2" loext:min-decimal-places="2" number:min-integer-digits="1" number:grouping="true"/>
      <number:text> € </number:text>
    </number:number-style>
    <number:number-style style:name="N10124P1" style:volatile="true" number:language="fr" number:country="FR">
      <loext:text>-</loext:text>
      <loext:fill-character> </loext:fill-character>
      <number:number number:decimal-places="2" loext:min-decimal-places="2" number:min-integer-digits="1" number:grouping="true"/>
      <number:text> € </number:text>
    </number:number-style>
    <number:number-style style:name="N10124P2" style:volatile="true" number:language="fr" number:country="FR">
      <loext:text> </loext:text>
      <loext:fill-character> </loext:fill-character>
      <number:text>-</number:text>
      <number:number number:decimal-places="0" loext:min-decimal-places="0" number:min-integer-digits="0"/>
      <number:text> € </number:text>
    </number:number-style>
    <number:text-style style:name="N10124" number:language="fr" number:country="FR">
      <number:text> </number:text>
      <number:text-content/>
      <number:text> </number:text>
      <style:map style:condition="value()&gt;0" style:apply-style-name="N10124P0"/>
      <style:map style:condition="value()&lt;0" style:apply-style-name="N10124P1"/>
      <style:map style:condition="value()=0" style:apply-style-name="N10124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style:font-family-asian="'Noto Sans CJK SC'" style:font-family-generic-asian="system" style:font-pitch-asian="variable"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Date" style:family="table-cell" style:parent-style-name="Default" style:data-style-name="N115">
      <style:table-cell-properties fo:border-bottom="1.76pt solid #d9d9d9"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Début_20_du_20_projet" style:display-name="Début du projet" style:family="table-cell" style:parent-style-name="Default" style:data-style-name="N116">
      <style:table-cell-properties style:cell-protect="protected" style:print-content="true" style:diagonal-bl-tr="none" style:diagonal-tl-br="none" style:text-align-source="fix" style:repeat-content="false" fo:background-color="transparent" fo:wrap-option="no-wrap" fo:border="0.74pt solid #a6a6a6"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20_25__20_-_20_Accent1" style:display-name="Excel Built-in 20% - Accent1" style:family="table-cell" style:parent-style-name="Default">
      <style:table-cell-properties fo:background-color="#dce6f2"/>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20_25__20_-_20_Accent2" style:display-name="Excel Built-in 20% - Accent2" style:family="table-cell" style:parent-style-name="Default">
      <style:table-cell-properties fo:background-color="#f2dcdb"/>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20_25__20_-_20_Accent3" style:display-name="Excel Built-in 20% - Accent3" style:family="table-cell" style:parent-style-name="Default">
      <style:table-cell-properties fo:background-color="#ebf1d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20_25__20_-_20_Accent4" style:display-name="Excel Built-in 20% - Accent4" style:family="table-cell" style:parent-style-name="Default">
      <style:table-cell-properties fo:background-color="#e6e0e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20_25__20_-_20_Accent5" style:display-name="Excel Built-in 20% - Accent5" style:family="table-cell" style:parent-style-name="Default">
      <style:table-cell-properties fo:background-color="#dbeef4"/>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20_25__20_-_20_Accent6" style:display-name="Excel Built-in 20% - Accent6" style:family="table-cell" style:parent-style-name="Default">
      <style:table-cell-properties fo:background-color="#fdeada"/>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40_25__20_-_20_Accent1" style:display-name="Excel Built-in 40% - Accent1" style:family="table-cell" style:parent-style-name="Default">
      <style:table-cell-properties fo:background-color="#b9cde5"/>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40_25__20_-_20_Accent2" style:display-name="Excel Built-in 40% - Accent2" style:family="table-cell" style:parent-style-name="Default">
      <style:table-cell-properties fo:background-color="#e6b9b8"/>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40_25__20_-_20_Accent3" style:display-name="Excel Built-in 40% - Accent3" style:family="table-cell" style:parent-style-name="Default">
      <style:table-cell-properties fo:background-color="#d7e4bd"/>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40_25__20_-_20_Accent4" style:display-name="Excel Built-in 40% - Accent4" style:family="table-cell" style:parent-style-name="Default">
      <style:table-cell-properties fo:background-color="#ccc1da"/>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40_25__20_-_20_Accent5" style:display-name="Excel Built-in 40% - Accent5" style:family="table-cell" style:parent-style-name="Default">
      <style:table-cell-properties fo:background-color="#b7dee8"/>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40_25__20_-_20_Accent6" style:display-name="Excel Built-in 40% - Accent6" style:family="table-cell" style:parent-style-name="Default">
      <style:table-cell-properties fo:background-color="#fcd5b5"/>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60_25__20_-_20_Accent1" style:display-name="Excel Built-in 60% - Accent1" style:family="table-cell" style:parent-style-name="Default">
      <style:table-cell-properties fo:background-color="#95b3d7"/>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60_25__20_-_20_Accent2" style:display-name="Excel Built-in 60% - Accent2" style:family="table-cell" style:parent-style-name="Default">
      <style:table-cell-properties fo:background-color="#d99694"/>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60_25__20_-_20_Accent3" style:display-name="Excel Built-in 60% - Accent3" style:family="table-cell" style:parent-style-name="Default">
      <style:table-cell-properties fo:background-color="#c3d69b"/>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60_25__20_-_20_Accent4" style:display-name="Excel Built-in 60% - Accent4" style:family="table-cell" style:parent-style-name="Default">
      <style:table-cell-properties fo:background-color="#b3a2c7"/>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60_25__20_-_20_Accent5" style:display-name="Excel Built-in 60% - Accent5" style:family="table-cell" style:parent-style-name="Default">
      <style:table-cell-properties fo:background-color="#93cddd"/>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60_25__20_-_20_Accent6" style:display-name="Excel Built-in 60% - Accent6" style:family="table-cell" style:parent-style-name="Default">
      <style:table-cell-properties fo:background-color="#fac09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Accent1" style:display-name="Excel Built-in Accent1" style:family="table-cell" style:parent-style-name="Default">
      <style:table-cell-properties fo:background-color="#4f81bd"/>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Accent2" style:display-name="Excel Built-in Accent2" style:family="table-cell" style:parent-style-name="Default">
      <style:table-cell-properties fo:background-color="#c0504d"/>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Accent3" style:display-name="Excel Built-in Accent3" style:family="table-cell" style:parent-style-name="Default">
      <style:table-cell-properties fo:background-color="#9bbb5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Accent4" style:display-name="Excel Built-in Accent4" style:family="table-cell" style:parent-style-name="Default">
      <style:table-cell-properties fo:background-color="#8064a2"/>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Accent5" style:display-name="Excel Built-in Accent5" style:family="table-cell" style:parent-style-name="Default">
      <style:table-cell-properties fo:background-color="#4bacc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Accent6" style:display-name="Excel Built-in Accent6" style:family="table-cell" style:parent-style-name="Default">
      <style:table-cell-properties fo:background-color="#f7964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Bad" style:display-name="Excel Built-in Bad" style:family="table-cell" style:parent-style-name="Default">
      <style:table-cell-properties fo:background-color="#ffc7ce"/>
      <style:text-properties fo:color="#9c000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Calculation" style:display-name="Excel Built-in Calculation" style:family="table-cell" style:parent-style-name="Default">
      <style:table-cell-properties fo:background-color="#f2f2f2" style:diagonal-bl-tr="none" style:diagonal-tl-br="none" fo:border="0.74pt solid #7f7f7f"/>
      <style:text-properties fo:color="#fa7d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Check_20_Cell" style:display-name="Excel Built-in Check Cell" style:family="table-cell" style:parent-style-name="Default">
      <style:table-cell-properties fo:background-color="#a5a5a5" style:diagonal-bl-tr="none" style:diagonal-tl-br="none" fo:border="1.76pt double-thin #3f3f3f" style:border-line-width="0.18mm 0.26mm 0.18m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Comma" style:display-name="Excel Built-in Comma" style:family="table-cell" style:parent-style-name="Default" style:data-style-name="N114">
      <style:table-cell-properties style:diagonal-bl-tr="none" style:diagonal-tl-br="none" fo:border="0.74pt solid #a6a6a6"/>
    </style:style>
    <style:style style:name="Excel_20_Built-in_20_Comma_20__5b_0_5d_" style:display-name="Excel Built-in Comma [0]" style:family="table-cell" style:parent-style-name="Default" style:data-style-name="N113"/>
    <style:style style:name="Excel_20_Built-in_20_Currency" style:display-name="Excel Built-in Currency" style:family="table-cell" style:parent-style-name="Default" style:data-style-name="N112"/>
    <style:style style:name="Excel_20_Built-in_20_Currency_20__5b_0_5d_" style:display-name="Excel Built-in Currency [0]" style:family="table-cell" style:parent-style-name="Default" style:data-style-name="N111"/>
    <style:style style:name="Excel_20_Built-in_20_Explanatory_20_Text" style:display-name="Excel Built-in Explanatory Text" style:family="table-cell" style:parent-style-name="Default">
      <style:text-properties fo:color="#7f7f7f"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name-complex="Calibri" style:font-family-complex="Calibri" style:font-family-generic-complex="swiss" style:font-size-complex="11pt" style:font-style-complex="italic" style:font-weight-complex="normal"/>
    </style:style>
    <style:style style:name="Excel_20_Built-in_20_Followed_20_Hyperlink" style:display-name="Excel Built-in Followed Hyperlink" style:family="table-cell" style:parent-style-name="Default">
      <style:text-properties fo:color="#800080"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Heading_20_1" style:display-name="Excel Built-in Heading 1" style:family="table-cell" style:parent-style-name="Default">
      <style:table-cell-properties style:diagonal-bl-tr="none" style:diagonal-tl-br="none" fo:border="none"/>
      <style:text-properties fo:color="#000000" style:text-outline="false" style:text-line-through-style="none" style:text-line-through-type="none" style:font-name="Calibri" fo:font-family="Calibri" style:font-family-generic="swiss" fo:font-size="14pt" fo:font-style="normal" fo:text-shadow="none" style:text-underline-style="none" fo:font-weight="normal" style:font-size-asian="14pt" style:font-style-asian="normal" style:font-weight-asian="normal" style:font-name-complex="Calibri" style:font-family-complex="Calibri" style:font-family-generic-complex="swiss" style:font-size-complex="14pt" style:font-style-complex="normal" style:font-weight-complex="normal"/>
    </style:style>
    <style:style style:name="Excel_20_Built-in_20_Heading_20_2" style:display-name="Excel Built-in Heading 2"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family="Calibri" style:font-family-generic="swiss" fo:font-size="14pt" fo:font-style="normal" fo:text-shadow="none" style:text-underline-style="none" fo:font-weight="normal" style:font-size-asian="14pt" style:font-style-asian="normal" style:font-weight-asian="normal" style:font-name-complex="Calibri" style:font-family-complex="Calibri" style:font-family-generic-complex="swiss" style:font-size-complex="14pt" style:font-style-complex="normal" style:font-weight-complex="normal"/>
    </style:style>
    <style:style style:name="Excel_20_Built-in_20_Heading_20_3" style:display-name="Excel Built-in Heading 3"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6.51m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Heading_20_4" style:display-name="Excel Built-in Heading 4" style:family="table-cell" style:parent-style-name="Default">
      <style:text-properties fo:color="#1f497d"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Hyperlink" style:display-name="Excel Built-in Hyperlink" style:family="table-cell" style:parent-style-name="Default">
      <style:text-properties fo:color="#0000ff" style:text-outline="false" style:text-line-through-style="none" style:text-line-through-type="none" style:font-name="Arial" fo:font-family="Arial" style:font-family-generic="swiss" fo:font-size="11pt" fo:font-style="normal" fo:text-shadow="none" style:text-underline-style="solid" style:text-underline-width="auto" style:text-underline-color="font-color" fo:font-weight="normal" style:font-size-asian="11pt" style:font-style-asian="normal" style:font-weight-asian="normal" style:font-name-complex="Arial" style:font-family-complex="Arial" style:font-family-generic-complex="swiss" style:font-size-complex="11pt" style:font-style-complex="normal" style:font-weight-complex="normal"/>
    </style:style>
    <style:style style:name="Excel_20_Built-in_20_Input" style:display-name="Excel Built-in Input" style:family="table-cell" style:parent-style-name="Default">
      <style:table-cell-properties fo:background-color="#ffcc99" style:diagonal-bl-tr="none" style:diagonal-tl-br="none" fo:border="0.74pt solid #7f7f7f"/>
      <style:text-properties fo:color="#3f3f7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Linked_20_Cell" style:display-name="Excel Built-in Linked Cell" style:family="table-cell" style:parent-style-name="Default">
      <style:table-cell-properties fo:border-bottom="1.76pt double-thin #ff8001" style:border-line-width-bottom="0.18mm 0.26mm 0.18mm" style:diagonal-bl-tr="none" style:diagonal-tl-br="none" fo:border-left="none" fo:border-right="none" fo:border-top="none"/>
      <style:text-properties fo:color="#fa7d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Neutral" style:display-name="Excel Built-in Neutral" style:family="table-cell" style:parent-style-name="Default">
      <style:table-cell-properties fo:background-color="#ffeb9c"/>
      <style:text-properties fo:color="#9c57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Note" style:display-name="Excel Built-in Note" style:family="table-cell" style:parent-style-name="Default">
      <style:table-cell-properties fo:background-color="#ffffcc" style:diagonal-bl-tr="none" style:diagonal-tl-br="none" fo:border="0.74pt solid #b2b2b2"/>
    </style:style>
    <style:style style:name="Excel_20_Built-in_20_Output" style:display-name="Excel Built-in Output" style:family="table-cell" style:parent-style-name="Default">
      <style:table-cell-properties fo:background-color="#f2f2f2" style:diagonal-bl-tr="none" style:diagonal-tl-br="none" fo:border="0.74pt solid #3f3f3f"/>
      <style:text-properties fo:color="#3f3f3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Percent" style:display-name="Excel Built-in Percent" style:family="table-cell" style:parent-style-name="Default" style:data-style-name="N10"/>
    <style:style style:name="Excel_20_Built-in_20_Title" style:display-name="Excel Built-in Title" style:family="table-cell" style:parent-style-name="Default">
      <style:text-properties fo:color="#595959" style:text-outline="false" style:text-line-through-style="none" style:text-line-through-type="none" style:font-name="Calibri" fo:font-family="Calibri" style:font-family-generic="swiss" fo:font-size="22pt" fo:font-style="normal" fo:text-shadow="none" style:text-underline-style="none" fo:font-weight="bold" style:font-size-asian="22pt" style:font-style-asian="normal" style:font-weight-asian="bold" style:font-name-complex="Calibri" style:font-family-complex="Calibri" style:font-family-generic-complex="swiss" style:font-size-complex="22pt" style:font-style-complex="normal" style:font-weight-complex="bold"/>
    </style:style>
    <style:style style:name="Excel_20_Built-in_20_Total" style:display-name="Excel Built-in Total" style:family="table-cell" style:parent-style-name="Default">
      <style:table-cell-properties fo:border-bottom="1.76pt double-thin #4f81bd" style:border-line-width-bottom="0.18mm 0.26mm 0.18mm" style:diagonal-bl-tr="none" style:diagonal-tl-br="none" fo:border-left="none" fo:border-right="none" fo:border-top="0.74pt solid #4f81bd"/>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Warning_20_Text" style:display-name="Excel Built-in Warning Text"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Nom" style:family="table-cell" style:parent-style-name="Default" style:data-style-name="N0">
      <style:table-cell-properties fo:border-bottom="1.76pt solid #d9d9d9"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Tâche" style:family="table-cell" style:parent-style-name="Default" style:data-style-name="N0">
      <style:table-cell-properties fo:border-bottom="1.76pt solid #d9d9d9"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13.02m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zTexteMasqué"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ConditionalStyle_5f_6" style:display-name="ConditionalStyle_6" style:family="table-cell" style:parent-style-name="Default">
      <style:table-cell-properties fo:border-bottom="none" fo:border-left="0.74pt solid #c00000" fo:border-right="0.74pt solid #c00000" fo:border-top="none"/>
    </style:style>
    <style:style style:name="ConditionalStyle_5f_5" style:display-name="ConditionalStyle_5" style:family="table-cell" style:parent-style-name="Default">
      <style:table-cell-properties fo:background-color="#a6a6a6"/>
    </style:style>
    <style:style style:name="ConditionalStyle_5f_4" style:display-name="ConditionalStyle_4" style:family="table-cell" style:parent-style-name="Default">
      <style:table-cell-properties fo:background-color="#8064a2" fo:border="none"/>
    </style:style>
    <style:style style:name="ConditionalStyle_5f_3" style:display-name="ConditionalStyle_3" style:family="table-cell" style:parent-style-name="Default">
      <style:table-cell-properties fo:border-bottom="none" fo:border-left="0.74pt solid #c00000" fo:border-right="0.74pt solid #c00000" fo:border-top="none"/>
    </style:style>
    <style:style style:name="ConditionalStyle_5f_2" style:display-name="ConditionalStyle_2" style:family="table-cell" style:parent-style-name="Default">
      <style:table-cell-properties fo:background-color="#a6a6a6"/>
    </style:style>
    <style:style style:name="ConditionalStyle_5f_1" style:display-name="ConditionalStyle_1" style:family="table-cell" style:parent-style-name="Default">
      <style:table-cell-properties fo:background-color="#8064a2" fo:border="none"/>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8.89mm" fo:margin-bottom="7.62mm" fo:margin-left="8.89mm" fo:margin-right="8.89mm" style:print-page-order="ttb" style:first-page-number="continue" loext:scale-to-X="1" style:table-centering="horizontal" style:writing-mode="lr-tb" style:print="charts drawings objects zero-values"/>
      <style:header-style>
        <style:header-footer-properties fo:min-height="7.5mm" fo:margin-left="0mm" fo:margin-right="0mm" fo:margin-bottom="2.5mm"/>
      </style:header-style>
      <style:footer-style>
        <style:header-footer-properties fo:min-height="5.08mm" fo:margin-left="0mm" fo:margin-right="0mm" fo:margin-top="1.2mm"/>
      </style:footer-style>
    </style:page-layout>
    <style:style style:name="MT1" style:family="text">
      <style:text-properties fo:color="#000000" style:text-outline="false" style:text-line-through-style="none" style:text-line-through-type="none" style:text-position="0% 100%"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03">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À_20_propos_20_de" style:display-name="PageStyle_À propos de" style:page-layout-name="Mpm3">
      <style:header style:display="false"/>
      <style:header-left style:display="false"/>
      <style:footer>
        <text:p><text:span text:style-name="MT1">Page </text:span><text:span text:style-name="MT1"><text:page-number>1</text:page-number></text:span><text:span text:style-name="MT1"><text:s/>of </text:span><text:span text:style-name="MT1"><text:page-count>99</text:page-count></text:span></text:p>
      </style:footer>
      <style:footer-left style:display="false"/>
    </style:master-page>
    <style:master-page style:name="PageStyle_5f_PlanningProjet" style:display-name="PageStyle_PlanningProjet" style:page-layout-name="Mpm3">
      <style:header style:display="false"/>
      <style:header-left style:display="false"/>
      <style:footer>
        <text:p><text:span text:style-name="MT1">Page </text:span><text:span text:style-name="MT1"><text:page-number>1</text:page-number></text:span><text:span text:style-name="MT1"><text:s/>of </text:span><text:span text:style-name="MT1"><text:page-count>99</text:page-count></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9T17:17:03</meta:creation-date>
    <dc:date>2020-06-03T12:26:04.769137131</dc:date>
    <meta:generator>LibreOffice/6.0.7.3$Linux_X86_64 LibreOffice_project/00m0$Build-3</meta:generator>
    <meta:editing-duration>PT4M37S</meta:editing-duration>
    <meta:editing-cycles>3</meta:editing-cycles>
    <meta:document-statistic meta:table-count="2" meta:cell-count="370" meta:object-count="1"/>
    <meta:user-defined meta:name="AppVersion">16.0300</meta:user-defined>
    <meta:user-defined meta:name="ContentTypeId">0x010100D899EE22190EBC4DB0B71B49A445771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